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100.21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129.17mm"/>
    </style:style>
    <style:style style:name="co10" style:family="table-column">
      <style:table-column-properties fo:break-before="auto" style:column-width="10.42mm"/>
    </style:style>
    <style:style style:name="co11" style:family="table-column">
      <style:table-column-properties fo:break-before="auto" style:column-width="26.9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3mm" fo:break-before="auto" style:use-optimal-row-height="false"/>
    </style:style>
    <style:style style:name="ro2" style:family="table-row">
      <style:table-row-properties style:row-height="15.01mm" fo:break-before="auto" style:use-optimal-row-height="false"/>
    </style:style>
    <style:style style:name="ro3" style:family="table-row">
      <style:table-row-properties style:row-height="19.51mm" fo:break-before="auto" style:use-optimal-row-height="false"/>
    </style:style>
    <style:style style:name="ro4" style:family="table-row">
      <style:table-row-properties style:row-height="10.51mm" fo:break-before="auto" style:use-optimal-row-height="false"/>
    </style:style>
    <style:style style:name="ro5" style:family="table-row">
      <style:table-row-properties style:row-height="24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style:rotation-align="bottom" style:shrink-to-fit="fals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dblp_ec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in idea</text:p>
          </table:table-cell>
          <table:table-cell office:value-type="string" calcext:value-type="string">
            <text:p>Pre-process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table:number-columns-repeated="1013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rincipal Component Analysis as a Tool for Analyzing Beat-to-Beat Changes in ECG Features: Application to ECG-Derived Respiration.</text:p>
          </table:table-cell>
          <table:table-cell table:number-columns-repeated="5"/>
          <table:table-cell office:value-type="string" calcext:value-type="string">
            <text:p>http://dblp.org/rec/journals/tbe/LangleyBM10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Methodology for Assessing the Bounded-Input Bounded-Output Instability in QT Interval Dynamics: Application to Clinical ECG With Ventricular Tachycardia.</text:p>
          </table:table-cell>
          <table:table-cell table:number-columns-repeated="5"/>
          <table:table-cell office:value-type="string" calcext:value-type="string">
            <text:p>http://dblp.org/rec/journals/tbe/ChenT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spiration Effect on Wavelet-Based ECG T-Wave End Delineation Strategies.</text:p>
          </table:table-cell>
          <table:table-cell table:number-columns-repeated="5"/>
          <table:table-cell office:value-type="string" calcext:value-type="string">
            <text:p>http://dblp.org/rec/journals/tbe/NoriegaMLBA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NT/PDMS Composite Flexible Dry Electrodesfor Long-Term ECG Monitoring.</text:p>
          </table:table-cell>
          <table:table-cell table:number-columns-repeated="5"/>
          <table:table-cell office:value-type="string" calcext:value-type="string">
            <text:p>http://dblp.org/rec/journals/tbe/JungMBLCHL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utomatic Motion and Noise Artifact Detection in Holter ECG Data Using Empirical Mode Decomposition and Statistical Approaches.</text:p>
          </table:table-cell>
          <table:table-cell table:number-columns-repeated="5"/>
          <table:table-cell office:value-type="string" calcext:value-type="string">
            <text:p>http://dblp.org/rec/journals/tbe/LeeMMC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stationary Harmonic Modeling for ECG Removal in Surface EMG Signals.</text:p>
          </table:table-cell>
          <table:table-cell table:number-columns-repeated="5"/>
          <table:table-cell office:value-type="string" calcext:value-type="string">
            <text:p>http://dblp.org/rec/journals/tbe/ZivanovicG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On the Detection of Myocadial Scar Based on ECG/VCG Analysis.</text:p>
          </table:table-cell>
          <table:table-cell table:number-columns-repeated="5"/>
          <table:table-cell office:value-type="string" calcext:value-type="string">
            <text:p>http://dblp.org/rec/journals/tbe/DimaPMRMGCM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ssurance of Energy Efficiency and Data Security for ECG Transmission in BASNs.</text:p>
          </table:table-cell>
          <table:table-cell table:number-columns-repeated="5"/>
          <table:table-cell office:value-type="string" calcext:value-type="string">
            <text:p>http://dblp.org/rec/journals/tbe/MaSHPSC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pplication of Kernel Principal Component Analysis for Single-Lead-ECG-Derived Respiration.</text:p>
          </table:table-cell>
          <table:table-cell table:number-columns-repeated="5"/>
          <table:table-cell office:value-type="string" calcext:value-type="string">
            <text:p>http://dblp.org/rec/journals/tbe/WidjajaVDSH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vel Bayesian Vectorcardiographic Loop Alignment for Improved Monitoring of ECG and Fetal Movement.</text:p>
          </table:table-cell>
          <table:table-cell table:number-columns-repeated="5"/>
          <table:table-cell office:value-type="string" calcext:value-type="string">
            <text:p>http://dblp.org/rec/journals/tbe/VullingsMOB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Signal Quality During Arrhythmia and Its Application to False Alarm Reduction.</text:p>
          </table:table-cell>
          <table:table-cell table:number-columns-repeated="5"/>
          <table:table-cell office:value-type="string" calcext:value-type="string">
            <text:p>http://dblp.org/rec/journals/tbe/BeharOLC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Wavelet-Based ECG Steganography for Protecting Patient Confidential Information in Point-of-Care Systems.</text:p>
          </table:table-cell>
          <table:table-cell table:number-columns-repeated="5"/>
          <table:table-cell office:value-type="string" calcext:value-type="string">
            <text:p>http://dblp.org/rec/journals/tbe/IbaidaK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-Contact ECG Sensing Employing Gradiometer Electrodes.</text:p>
          </table:table-cell>
          <table:table-cell table:number-columns-repeated="5"/>
          <table:table-cell office:value-type="string" calcext:value-type="string">
            <text:p>http://dblp.org/rec/journals/tbe/PengB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atient-Specific Identification of Optimal Ubiquitous Electrocardiogram (U-ECG) Placement Using a Three-Dimensional Model of Cardiac Electrophysiology.</text:p>
          </table:table-cell>
          <table:table-cell table:number-columns-repeated="5"/>
          <table:table-cell office:value-type="string" calcext:value-type="string">
            <text:p>http://dblp.org/rec/journals/tbe/LimJGHKBSS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mpressed Sensing for Energy-Efficient Wireless Telemonitoring of Noninvasive Fetal ECG Via Block Sparse Bayesian Learning.</text:p>
          </table:table-cell>
          <table:table-cell table:number-columns-repeated="5"/>
          <table:table-cell office:value-type="string" calcext:value-type="string">
            <text:p>http://dblp.org/rec/journals/tbe/ZhangJMR13a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daptive Wavelet Wiener Filtering of ECG Signals.</text:p>
          </table:table-cell>
          <table:table-cell table:number-columns-repeated="5"/>
          <table:table-cell office:value-type="string" calcext:value-type="string">
            <text:p>http://dblp.org/rec/journals/tbe/SmitalVKP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Fetal ECG Extraction by Extended State Kalman Filtering Based on Single-Channel Recordings.</text:p>
          </table:table-cell>
          <table:table-cell table:number-columns-repeated="5"/>
          <table:table-cell office:value-type="string" calcext:value-type="string">
            <text:p>http://dblp.org/rec/journals/tbe/NiknazarRJ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trial Electrical Activity Detection Using Linear Combination of 12-Lead ECG Signals.</text:p>
          </table:table-cell>
          <table:table-cell table:number-columns-repeated="5"/>
          <table:table-cell office:value-type="string" calcext:value-type="string">
            <text:p>http://dblp.org/rec/journals/tbe/PerlmanKWAZ14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vel Electrodes for Underwater ECG Monitoring.</text:p>
          </table:table-cell>
          <table:table-cell table:number-columns-repeated="5"/>
          <table:table-cell office:value-type="string" calcext:value-type="string">
            <text:p>http://dblp.org/rec/journals/tbe/ReyesPBCPSRFSQC14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patial Variability of the 12-Lead Surface ECG as a Tool for Noninvasive Prediction of Catheter Ablation Outcome in Persistent Atrial Fibrillation.</text:p>
          </table:table-cell>
          <table:table-cell table:number-columns-repeated="5"/>
          <table:table-cell office:value-type="string" calcext:value-type="string">
            <text:p>http://dblp.org/rec/journals/tbe/MeoZMLS13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Algorithm for the Automatic Detection of Sleep Apnea From Single-Lead ECG.</text:p>
          </table:table-cell>
          <table:table-cell table:number-columns-repeated="5"/>
          <table:table-cell office:value-type="string" calcext:value-type="string">
            <text:p>http://dblp.org/rec/journals/tbe/VaronCTBH15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Bufferless Compression of Asynchronously Sampled ECG Signals in Cubic Hermitian Vector Space.</text:p>
          </table:table-cell>
          <table:table-cell table:number-columns-repeated="5"/>
          <table:table-cell office:value-type="string" calcext:value-type="string">
            <text:p>http://dblp.org/rec/journals/tbe/MarisaNHWVJG15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aturation of the Right-Leg Drive Amplifier in Low-Voltage ECG Monitors.</text:p>
          </table:table-cell>
          <table:table-cell table:number-columns-repeated="5"/>
          <table:table-cell office:value-type="string" calcext:value-type="string">
            <text:p>http://dblp.org/rec/journals/tbe/FreemanGMCB15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emisupervised ECG Ventricular Beat Classification With Novelty Detection Based on Switching Kalman Filters.</text:p>
          </table:table-cell>
          <table:table-cell table:number-columns-repeated="5"/>
          <table:table-cell office:value-type="string" calcext:value-type="string">
            <text:p>http://dblp.org/rec/journals/tbe/OsterBSNJC15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Detecting the Elusive P-Wave: A New ECG Lead to Improve the Recording of Atrial Activity.</text:p>
          </table:table-cell>
          <table:table-cell table:number-columns-repeated="5"/>
          <table:table-cell office:value-type="string" calcext:value-type="string">
            <text:p>http://dblp.org/rec/journals/tbe/KennedyFGBM16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otion Artifacts in Capacitive ECG Measurements: Reducing the Combined Effect of DC Voltages and Capacitance Changes Using an Injection Signal.</text:p>
          </table:table-cell>
          <table:table-cell table:number-columns-repeated="5"/>
          <table:table-cell office:value-type="string" calcext:value-type="string">
            <text:p>http://dblp.org/rec/journals/tbe/SerteynVMB15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solution Strategies for the Finite-Element-Based Solution of the ECG Inverse Problem.</text:p>
          </table:table-cell>
          <table:table-cell table:number-columns-repeated="5"/>
          <table:table-cell office:value-type="string" calcext:value-type="string">
            <text:p>http://dblp.org/rec/journals/tbe/WangKJ10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Improving ECG Beats Delineation With an Evolutionary Optimization Process.</text:p>
          </table:table-cell>
          <table:table-cell table:number-columns-repeated="5"/>
          <table:table-cell office:value-type="string" calcext:value-type="string">
            <text:p>http://dblp.org/rec/journals/tbe/DumontHC10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stimation of Respiratory Rate From ECG, Photoplethysmogram, and Piezoelectric Pulse Transducer Signals: A Comparative Study of Time-Frequency Methods.</text:p>
          </table:table-cell>
          <table:table-cell table:number-columns-repeated="5"/>
          <table:table-cell office:value-type="string" calcext:value-type="string">
            <text:p>http://dblp.org/rec/journals/tbe/DashSSC10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Wavelet-Based ECG Data Compression System With Linear Quality Control Scheme.</text:p>
          </table:table-cell>
          <table:table-cell table:number-columns-repeated="5"/>
          <table:table-cell office:value-type="string" calcext:value-type="string">
            <text:p>http://dblp.org/rec/journals/tbe/KuHWW10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anking the Influence of Tissue Conductivities on Forward-Calculated ECGs.</text:p>
          </table:table-cell>
          <table:table-cell table:number-columns-repeated="5"/>
          <table:table-cell office:value-type="string" calcext:value-type="string">
            <text:p>http://dblp.org/rec/journals/tbe/KellerWSD10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- and T-Wave Delineation in ECG Signals Using a Bayesian Approach and a Partially Collapsed Gibbs Sampler.</text:p>
          </table:table-cell>
          <table:table-cell table:number-columns-repeated="5"/>
          <table:table-cell office:value-type="string" calcext:value-type="string">
            <text:p>http://dblp.org/rec/journals/tbe/LinMT10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utomatic Patient-Adapted ECG Heartbeat Classifier Allowing Expert Assistance.</text:p>
          </table:table-cell>
          <table:table-cell table:number-columns-repeated="5"/>
          <table:table-cell office:value-type="string" calcext:value-type="string">
            <text:p>http://dblp.org/rec/journals/tbe/LlamedoM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local Means Denoising of ECG Signals.</text:p>
          </table:table-cell>
          <table:table-cell table:number-columns-repeated="5"/>
          <table:table-cell office:value-type="string" calcext:value-type="string">
            <text:p>http://dblp.org/rec/journals/tbe/TraceyM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eartbeat Classification Using Morphological and Dynamic Features of ECG Signals.</text:p>
          </table:table-cell>
          <table:table-cell table:number-columns-repeated="5"/>
          <table:table-cell office:value-type="string" calcext:value-type="string">
            <text:p>http://dblp.org/rec/journals/tbe/YeKC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Algorithm for Bluetooth ECG.</text:p>
          </table:table-cell>
          <table:table-cell table:number-columns-repeated="5"/>
          <table:table-cell office:value-type="string" calcext:value-type="string">
            <text:p>http://dblp.org/rec/journals/tbe/PandyaD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Analysis Using Multiple Instance Learning for Myocardial Infarction Detection.</text:p>
          </table:table-cell>
          <table:table-cell table:number-columns-repeated="5"/>
          <table:table-cell office:value-type="string" calcext:value-type="string">
            <text:p>http://dblp.org/rec/journals/tbe/SunLYL12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Classification Tree Approach for Cardiac Ischemia Detection Using Spatiotemporal Information From Three Standard ECG Leads.</text:p>
          </table:table-cell>
          <table:table-cell table:number-columns-repeated="5"/>
          <table:table-cell office:value-type="string" calcext:value-type="string">
            <text:p>http://dblp.org/rec/journals/tbe/Fayn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Fast Technique for Noninvasive Fetal ECG Extraction.</text:p>
          </table:table-cell>
          <table:table-cell table:number-columns-repeated="5"/>
          <table:table-cell office:value-type="string" calcext:value-type="string">
            <text:p>http://dblp.org/rec/journals/tbe/Martin-ClementeCHER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ple Functional ECG Signal is Processing for Wearable Applications of Long-Term Cardiac Monitoring.</text:p>
          </table:table-cell>
          <table:table-cell table:number-columns-repeated="5"/>
          <table:table-cell office:value-type="string" calcext:value-type="string">
            <text:p>http://dblp.org/rec/journals/tbe/LiuZPZJY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daptive Kalman Filter for ECG Signal Enhancement.</text:p>
          </table:table-cell>
          <table:table-cell table:number-columns-repeated="5"/>
          <table:table-cell office:value-type="string" calcext:value-type="string">
            <text:p>http://dblp.org/rec/journals/tbe/VullingsVB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Quantification of Restitution Dispersion From the Dynamic Changes of the T -Wave Peak to End, Measured at the Surface ECG.</text:p>
          </table:table-cell>
          <table:table-cell table:number-columns-repeated="5"/>
          <table:table-cell office:value-type="string" calcext:value-type="string">
            <text:p>http://dblp.org/rec/journals/tbe/MincholePRZDv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lassification of Paroxysmal and Persistent Atrial Fibrillation in Ambulatory ECG Recordings.</text:p>
          </table:table-cell>
          <table:table-cell table:number-columns-repeated="5"/>
          <table:table-cell office:value-type="string" calcext:value-type="string">
            <text:p>http://dblp.org/rec/journals/tbe/AlcarazSSR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Optimization of ECG Classification by Means of Feature Selection.</text:p>
          </table:table-cell>
          <table:table-cell table:number-columns-repeated="5"/>
          <table:table-cell office:value-type="string" calcext:value-type="string">
            <text:p>http://dblp.org/rec/journals/tbe/MarZMLP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Bidomain ECG Simulations Using an Augmented Monodomain Model for the Cardiac Source.</text:p>
          </table:table-cell>
          <table:table-cell table:number-columns-repeated="5"/>
          <table:table-cell office:value-type="string" calcext:value-type="string">
            <text:p>http://dblp.org/rec/journals/tbe/BishopP11a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Real-Time ECG Data Compression and Transmission Algorithm for an e-Health Device.</text:p>
          </table:table-cell>
          <table:table-cell table:number-columns-repeated="5"/>
          <table:table-cell office:value-type="string" calcext:value-type="string">
            <text:p>http://dblp.org/rec/journals/tbe/LeeKL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mpressed Sensing for Real-Time Energy-Efficient ECG Compression on Wireless Body Sensor Nodes.</text:p>
          </table:table-cell>
          <table:table-cell table:number-columns-repeated="5"/>
          <table:table-cell office:value-type="string" calcext:value-type="string">
            <text:p>http://dblp.org/rec/journals/tbe/MamaghanianKAV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on the Road: Robust and Unobtrusive Estimation of Heart Rate.</text:p>
          </table:table-cell>
          <table:table-cell table:number-columns-repeated="5"/>
          <table:table-cell office:value-type="string" calcext:value-type="string">
            <text:p>http://dblp.org/rec/journals/tbe/WartzekELLLW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Estimate of the Dispersion of Repolarization Times Based on a Biophysical Model of the ECG.</text:p>
          </table:table-cell>
          <table:table-cell table:number-columns-repeated="5"/>
          <table:table-cell office:value-type="string" calcext:value-type="string">
            <text:p>http://dblp.org/rec/journals/tbe/SassiM11</text:p>
          </table:table-cell>
          <table:table-cell office:value-type="float" office:value="49" calcext:value-type="float">
            <text:p>49</text:p>
          </table:table-cell>
          <table:table-cell office:value-type="float" office:value="2.347" calcext:value-type="float">
            <text:p>2.34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mpirical mode decomposition of multiple ECG leads for catheter ablation long-term outcome prediction in persistent atrial fibrillation.</text:p>
          </table:table-cell>
          <table:table-cell table:number-columns-repeated="5"/>
          <table:table-cell office:value-type="string" calcext:value-type="string">
            <text:p>http://dblp.org/rec/conf/embc/Hidalgo-MunozTL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office:value-type="string" calcext:value-type="string">
            <text:p>IEEE Engineering in Medicine and Biology Society 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tructured prediction for differentiating between normal rhythms, ventricular tachycardia, and ventricular fibrillation in the ECG.</text:p>
          </table:table-cell>
          <table:table-cell table:number-columns-repeated="5"/>
          <table:table-cell office:value-type="string" calcext:value-type="string">
            <text:p>http://dblp.org/rec/conf/embc/AlwanCC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Live ECG readings using Google Glass in emergency situations.</text:p>
          </table:table-cell>
          <table:table-cell table:number-columns-repeated="5"/>
          <table:table-cell office:value-type="string" calcext:value-type="string">
            <text:p>http://dblp.org/rec/conf/embc/SchaerSTAMW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Visualization of multivariate physiological data for cardiorespiratory fitness assessment through ECG (R-peak) analysis.</text:p>
          </table:table-cell>
          <table:table-cell table:number-columns-repeated="5"/>
          <table:table-cell office:value-type="string" calcext:value-type="string">
            <text:p>http://dblp.org/rec/conf/embc/MunozBRC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Temporal correction of detected R-peaks in ECG signals: A crucial step to improve QRS detection algorithms.</text:p>
          </table:table-cell>
          <table:table-cell table:number-columns-repeated="5"/>
          <table:table-cell office:value-type="string" calcext:value-type="string">
            <text:p>http://dblp.org/rec/conf/embc/GradlLELE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Dry contact fingertip ECG-based authentication system using time, frequency domain features and support vector machine.</text:p>
          </table:table-cell>
          <table:table-cell table:number-columns-repeated="5"/>
          <table:table-cell office:value-type="string" calcext:value-type="string">
            <text:p>http://dblp.org/rec/conf/embc/SinghSP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utomatic sleep staging based on ECG signals using hidden Markov models.</text:p>
          </table:table-cell>
          <table:table-cell table:number-columns-repeated="5"/>
          <table:table-cell office:value-type="string" calcext:value-type="string">
            <text:p>http://dblp.org/rec/conf/embc/ChenZC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n ultra low power ECG signal processor design for cardiovascular disease detection.</text:p>
          </table:table-cell>
          <table:table-cell table:number-columns-repeated="5"/>
          <table:table-cell office:value-type="string" calcext:value-type="string">
            <text:p>http://dblp.org/rec/conf/embc/JainB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Removing movement artifacts from equine ECG recordings acquired with textile electrodes.</text:p>
          </table:table-cell>
          <table:table-cell table:number-columns-repeated="5"/>
          <table:table-cell office:value-type="string" calcext:value-type="string">
            <text:p>http://dblp.org/rec/conf/embc/LanataGBPVS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Psychophysiology of disgust: ECG noise entropy as a biomarker.</text:p>
          </table:table-cell>
          <table:table-cell table:number-columns-repeated="5"/>
          <table:table-cell office:value-type="string" calcext:value-type="string">
            <text:p>http://dblp.org/rec/conf/embc/BrasFSS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Convolutional Neural Networks for patient-specific ECG classification.</text:p>
          </table:table-cell>
          <table:table-cell table:number-columns-repeated="5"/>
          <table:table-cell office:value-type="string" calcext:value-type="string">
            <text:p>http://dblp.org/rec/conf/embc/KiranyazIHG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Detection of fiducial points in ECG waves using iteration based adaptive thresholds.</text:p>
          </table:table-cell>
          <table:table-cell table:number-columns-repeated="5"/>
          <table:table-cell office:value-type="string" calcext:value-type="string">
            <text:p>http://dblp.org/rec/conf/embc/KangBK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The segmented-beat modulation method for ECG estimation.</text:p>
          </table:table-cell>
          <table:table-cell table:number-columns-repeated="5"/>
          <table:table-cell office:value-type="string" calcext:value-type="string">
            <text:p>http://dblp.org/rec/conf/embc/AgostinelliGFNB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valuation of novel textile electrodes for ECG signals monitoring based on PEDOT: PSS-treated woven fabrics.</text:p>
          </table:table-cell>
          <table:table-cell table:number-columns-repeated="5"/>
          <table:table-cell office:value-type="string" calcext:value-type="string">
            <text:p>http://dblp.org/rec/conf/embc/PaniDGSBFB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imple method for adaptive filtering of motion artifacts in E-textile wearable ECG sensors.</text:p>
          </table:table-cell>
          <table:table-cell table:number-columns-repeated="5"/>
          <table:table-cell office:value-type="string" calcext:value-type="string">
            <text:p>http://dblp.org/rec/conf/embc/AlkhidirSY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CG De-noising: A comparison between EEMD-BLMS and DWT-NN algorithms.</text:p>
          </table:table-cell>
          <table:table-cell table:number-columns-repeated="5"/>
          <table:table-cell office:value-type="string" calcext:value-type="string">
            <text:p>http://dblp.org/rec/conf/embc/KaergaardHP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Inkjet printed ECG electrodes for long term biosignal monitoring in personalized and ubiquitous healthcare.</text:p>
          </table:table-cell>
          <table:table-cell table:number-columns-repeated="5"/>
          <table:table-cell office:value-type="string" calcext:value-type="string">
            <text:p>http://dblp.org/rec/conf/embc/BatchelorC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Passive RFID tag based heart rate monitoring from an ECG signal.</text:p>
          </table:table-cell>
          <table:table-cell table:number-columns-repeated="5"/>
          <table:table-cell office:value-type="string" calcext:value-type="string">
            <text:p>http://dblp.org/rec/conf/embc/VoraDK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CG synthesis from separate wearable bipolar electrodes.</text:p>
          </table:table-cell>
          <table:table-cell table:number-columns-repeated="5"/>
          <table:table-cell office:value-type="string" calcext:value-type="string">
            <text:p>http://dblp.org/rec/conf/embc/FarottoAHG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Discriminative sparse coding of ECG during ventricular arrhythmias using LC-K-SVD approach.</text:p>
          </table:table-cell>
          <table:table-cell table:number-columns-repeated="5"/>
          <table:table-cell office:value-type="string" calcext:value-type="string">
            <text:p>http://dblp.org/rec/conf/embc/KalajiBU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Online detection of tonic-clonic seizures in pediatric patients using ECG and low-complexity incremental novelty detection.</text:p>
          </table:table-cell>
          <table:table-cell table:number-columns-repeated="5"/>
          <table:table-cell office:value-type="string" calcext:value-type="string">
            <text:p>http://dblp.org/rec/conf/embc/CoomanVCLVH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udden cardiac arrest risk stratification based on 24-hour Holter ECG statistics.</text:p>
          </table:table-cell>
          <table:table-cell table:number-columns-repeated="5"/>
          <table:table-cell office:value-type="string" calcext:value-type="string">
            <text:p>http://dblp.org/rec/conf/embc/KasaharaSNYYO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CG biometric identification: A compression based approach.</text:p>
          </table:table-cell>
          <table:table-cell table:number-columns-repeated="5"/>
          <table:table-cell office:value-type="string" calcext:value-type="string">
            <text:p>http://dblp.org/rec/conf/embc/BrasP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ssessment of quality of ECG for accurate estimation of Heart Rate Variability in newborns.</text:p>
          </table:table-cell>
          <table:table-cell table:number-columns-repeated="5"/>
          <table:table-cell office:value-type="string" calcext:value-type="string">
            <text:p>http://dblp.org/rec/conf/embc/Gholinezhadasnefestani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QRS complex detection in ECG signal for wearable devices.</text:p>
          </table:table-cell>
          <table:table-cell table:number-columns-repeated="5"/>
          <table:table-cell office:value-type="string" calcext:value-type="string">
            <text:p>http://dblp.org/rec/conf/embc/ArefinTF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Is 50 Hz high enough ECG sampling frequency for accurate HRV analysis?</text:p>
          </table:table-cell>
          <table:table-cell table:number-columns-repeated="5"/>
          <table:table-cell office:value-type="string" calcext:value-type="string">
            <text:p>http://dblp.org/rec/conf/embc/MahdianiJPV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Effects of cuff inflation and deflation on pulse transit time measured from ECG and multi-wavelength PPG.</text:p>
          </table:table-cell>
          <table:table-cell table:number-columns-repeated="5"/>
          <table:table-cell office:value-type="string" calcext:value-type="string">
            <text:p>http://dblp.org/rec/conf/embc/LiuLDDZ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Wearable real-time ecg monitoring with emergency alert system for scuba diving.</text:p>
          </table:table-cell>
          <table:table-cell table:number-columns-repeated="5"/>
          <table:table-cell office:value-type="string" calcext:value-type="string">
            <text:p>http://dblp.org/rec/conf/embc/CibisGGLE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 constrained two-layer compression technique for ECG waves.</text:p>
          </table:table-cell>
          <table:table-cell table:number-columns-repeated="5"/>
          <table:table-cell office:value-type="string" calcext:value-type="string">
            <text:p>http://dblp.org/rec/conf/embc/ByunSSLK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tress of Kindergarten teachers: How we tried to detect and to reduce it by using a small and wearable ECG and acceleration measuring device?</text:p>
          </table:table-cell>
          <table:table-cell table:number-columns-repeated="5"/>
          <table:table-cell office:value-type="string" calcext:value-type="string">
            <text:p>http://dblp.org/rec/conf/embc/ShirouzuSTMYMS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 particle filter framework for the estimation of heart rate from ECG signals corrupted by motion artifacts.</text:p>
          </table:table-cell>
          <table:table-cell table:number-columns-repeated="5"/>
          <table:table-cell office:value-type="string" calcext:value-type="string">
            <text:p>http://dblp.org/rec/conf/embc/NathanAJ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Monitoring of cognitive state on mental retardation child using EEG, ECG and NIRS in four years study.</text:p>
          </table:table-cell>
          <table:table-cell table:number-columns-repeated="5"/>
          <table:table-cell office:value-type="string" calcext:value-type="string">
            <text:p>http://dblp.org/rec/conf/embc/ZennifaINI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Improvement of emotional healthcare system with stress detection from ECG signal.</text:p>
          </table:table-cell>
          <table:table-cell table:number-columns-repeated="5"/>
          <table:table-cell office:value-type="string" calcext:value-type="string">
            <text:p>http://dblp.org/rec/conf/embc/TivatansakulO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Tensor-based detection of T wave alternans using ECG.</text:p>
          </table:table-cell>
          <table:table-cell table:number-columns-repeated="5"/>
          <table:table-cell office:value-type="string" calcext:value-type="string">
            <text:p>http://dblp.org/rec/conf/embc/GoovaertsVWH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Capacitive ECG recording and beat-to-beat interval estimation after major cardiac event.</text:p>
          </table:table-cell>
          <table:table-cell table:number-columns-repeated="5"/>
          <table:table-cell office:value-type="string" calcext:value-type="string">
            <text:p>http://dblp.org/rec/conf/embc/LeichtSMLWWRMT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n ECG oximetry system for identifying obstructive and central apnoea events.</text:p>
          </table:table-cell>
          <table:table-cell table:number-columns-repeated="5"/>
          <table:table-cell office:value-type="string" calcext:value-type="string">
            <text:p>http://dblp.org/rec/conf/embc/ChazalSJ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Sleep apnoea episodes recognition by a committee of ELM classifiers from ECG signal.</text:p>
          </table:table-cell>
          <table:table-cell table:number-columns-repeated="5"/>
          <table:table-cell office:value-type="string" calcext:value-type="string">
            <text:p>http://dblp.org/rec/conf/embc/SadrCSB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Wearable technology and ECG processing for fall risk assessment, prevention and detection.</text:p>
          </table:table-cell>
          <table:table-cell table:number-columns-repeated="5"/>
          <table:table-cell office:value-type="string" calcext:value-type="string">
            <text:p>http://dblp.org/rec/conf/embc/MelilloCSOPP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A robust heartbeat detector not depending on ECG sampling rate.</text:p>
          </table:table-cell>
          <table:table-cell table:number-columns-repeated="5"/>
          <table:table-cell office:value-type="string" calcext:value-type="string">
            <text:p>http://dblp.org/rec/conf/embc/Augustyniak15</text:p>
          </table:table-cell>
          <table:table-cell office:value-type="float" office:value="39" calcext:value-type="float">
            <text:p>39</text:p>
          </table:table-cell>
          <table:table-cell office:value-type="float" office:value="26.303" calcext:value-type="float">
            <text:p>26.30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eart diseases prediction based on ECG signals' classification using a genetic-fuzzy system and dynamical model of ECG signals.</text:p>
          </table:table-cell>
          <table:table-cell table:number-columns-repeated="5"/>
          <table:table-cell office:value-type="string" calcext:value-type="string">
            <text:p>http://dblp.org/rec/journals/bspc/VafaieAK14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ultilead ECG data compression using SVD in multiresolution domain.</text:p>
          </table:table-cell>
          <table:table-cell table:number-columns-repeated="5"/>
          <table:table-cell office:value-type="string" calcext:value-type="string">
            <text:p>http://dblp.org/rec/journals/bspc/PadhySD16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tection of PVC in ECG signals using fractional linear prediction.</text:p>
          </table:table-cell>
          <table:table-cell table:number-columns-repeated="5"/>
          <table:table-cell office:value-type="string" calcext:value-type="string">
            <text:p>http://dblp.org/rec/journals/bspc/TalbiR16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new personalized ECG signal classification algorithm using Block-based Neural Network and Particle Swarm Optimization.</text:p>
          </table:table-cell>
          <table:table-cell table:number-columns-repeated="5"/>
          <table:table-cell office:value-type="string" calcext:value-type="string">
            <text:p>http://dblp.org/rec/journals/bspc/ShadmandM16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ic detection of P, QRS and T patterns in 12 leads ECG signal based on CWT.</text:p>
          </table:table-cell>
          <table:table-cell table:number-columns-repeated="5"/>
          <table:table-cell office:value-type="string" calcext:value-type="string">
            <text:p>http://dblp.org/rec/journals/bspc/YochumRJ16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ffects of ECG sampling rate on QT interval variability measurement.</text:p>
          </table:table-cell>
          <table:table-cell table:number-columns-repeated="5"/>
          <table:table-cell office:value-type="string" calcext:value-type="string">
            <text:p>http://dblp.org/rec/journals/bspc/BaumertSZP16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comprehensive performance analysis of EEMD-BLMS and DWT-NN hybrid algorithms for ECG denoising.</text:p>
          </table:table-cell>
          <table:table-cell table:number-columns-repeated="5"/>
          <table:table-cell office:value-type="string" calcext:value-type="string">
            <text:p>http://dblp.org/rec/journals/bspc/KaergaardJP16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compression retaining the best natural basis k-coefficients via sparse decomposition.</text:p>
          </table:table-cell>
          <table:table-cell table:number-columns-repeated="5"/>
          <table:table-cell office:value-type="string" calcext:value-type="string">
            <text:p>http://dblp.org/rec/journals/bspc/AdamoGLL15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Parallel-type fractional zero-phase filtering for ECG signal denoising.</text:p>
          </table:table-cell>
          <table:table-cell table:number-columns-repeated="5"/>
          <table:table-cell office:value-type="string" calcext:value-type="string">
            <text:p>http://dblp.org/rec/journals/bspc/WangYPG15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ic sleep staging by simultaneous analysis of ECG and respiratory signals in long epochs.</text:p>
          </table:table-cell>
          <table:table-cell table:number-columns-repeated="5"/>
          <table:table-cell office:value-type="string" calcext:value-type="string">
            <text:p>http://dblp.org/rec/journals/bspc/EbrahimiSN15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Noise processing in exercise ECG stress test for the analysis and the clinical characterization of QRS and T wave alternans.</text:p>
          </table:table-cell>
          <table:table-cell table:number-columns-repeated="5"/>
          <table:table-cell office:value-type="string" calcext:value-type="string">
            <text:p>http://dblp.org/rec/journals/bspc/BortolanCSD15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Fetal ECG enhancement: Adaptive power line interference cancellation based on Hilbert Huang Transform.</text:p>
          </table:table-cell>
          <table:table-cell table:number-columns-repeated="5"/>
          <table:table-cell office:value-type="string" calcext:value-type="string">
            <text:p>http://dblp.org/rec/journals/bspc/TaralungaGS15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Genetic algorithm-based method for mitigating label noise issue in ECG signal classification.</text:p>
          </table:table-cell>
          <table:table-cell table:number-columns-repeated="5"/>
          <table:table-cell office:value-type="string" calcext:value-type="string">
            <text:p>http://dblp.org/rec/journals/bspc/PasolliM15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teganography using curvelet transform.</text:p>
          </table:table-cell>
          <table:table-cell table:number-columns-repeated="5"/>
          <table:table-cell office:value-type="string" calcext:value-type="string">
            <text:p>http://dblp.org/rec/journals/bspc/JeroRR15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ed analysis of ECG waveforms with atypical QRS complex morphologies.</text:p>
          </table:table-cell>
          <table:table-cell table:number-columns-repeated="5"/>
          <table:table-cell office:value-type="string" calcext:value-type="string">
            <text:p>http://dblp.org/rec/journals/bspc/TafreshiJLT14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atlab-based tool for ECG and HRV analysis.</text:p>
          </table:table-cell>
          <table:table-cell table:number-columns-repeated="5"/>
          <table:table-cell office:value-type="string" calcext:value-type="string">
            <text:p>http://dblp.org/rec/journals/bspc/MaliZMMJ14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2D ECG differences in frontal vs preferential planes inpatients referred for percutaneous transluminal coronary angioplasty.</text:p>
          </table:table-cell>
          <table:table-cell table:number-columns-repeated="5"/>
          <table:table-cell office:value-type="string" calcext:value-type="string">
            <text:p>http://dblp.org/rec/journals/bspc/BonominiCLA14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tatistical evaluation of reproducibility of automated ECG measurements: An example from arrhythmogenic right ventricular dysplasia/cardiomyopathy clinic.</text:p>
          </table:table-cell>
          <table:table-cell table:number-columns-repeated="5"/>
          <table:table-cell office:value-type="string" calcext:value-type="string">
            <text:p>http://dblp.org/rec/journals/bspc/HuangJTMXCT14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Respiratory rate estimation from the ECG using an instantaneous frequency tracking algorithm.</text:p>
          </table:table-cell>
          <table:table-cell table:number-columns-repeated="5"/>
          <table:table-cell office:value-type="string" calcext:value-type="string">
            <text:p>http://dblp.org/rec/journals/bspc/MirmohamadsadeghiV14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tection of body position changes from the ECG using a Laplacian noise model.</text:p>
          </table:table-cell>
          <table:table-cell table:number-columns-repeated="5"/>
          <table:table-cell office:value-type="string" calcext:value-type="string">
            <text:p>http://dblp.org/rec/journals/bspc/MincholeSL14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compression using the context modeling arithmetic coding with dynamic learning vector-scalar quantization.</text:p>
          </table:table-cell>
          <table:table-cell table:number-columns-repeated="5"/>
          <table:table-cell office:value-type="string" calcext:value-type="string">
            <text:p>http://dblp.org/rec/journals/bspc/HuangWC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ata fusion for estimating respiratory rate from a single-lead ECG.</text:p>
          </table:table-cell>
          <table:table-cell table:number-columns-repeated="5"/>
          <table:table-cell office:value-type="string" calcext:value-type="string">
            <text:p>http://dblp.org/rec/journals/bspc/OrphanidouFST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Classification of ECG arrhythmia by a modular neural network based on Mixture of Experts and Negatively Correlated Learning.</text:p>
          </table:table-cell>
          <table:table-cell table:number-columns-repeated="5"/>
          <table:table-cell office:value-type="string" calcext:value-type="string">
            <text:p>http://dblp.org/rec/journals/bspc/JavadiASE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n improved statistical representation for ECG electrode movement and muscular activity noises in the context of T-wave alternan estimation.</text:p>
          </table:table-cell>
          <table:table-cell table:number-columns-repeated="5"/>
          <table:table-cell office:value-type="string" calcext:value-type="string">
            <text:p>http://dblp.org/rec/journals/bspc/BakhshiBM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ignal compression using ASCII character encoding and transmission via SMS.</text:p>
          </table:table-cell>
          <table:table-cell table:number-columns-repeated="5"/>
          <table:table-cell office:value-type="string" calcext:value-type="string">
            <text:p>http://dblp.org/rec/journals/bspc/MukhopadhyayMM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beat classification using PCA, LDA, ICA and Discrete Wavelet Transform.</text:p>
          </table:table-cell>
          <table:table-cell table:number-columns-repeated="5"/>
          <table:table-cell office:value-type="string" calcext:value-type="string">
            <text:p>http://dblp.org/rec/journals/bspc/MartisAM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leep apnoea detection from ECG using features extracted from reconstructed phase space and frequency domain.</text:p>
          </table:table-cell>
          <table:table-cell table:number-columns-repeated="5"/>
          <table:table-cell office:value-type="string" calcext:value-type="string">
            <text:p>http://dblp.org/rec/journals/bspc/Jafari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Enhancement and QRS Detection Based on Sparse Derivatives.</text:p>
          </table:table-cell>
          <table:table-cell table:number-columns-repeated="5"/>
          <table:table-cell office:value-type="string" calcext:value-type="string">
            <text:p>http://dblp.org/rec/journals/bspc/NingS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daptive frequency tracking of the baseline ECG identifies the site of atrial fibrillation termination by catheter ablation.</text:p>
          </table:table-cell>
          <table:table-cell table:number-columns-repeated="5"/>
          <table:table-cell office:value-type="string" calcext:value-type="string">
            <text:p>http://dblp.org/rec/journals/bspc/ButtuPZVFPNV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trial flutter and atrial tachycardia detection using Bayesian approach with high resolution time-frequency spectrum from ECG recordings.</text:p>
          </table:table-cell>
          <table:table-cell table:number-columns-repeated="5"/>
          <table:table-cell office:value-type="string" calcext:value-type="string">
            <text:p>http://dblp.org/rec/journals/bspc/LeeMBSC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Nonlinear synchronization assessment between atrial and ventricular activations series from the surface ECG in atrial fibrillation.</text:p>
          </table:table-cell>
          <table:table-cell table:number-columns-repeated="5"/>
          <table:table-cell office:value-type="string" calcext:value-type="string">
            <text:p>http://dblp.org/rec/journals/bspc/AlcarazR13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novel method for detecting R-peaks in electrocardiogram (ECG) signal.</text:p>
          </table:table-cell>
          <table:table-cell table:number-columns-repeated="5"/>
          <table:table-cell office:value-type="string" calcext:value-type="string">
            <text:p>http://dblp.org/rec/journals/bspc/ManikandanS12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Identifying an increased risk of epileptic seizures using a multi-feature EEG-ECG classification.</text:p>
          </table:table-cell>
          <table:table-cell table:number-columns-repeated="5"/>
          <table:table-cell office:value-type="string" calcext:value-type="string">
            <text:p>http://dblp.org/rec/journals/bspc/ValderramaANMANQ12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wavelet optimization approach for ECG signal classification.</text:p>
          </table:table-cell>
          <table:table-cell table:number-columns-repeated="5"/>
          <table:table-cell office:value-type="string" calcext:value-type="string">
            <text:p>http://dblp.org/rec/journals/bspc/DaamoucheHAM12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noising of ECG signals based on noise reduction algorithms in EMD and wavelet domains.</text:p>
          </table:table-cell>
          <table:table-cell table:number-columns-repeated="5"/>
          <table:table-cell office:value-type="string" calcext:value-type="string">
            <text:p>http://dblp.org/rec/journals/bspc/KabirS12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elf-adaptive model-based ECG denoising using features extracted by mean shift algorithm.</text:p>
          </table:table-cell>
          <table:table-cell table:number-columns-repeated="5"/>
          <table:table-cell office:value-type="string" calcext:value-type="string">
            <text:p>http://dblp.org/rec/journals/bspc/YanLLWX10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Local fractal dimension based ECG arrhythmia classification.</text:p>
          </table:table-cell>
          <table:table-cell table:number-columns-repeated="5"/>
          <table:table-cell office:value-type="string" calcext:value-type="string">
            <text:p>http://dblp.org/rec/journals/bspc/MishraR10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ignal denoising using higher order statistics in Wavelet subbands.</text:p>
          </table:table-cell>
          <table:table-cell table:number-columns-repeated="5"/>
          <table:table-cell office:value-type="string" calcext:value-type="string">
            <text:p>http://dblp.org/rec/journals/bspc/SharmaDM10</text:p>
          </table:table-cell>
          <table:table-cell office:value-type="float" office:value="38" calcext:value-type="float">
            <text:p>38</text:p>
          </table:table-cell>
          <table:table-cell office:value-type="float" office:value="1.419" calcext:value-type="float">
            <text:p>1.419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 multi-modal approach using a non-parametric model to extract fetal ECG.</text:p>
          </table:table-cell>
          <table:table-cell table:number-columns-repeated="5"/>
          <table:table-cell office:value-type="string" calcext:value-type="string">
            <text:p>http://dblp.org/rec/conf/icassp/NoorzadehRG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CASSP, IEEE International Conference on Acoustics, Speech and Signal Processing</text:p>
          </table:table-cell>
          <table:table-cell table:number-columns-repeated="1012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 novel QRS complex detection on ECG with motion artifact during exercise.</text:p>
          </table:table-cell>
          <table:table-cell table:number-columns-repeated="5"/>
          <table:table-cell office:value-type="string" calcext:value-type="string">
            <text:p>http://dblp.org/rec/conf/icassp/KimT1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osture-invariant ECG recognition with posture detection.</text:p>
          </table:table-cell>
          <table:table-cell table:number-columns-repeated="5"/>
          <table:table-cell office:value-type="string" calcext:value-type="string">
            <text:p>http://dblp.org/rec/conf/icassp/WahabiPH1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Verification based ECG biometrics with cardiac irregular conditions using heartbeat level and segment level information fusion.</text:p>
          </table:table-cell>
          <table:table-cell table:number-columns-repeated="5"/>
          <table:table-cell office:value-type="string" calcext:value-type="string">
            <text:p>http://dblp.org/rec/conf/icassp/LiL1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On establishing evaluation standards for ECG biometrics.</text:p>
          </table:table-cell>
          <table:table-cell table:number-columns-repeated="5"/>
          <table:table-cell office:value-type="string" calcext:value-type="string">
            <text:p>http://dblp.org/rec/conf/icassp/PouryayevaliWHH1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hotoECG: Photoplethysmographyto estimate ECG parameters.</text:p>
          </table:table-cell>
          <table:table-cell table:number-columns-repeated="5"/>
          <table:table-cell office:value-type="string" calcext:value-type="string">
            <text:p>http://dblp.org/rec/conf/icassp/BanerjeeSCV1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ower-efficient joint compressed sensing of multi-lead ECG signals.</text:p>
          </table:table-cell>
          <table:table-cell table:number-columns-repeated="5"/>
          <table:table-cell office:value-type="string" calcext:value-type="string">
            <text:p>http://dblp.org/rec/conf/icassp/MamaghanianAAV1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 weighted ℓ1 minimization algorithm for compressed sensing ECG.</text:p>
          </table:table-cell>
          <table:table-cell table:number-columns-repeated="5"/>
          <table:table-cell office:value-type="string" calcext:value-type="string">
            <text:p>http://dblp.org/rec/conf/icassp/PolaniaB1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Compressive sensing of ECG signals based on mixed pseudonorm of the first- and second-order differences.</text:p>
          </table:table-cell>
          <table:table-cell table:number-columns-repeated="5"/>
          <table:table-cell office:value-type="string" calcext:value-type="string">
            <text:p>http://dblp.org/rec/conf/icassp/PantK1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Reconstruction of ECG signals for compressive sensing by promoting sparsity on the gradient.</text:p>
          </table:table-cell>
          <table:table-cell table:number-columns-repeated="5"/>
          <table:table-cell office:value-type="string" calcext:value-type="string">
            <text:p>http://dblp.org/rec/conf/icassp/PantK1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Finite rate of innovation based modeling and compression of ECG signals.</text:p>
          </table:table-cell>
          <table:table-cell table:number-columns-repeated="5"/>
          <table:table-cell office:value-type="string" calcext:value-type="string">
            <text:p>http://dblp.org/rec/conf/icassp/BaechlerFQC1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Fiducial points extraction and characteristicwaves detection in ECG signal using a model-based bayesian framework.</text:p>
          </table:table-cell>
          <table:table-cell table:number-columns-repeated="5"/>
          <table:table-cell office:value-type="string" calcext:value-type="string">
            <text:p>http://dblp.org/rec/conf/icassp/AkhbariSJ1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erformance study of compressive sampling for ECG signal compression in noisy and varying sparsity acquisition.</text:p>
          </table:table-cell>
          <table:table-cell table:number-columns-repeated="5"/>
          <table:table-cell office:value-type="string" calcext:value-type="string">
            <text:p>http://dblp.org/rec/conf/icassp/ChaeADK1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Design of a Hamming-distance classifier for ECG biometrics.</text:p>
          </table:table-cell>
          <table:table-cell table:number-columns-repeated="5"/>
          <table:table-cell office:value-type="string" calcext:value-type="string">
            <text:p>http://dblp.org/rec/conf/icassp/HariAH1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 multi-lead ECG classification based on random projection features.</text:p>
          </table:table-cell>
          <table:table-cell table:number-columns-repeated="5"/>
          <table:table-cell office:value-type="string" calcext:value-type="string">
            <text:p>http://dblp.org/rec/conf/icassp/BogdanovaRA12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ECG removal in preterm EEG combining empirical mode decomposition and adaptive filtering.</text:p>
          </table:table-cell>
          <table:table-cell table:number-columns-repeated="5"/>
          <table:table-cell office:value-type="string" calcext:value-type="string">
            <text:p>http://dblp.org/rec/conf/icassp/NavarroPC12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P and twave delineation andwaveform estimation in ECG signals using a block gibbs sampler.</text:p>
          </table:table-cell>
          <table:table-cell table:number-columns-repeated="5"/>
          <table:table-cell office:value-type="string" calcext:value-type="string">
            <text:p>http://dblp.org/rec/conf/icassp/LinKTMH1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From compressive to adaptive sampling of neural and ECG recordings.</text:p>
          </table:table-cell>
          <table:table-cell table:number-columns-repeated="5"/>
          <table:table-cell office:value-type="string" calcext:value-type="string">
            <text:p>http://dblp.org/rec/conf/icassp/Singh-AlvaradoP1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Time-frequency analysis compensating missing data for Atrial Fibrillation ECG assessment.</text:p>
          </table:table-cell>
          <table:table-cell table:number-columns-repeated="5"/>
          <table:table-cell office:value-type="string" calcext:value-type="string">
            <text:p>http://dblp.org/rec/conf/icassp/KodituwakkuKA1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Compressed sensing based method for ECG compression.</text:p>
          </table:table-cell>
          <table:table-cell table:number-columns-repeated="5"/>
          <table:table-cell office:value-type="string" calcext:value-type="string">
            <text:p>http://dblp.org/rec/conf/icassp/PolaniaCBB1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ECG for blind identity verification in distributed systems.</text:p>
          </table:table-cell>
          <table:table-cell table:number-columns-repeated="5"/>
          <table:table-cell office:value-type="string" calcext:value-type="string">
            <text:p>http://dblp.org/rec/conf/icassp/GaoAMH1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Bayesian framework for artifact reduction on ECG IN MRI.</text:p>
          </table:table-cell>
          <table:table-cell table:number-columns-repeated="5"/>
          <table:table-cell office:value-type="string" calcext:value-type="string">
            <text:p>http://dblp.org/rec/conf/icassp/OsterPKF1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Multifractal analysis of ECG for intrapartum diagnosis of fetal asphyxia.</text:p>
          </table:table-cell>
          <table:table-cell table:number-columns-repeated="5"/>
          <table:table-cell office:value-type="string" calcext:value-type="string">
            <text:p>http://dblp.org/rec/conf/icassp/AbryHGNGD1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Methods to extract respiration information from ECG signals.</text:p>
          </table:table-cell>
          <table:table-cell table:number-columns-repeated="5"/>
          <table:table-cell office:value-type="string" calcext:value-type="string">
            <text:p>http://dblp.org/rec/conf/icassp/RuangsuwanaVB1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Automated ECG profiling and beat classification.</text:p>
          </table:table-cell>
          <table:table-cell table:number-columns-repeated="5"/>
          <table:table-cell office:value-type="string" calcext:value-type="string">
            <text:p>http://dblp.org/rec/conf/icassp/FaezipourSN1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Artefact Detection Algorithm - An Algorithm to Improve Long-term ECG Analysis.</text:p>
          </table:table-cell>
          <table:table-cell table:number-columns-repeated="5"/>
          <table:table-cell office:value-type="string" calcext:value-type="string">
            <text:p>http://dblp.org/rec/conf/biostec/BrasFC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IOSTEC BIOSIGNALS 2012: Vilamoura, Algarve, Portugal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Finding New EASI ECG Coefficients - Improving EASI ECG Model using Various Regression Techniques.</text:p>
          </table:table-cell>
          <table:table-cell table:number-columns-repeated="5"/>
          <table:table-cell office:value-type="string" calcext:value-type="string">
            <text:p>http://dblp.org/rec/conf/biostec/OleksyT12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Identification of Time-Varying T-Wave Alternans from 20--Minute ECG Recordings - Issues Related to TWA Magnitude Threshold and Length of ECG Time Series.</text:p>
          </table:table-cell>
          <table:table-cell table:number-columns-repeated="5"/>
          <table:table-cell office:value-type="string" calcext:value-type="string">
            <text:p>http://dblp.org/rec/conf/biostec/BurattiniZB0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Analysis of the Electromechanical Activity of the Heart from Synchronized ECG and PCG Signals of Subjects Under Stress.</text:p>
          </table:table-cell>
          <table:table-cell table:number-columns-repeated="5"/>
          <table:table-cell office:value-type="string" calcext:value-type="string">
            <text:p>http://dblp.org/rec/conf/biostec/CastroMSDC15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Denoising based on PCA and using R Peaks Detection.</text:p>
          </table:table-cell>
          <table:table-cell table:number-columns-repeated="5"/>
          <table:table-cell office:value-type="string" calcext:value-type="string">
            <text:p>http://dblp.org/rec/conf/biostec/Mourad15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an We Find Deterministic Signatures in ECG and PCG Signals?.</text:p>
          </table:table-cell>
          <table:table-cell table:number-columns-repeated="5"/>
          <table:table-cell office:value-type="string" calcext:value-type="string">
            <text:p>http://dblp.org/rec/conf/biostec/OliveiraFC15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onceptual Design and Evaluation of a Multichannel ECG Data Acquisition Device.</text:p>
          </table:table-cell>
          <table:table-cell table:number-columns-repeated="5"/>
          <table:table-cell office:value-type="string" calcext:value-type="string">
            <text:p>http://dblp.org/rec/conf/biostec/RobaeiDK15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Packet-size-Controlled ECG Compression Algorithm based on Discrete Wavelet Transform and Running Length Encoding.</text:p>
          </table:table-cell>
          <table:table-cell table:number-columns-repeated="5"/>
          <table:table-cell office:value-type="string" calcext:value-type="string">
            <text:p>http://dblp.org/rec/conf/biostec/Al-BusaidiK15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Biometrics Using a Dissimilarity Space Representation.</text:p>
          </table:table-cell>
          <table:table-cell table:number-columns-repeated="5"/>
          <table:table-cell office:value-type="string" calcext:value-type="string">
            <text:p>http://dblp.org/rec/conf/biostec/MarquesCLFF15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Biometrics: Principles and Applications.</text:p>
          </table:table-cell>
          <table:table-cell table:number-columns-repeated="5"/>
          <table:table-cell office:value-type="string" calcext:value-type="string">
            <text:p>http://dblp.org/rec/conf/biostec/SilvaLCFR13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On Real Time ECG Segmentation Algorithms for Biometric Applications.</text:p>
          </table:table-cell>
          <table:table-cell table:number-columns-repeated="5"/>
          <table:table-cell office:value-type="string" calcext:value-type="string">
            <text:p>http://dblp.org/rec/conf/biostec/CanentoLSF13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omparison of Two Techniques for Lifting Low-lying Objects on a Table - Part I: Setup, ECG and Motion Measurement.</text:p>
          </table:table-cell>
          <table:table-cell table:number-columns-repeated="5"/>
          <table:table-cell office:value-type="string" calcext:value-type="string">
            <text:p>http://dblp.org/rec/conf/biostec/LooseOTT13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Real Time Electrocardiogram Segmentation for Finger based ECG Biometrics.</text:p>
          </table:table-cell>
          <table:table-cell table:number-columns-repeated="5"/>
          <table:table-cell office:value-type="string" calcext:value-type="string">
            <text:p>http://dblp.org/rec/conf/biostec/LourencoSLLF12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P-wave Smoothing and Denoising by Quadratic Variation Reduction.</text:p>
          </table:table-cell>
          <table:table-cell table:number-columns-repeated="5"/>
          <table:table-cell office:value-type="string" calcext:value-type="string">
            <text:p>http://dblp.org/rec/conf/biostec/FasanoVVC1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Towards a Finger based ECG Biometric System.</text:p>
          </table:table-cell>
          <table:table-cell table:number-columns-repeated="5"/>
          <table:table-cell office:value-type="string" calcext:value-type="string">
            <text:p>http://dblp.org/rec/conf/biostec/LourencoSSF1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-based Continuous Authentication System using Adaptive String Matching.</text:p>
          </table:table-cell>
          <table:table-cell table:number-columns-repeated="5"/>
          <table:table-cell office:value-type="string" calcext:value-type="string">
            <text:p>http://dblp.org/rec/conf/biostec/CoutinhoFF1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Which Resolution for Reliable ECG P-wave Analysis in Atrial Fibrillation?</text:p>
          </table:table-cell>
          <table:table-cell table:number-columns-repeated="5"/>
          <table:table-cell office:value-type="string" calcext:value-type="string">
            <text:p>http://dblp.org/rec/conf/biostec/CensiCTMBCB1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A Collective Biological Processing Algorithm for ECG Signals.</text:p>
          </table:table-cell>
          <table:table-cell table:number-columns-repeated="5"/>
          <table:table-cell office:value-type="string" calcext:value-type="string">
            <text:p>http://dblp.org/rec/conf/biostec/Teodorescu1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ECG Artifact Removal from Surface EMG Signals by Combining Empirical Mode Decomposition and Independent Component Analysis.</text:p>
          </table:table-cell>
          <table:table-cell table:number-columns-repeated="5"/>
          <table:table-cell office:value-type="string" calcext:value-type="string">
            <text:p>http://dblp.org/rec/conf/biostec/TaelmanMHDD1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Signal Quality Assessment for Capacitive ECG Monitoring Systems using Body-sensor-impedance.</text:p>
          </table:table-cell>
          <table:table-cell table:number-columns-repeated="5"/>
          <table:table-cell office:value-type="string" calcext:value-type="string">
            <text:p>http://dblp.org/rec/conf/biostec/HeuerCKGS1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Comparing Dry Electrode Materials for Long-term ECG Monitoring - Evaluation of a New Method.</text:p>
          </table:table-cell>
          <table:table-cell table:number-columns-repeated="5"/>
          <table:table-cell office:value-type="string" calcext:value-type="string">
            <text:p>http://dblp.org/rec/conf/biostec/FuhrhopLSSHK1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eart-rate Adaptive Match Filter based Procedure for Automatic Detection of T-wave Alternans from 24-hour ECG Recordings - Issues Related to Filter Implementation.</text:p>
          </table:table-cell>
          <table:table-cell table:number-columns-repeated="5"/>
          <table:table-cell office:value-type="string" calcext:value-type="string">
            <text:p>http://dblp.org/rec/conf/biostec/BurattiniBB1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Frequency Domain Analysis as Risk Predictor of Sudden Cardiac Death from Long-time ECG Recordings.</text:p>
          </table:table-cell>
          <table:table-cell table:number-columns-repeated="5"/>
          <table:table-cell office:value-type="string" calcext:value-type="string">
            <text:p>http://dblp.org/rec/conf/biostec/GarciaSA1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ECG Variable Cine: computer program for presentation of temporal changes in ECG variables over different number of ECG leads.</text:p>
          </table:table-cell>
          <table:table-cell table:number-columns-repeated="5"/>
          <table:table-cell office:value-type="string" calcext:value-type="string">
            <text:p>http://dblp.org/rec/journals/cmpb/ViikVM00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loud-ECG for real time ECG monitoring and analysis.</text:p>
          </table:table-cell>
          <table:table-cell table:number-columns-repeated="5"/>
          <table:table-cell office:value-type="string" calcext:value-type="string">
            <text:p>http://dblp.org/rec/journals/cmpb/XiaAZ13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Subject identification via ECG fiducial-based systems: Influence of the type of QT interval correction.</text:p>
          </table:table-cell>
          <table:table-cell table:number-columns-repeated="5"/>
          <table:table-cell office:value-type="string" calcext:value-type="string">
            <text:p>http://dblp.org/rec/journals/cmpb/GargiuloFSS15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ompressed sensing of ECG signal for wireless system with new fast iterative method.</text:p>
          </table:table-cell>
          <table:table-cell table:number-columns-repeated="5"/>
          <table:table-cell office:value-type="string" calcext:value-type="string">
            <text:p>http://dblp.org/rec/journals/cmpb/TawficK15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heck Your Biosignals Here: A new dataset for off-the-person ECG biometrics.</text:p>
          </table:table-cell>
          <table:table-cell table:number-columns-repeated="5"/>
          <table:table-cell office:value-type="string" calcext:value-type="string">
            <text:p>http://dblp.org/rec/journals/cmpb/SilvaLFRA14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heterogeneous coupled oscillator model for simulation of ECG signals.</text:p>
          </table:table-cell>
          <table:table-cell table:number-columns-repeated="5"/>
          <table:table-cell office:value-type="string" calcext:value-type="string">
            <text:p>http://dblp.org/rec/journals/cmpb/RyzhiiR14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machine learning approach to multi-level ECG signal quality classification.</text:p>
          </table:table-cell>
          <table:table-cell table:number-columns-repeated="5"/>
          <table:table-cell office:value-type="string" calcext:value-type="string">
            <text:p>http://dblp.org/rec/journals/cmpb/LiRC14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Enhancement of low sampling frequency recordings for ECG biometric matching using interpolation.</text:p>
          </table:table-cell>
          <table:table-cell table:number-columns-repeated="5"/>
          <table:table-cell office:value-type="string" calcext:value-type="string">
            <text:p>http://dblp.org/rec/journals/cmpb/SidekK13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ECG beat classification using a cost sensitive classifier.</text:p>
          </table:table-cell>
          <table:table-cell table:number-columns-repeated="5"/>
          <table:table-cell office:value-type="string" calcext:value-type="string">
            <text:p>http://dblp.org/rec/journals/cmpb/ZidelmalAAM13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Noninvasive fetal ECG estimation using adaptive comb filter.</text:p>
          </table:table-cell>
          <table:table-cell table:number-columns-repeated="5"/>
          <table:table-cell office:value-type="string" calcext:value-type="string">
            <text:p>http://dblp.org/rec/journals/cmpb/ZhengWZL13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Broadband noise suppression and feature identification of ECG waveforms using mathematical morphology and embedding theorem.</text:p>
          </table:table-cell>
          <table:table-cell table:number-columns-repeated="5"/>
          <table:table-cell office:value-type="string" calcext:value-type="string">
            <text:p>http://dblp.org/rec/journals/cmpb/JiW13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Fractional dynamical model for the generation of ECG like signals from filtered coupled Van-der Pol oscillators.</text:p>
          </table:table-cell>
          <table:table-cell table:number-columns-repeated="5"/>
          <table:table-cell office:value-type="string" calcext:value-type="string">
            <text:p>http://dblp.org/rec/journals/cmpb/DasM13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Multistage approach for clustering and classification of ECG data.</text:p>
          </table:table-cell>
          <table:table-cell table:number-columns-repeated="5"/>
          <table:table-cell office:value-type="string" calcext:value-type="string">
            <text:p>http://dblp.org/rec/journals/cmpb/AbawajyKC13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Feature extraction for ECG heartbeats using higher order statistics of WPD coefficients.</text:p>
          </table:table-cell>
          <table:table-cell table:number-columns-repeated="5"/>
          <table:table-cell office:value-type="string" calcext:value-type="string">
            <text:p>http://dblp.org/rec/journals/cmpb/KutluK12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Unsupervised feature relevance analysis applied to improve ECG heartbeat clustering.</text:p>
          </table:table-cell>
          <table:table-cell table:number-columns-repeated="5"/>
          <table:table-cell office:value-type="string" calcext:value-type="string">
            <text:p>http://dblp.org/rec/journals/cmpb/Rodriguez-SoteloPCC12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Searching biosignal databases by content and context: Research Oriented Integration System for ECG Signals (ROISES).</text:p>
          </table:table-cell>
          <table:table-cell table:number-columns-repeated="5"/>
          <table:table-cell office:value-type="string" calcext:value-type="string">
            <text:p>http://dblp.org/rec/journals/cmpb/KokkinakiCM12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utomated ECG diagnostic P-wave analysis using wavelets.</text:p>
          </table:table-cell>
          <table:table-cell table:number-columns-repeated="5"/>
          <table:table-cell office:value-type="string" calcext:value-type="string">
            <text:p>http://dblp.org/rec/journals/cmpb/DieryRCJ11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contextual based double watermarking of PET images by patient ID and ECG signal.</text:p>
          </table:table-cell>
          <table:table-cell table:number-columns-repeated="5"/>
          <table:table-cell office:value-type="string" calcext:value-type="string">
            <text:p>http://dblp.org/rec/journals/cmpb/NambakhshAZ11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utomatic segmentation of long-term ECG signals corrupted with broadband noise based on sample entropy.</text:p>
          </table:table-cell>
          <table:table-cell table:number-columns-repeated="5"/>
          <table:table-cell office:value-type="string" calcext:value-type="string">
            <text:p>http://dblp.org/rec/journals/cmpb/MicoMCA10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novel method for pediatric heart sound segmentation without using the ECG.</text:p>
          </table:table-cell>
          <table:table-cell table:number-columns-repeated="5"/>
          <table:table-cell office:value-type="string" calcext:value-type="string">
            <text:p>http://dblp.org/rec/journals/cmpb/SepehriGDKK10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Study on the Optimal Positions of ECG Electrodes in a Garment for the Design of ECG-Monitoring Clothing for Male.</text:p>
          </table:table-cell>
          <table:table-cell table:number-columns-repeated="5"/>
          <table:table-cell office:value-type="string" calcext:value-type="string">
            <text:p>http://dblp.org/rec/journals/jms/ChoL15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pression and Encryption of ECG Signal Using Wavelet and Chaotically Huffman Code in Telemedicine Application.</text:p>
          </table:table-cell>
          <table:table-cell table:number-columns-repeated="5"/>
          <table:table-cell office:value-type="string" calcext:value-type="string">
            <text:p>http://dblp.org/rec/journals/jms/Raeiatibanadkooki16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munity-Based ECG Monitoring System for Patients with Cardiovascular Diseases.</text:p>
          </table:table-cell>
          <table:table-cell table:number-columns-repeated="5"/>
          <table:table-cell office:value-type="string" calcext:value-type="string">
            <text:p>http://dblp.org/rec/journals/jms/LinWT16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n optimized compression algorithm for real-time ECG data transmission in wireless network of medical information systems.</text:p>
          </table:table-cell>
          <table:table-cell table:number-columns-repeated="5"/>
          <table:table-cell office:value-type="string" calcext:value-type="string">
            <text:p>http://dblp.org/rec/journals/jms/ChoLL15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Erratum to: Optimization of Noise in Non-integrated Instrumentation Amplifier for the Amplification of Very Low Electrophysiological Signals. Case of Electro Cardio Graphic Signals (ECG).</text:p>
          </table:table-cell>
          <table:table-cell table:number-columns-repeated="5"/>
          <table:table-cell office:value-type="string" calcext:value-type="string">
            <text:p>http://dblp.org/rec/journals/jms/NgounouK15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Wearable Wireless ECG Monitoring System With Dynamic Transmission Power Control for Long-Term Homecare.</text:p>
          </table:table-cell>
          <table:table-cell table:number-columns-repeated="5"/>
          <table:table-cell office:value-type="string" calcext:value-type="string">
            <text:p>http://dblp.org/rec/journals/jms/WangDWH15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Human Identification Using Compressed ECG Signals.</text:p>
          </table:table-cell>
          <table:table-cell table:number-columns-repeated="5"/>
          <table:table-cell office:value-type="string" calcext:value-type="string">
            <text:p>http://dblp.org/rec/journals/jms/CamaraPT15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Hiding Patients Confidential Datainthe ECG Signal viaa Transform-Domain Quantization Scheme.</text:p>
          </table:table-cell>
          <table:table-cell table:number-columns-repeated="5"/>
          <table:table-cell office:value-type="string" calcext:value-type="string">
            <text:p>http://dblp.org/rec/journals/jms/ChenGHKTT14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The Quantification of the QT-RR Interaction in ECG Signal Using the Detrended FluctuationAnalysis and ARARX Modelling.</text:p>
          </table:table-cell>
          <table:table-cell table:number-columns-repeated="5"/>
          <table:table-cell office:value-type="string" calcext:value-type="string">
            <text:p>http://dblp.org/rec/journals/jms/BaakekSB14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Discrete Wavelet Transform and Singular Value Decomposition Based ECG Steganography for Secured Patient Information Transmission.</text:p>
          </table:table-cell>
          <table:table-cell table:number-columns-repeated="5"/>
          <table:table-cell office:value-type="string" calcext:value-type="string">
            <text:p>http://dblp.org/rec/journals/jms/JeroRR14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Optimization of Noise in Non-integrated Instrumentation Amplifier for the Amplification of Very Low Electrophisiological Signals. Case of Electro Cardio Graphic Signals (ECG).</text:p>
          </table:table-cell>
          <table:table-cell table:number-columns-repeated="5"/>
          <table:table-cell office:value-type="string" calcext:value-type="string">
            <text:p>http://dblp.org/rec/journals/jms/NgounouK14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n Awareness Approach to Analyze ECG Streaming Data.</text:p>
          </table:table-cell>
          <table:table-cell table:number-columns-repeated="5"/>
          <table:table-cell office:value-type="string" calcext:value-type="string">
            <text:p>http://dblp.org/rec/journals/jms/DonCCM13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Field Programmable Gate Array Based Fuzzy Neural Signal Processing System for Differential Diagnosis of QRS Complex Tachycardia and Tachyarrhythmia in Noisy ECG Signals.</text:p>
          </table:table-cell>
          <table:table-cell table:number-columns-repeated="5"/>
          <table:table-cell office:value-type="string" calcext:value-type="string">
            <text:p>http://dblp.org/rec/journals/jms/Chowdhury12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Neuro-Fuzzy Identification of ECG Beats.</text:p>
          </table:table-cell>
          <table:table-cell table:number-columns-repeated="5"/>
          <table:table-cell office:value-type="string" calcext:value-type="string">
            <text:p>http://dblp.org/rec/journals/jms/ChikhAM12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Development of a Portable Linux-Based ECG Measurement and Monitoring System.</text:p>
          </table:table-cell>
          <table:table-cell table:number-columns-repeated="5"/>
          <table:table-cell office:value-type="string" calcext:value-type="string">
            <text:p>http://dblp.org/rec/journals/jms/TanCHCL11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Measuring Pulse Wave Velocity Using ECG and Photoplethysmography.</text:p>
          </table:table-cell>
          <table:table-cell table:number-columns-repeated="5"/>
          <table:table-cell office:value-type="string" calcext:value-type="string">
            <text:p>http://dblp.org/rec/journals/jms/LiuHCW11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Variable Threshold Method for ECG R-peak Detection.</text:p>
          </table:table-cell>
          <table:table-cell table:number-columns-repeated="5"/>
          <table:table-cell office:value-type="string" calcext:value-type="string">
            <text:p>http://dblp.org/rec/journals/jms/KewJ11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pressed ECG Biometric: A Fast, Secured and Efficient Method for Identification of CVD Patient.</text:p>
          </table:table-cell>
          <table:table-cell table:number-columns-repeated="5"/>
          <table:table-cell office:value-type="string" calcext:value-type="string">
            <text:p>http://dblp.org/rec/journals/jms/SufiKM11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Novel Approach to Fuzzy-Wavelet ECG Signal Analysis for a Mobile Device.</text:p>
          </table:table-cell>
          <table:table-cell table:number-columns-repeated="5"/>
          <table:table-cell office:value-type="string" calcext:value-type="string">
            <text:p>http://dblp.org/rec/journals/jms/TsengPCYLH10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ECG/PPG Integer Signal Processing for a Ubiquitous Health Monitoring System.</text:p>
          </table:table-cell>
          <table:table-cell table:number-columns-repeated="5"/>
          <table:table-cell office:value-type="string" calcext:value-type="string">
            <text:p>http://dblp.org/rec/journals/jms/ShinCY10</text:p>
          </table:table-cell>
          <table:table-cell office:value-type="float" office:value="20" calcext:value-type="float">
            <text:p>20</text:p>
          </table:table-cell>
          <table:table-cell office:value-type="float" office:value="2.213" calcext:value-type="float">
            <text:p>2.213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clustering based system for instant detection of cardiac abnormalities from compressed ECG.</text:p>
          </table:table-cell>
          <table:table-cell table:number-columns-repeated="5"/>
          <table:table-cell office:value-type="string" calcext:value-type="string">
            <text:p>http://dblp.org/rec/journals/eswa/SufiKM11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High resolution ambulatory holter ECG events detection-delineation via modified multi-lead wavelet-based features analysis: Detection and quantification of heart rate turbulence.</text:p>
          </table:table-cell>
          <table:table-cell table:number-columns-repeated="5"/>
          <table:table-cell office:value-type="string" calcext:value-type="string">
            <text:p>http://dblp.org/rec/journals/eswa/GhaffariHD11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Preprocessing and analysis of ECG signals - A self-organizing maps approach.</text:p>
          </table:table-cell>
          <table:table-cell table:number-columns-repeated="5"/>
          <table:table-cell office:value-type="string" calcext:value-type="string">
            <text:p>http://dblp.org/rec/journals/eswa/Gacek11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Recurrent neural networks employing Lyapunov exponents for analysis of ECG signals.</text:p>
          </table:table-cell>
          <table:table-cell table:number-columns-repeated="5"/>
          <table:table-cell office:value-type="string" calcext:value-type="string">
            <text:p>http://dblp.org/rec/journals/eswa/Ubeyli10b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qualitative comparison of Artificial Neural Networks and Support Vector Machines in ECG arrhythmias classification.</text:p>
          </table:table-cell>
          <table:table-cell table:number-columns-repeated="5"/>
          <table:table-cell office:value-type="string" calcext:value-type="string">
            <text:p>http://dblp.org/rec/journals/eswa/MoavenianK10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Feature selection algorithm for ECG signals using Range-Overlaps Method.</text:p>
          </table:table-cell>
          <table:table-cell table:number-columns-repeated="5"/>
          <table:table-cell office:value-type="string" calcext:value-type="string">
            <text:p>http://dblp.org/rec/journals/eswa/YehWC10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evelopment of ECG beat segmentation method by combining lowpass filter and irregular R-R interval checkup strategy.</text:p>
          </table:table-cell>
          <table:table-cell table:number-columns-repeated="5"/>
          <table:table-cell office:value-type="string" calcext:value-type="string">
            <text:p>http://dblp.org/rec/journals/eswa/ChoiALJJP10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comparative study of DWT, CWT and DCT transformations in ECG arrhythmias classification.</text:p>
          </table:table-cell>
          <table:table-cell table:number-columns-repeated="5"/>
          <table:table-cell office:value-type="string" calcext:value-type="string">
            <text:p>http://dblp.org/rec/journals/eswa/KhorramiM10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beat classification using particle swarm optimization and radial basis function neural network.</text:p>
          </table:table-cell>
          <table:table-cell table:number-columns-repeated="5"/>
          <table:table-cell office:value-type="string" calcext:value-type="string">
            <text:p>http://dblp.org/rec/journals/eswa/KorurekD10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mperceptibility - Robustness tradeoff studies for ECG steganography using Continuous Ant Colony Optimization.</text:p>
          </table:table-cell>
          <table:table-cell table:number-columns-repeated="5"/>
          <table:table-cell office:value-type="string" calcext:value-type="string">
            <text:p>http://dblp.org/rec/journals/eswa/JeroRS16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eizure detection using EEG and ECG signals for computer-based monitoring, analysis and management of epileptic patients.</text:p>
          </table:table-cell>
          <table:table-cell table:number-columns-repeated="5"/>
          <table:table-cell office:value-type="string" calcext:value-type="string">
            <text:p>http://dblp.org/rec/journals/eswa/MporasTZKRM15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valuating the use of ECG signal in low frequencies as a biometry.</text:p>
          </table:table-cell>
          <table:table-cell table:number-columns-repeated="5"/>
          <table:table-cell office:value-type="string" calcext:value-type="string">
            <text:p>http://dblp.org/rec/journals/eswa/LuzMS14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esign of heart rate variability processor for portable 3-lead ECG monitoring system-on-chip.</text:p>
          </table:table-cell>
          <table:table-cell table:number-columns-repeated="5"/>
          <table:table-cell office:value-type="string" calcext:value-type="string">
            <text:p>http://dblp.org/rec/journals/eswa/FangHT13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arrhythmia classification based on optimum-path forest.</text:p>
          </table:table-cell>
          <table:table-cell table:number-columns-repeated="5"/>
          <table:table-cell office:value-type="string" calcext:value-type="string">
            <text:p>http://dblp.org/rec/journals/eswa/LuzNAPM13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nalyzing ECG for cardiac arrhythmia using cluster analysis.</text:p>
          </table:table-cell>
          <table:table-cell table:number-columns-repeated="5"/>
          <table:table-cell office:value-type="string" calcext:value-type="string">
            <text:p>http://dblp.org/rec/journals/eswa/YehCL12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arrhythmia recognition via a neuro-SVM-KNN hybrid classifier with virtual QRS image-based geometrical features.</text:p>
          </table:table-cell>
          <table:table-cell table:number-columns-repeated="5"/>
          <table:table-cell office:value-type="string" calcext:value-type="string">
            <text:p>http://dblp.org/rec/journals/eswa/HomaeinezhadATTGE12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pplication of principal component analysis to ECG signals for automated diagnosis of cardiac health.</text:p>
          </table:table-cell>
          <table:table-cell table:number-columns-repeated="5"/>
          <table:table-cell office:value-type="string" calcext:value-type="string">
            <text:p>http://dblp.org/rec/journals/eswa/MartisAMRC12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ntegration of type-2 fuzzy clustering and wavelet transform in a neural network based ECG classifier.</text:p>
          </table:table-cell>
          <table:table-cell table:number-columns-repeated="5"/>
          <table:table-cell office:value-type="string" calcext:value-type="string">
            <text:p>http://dblp.org/rec/journals/eswa/OzbayCK11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Personalized long-term ECG classification: A systematic approach.</text:p>
          </table:table-cell>
          <table:table-cell table:number-columns-repeated="5"/>
          <table:table-cell office:value-type="string" calcext:value-type="string">
            <text:p>http://dblp.org/rec/journals/eswa/KiranyazTPG11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Diagnosis of Cardiovascular Abnormalities From Compressed ECG: A Data Mining-Based Approach.</text:p>
          </table:table-cell>
          <table:table-cell table:number-columns-repeated="5"/>
          <table:table-cell office:value-type="string" calcext:value-type="string">
            <text:p>http://dblp.org/rec/journals/titb/SufiK11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pnea MedAssist: Real-time Sleep Apnea Monitor Using Single-Lead ECG.</text:p>
          </table:table-cell>
          <table:table-cell table:number-columns-repeated="5"/>
          <table:table-cell office:value-type="string" calcext:value-type="string">
            <text:p>http://dblp.org/rec/journals/titb/BsoulMT11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Development and Evaluation of Multilead Wavelet-Based ECG Delineation Algorithms for Embedded Wireless Sensor Nodes.</text:p>
          </table:table-cell>
          <table:table-cell table:number-columns-repeated="5"/>
          <table:table-cell office:value-type="string" calcext:value-type="string">
            <text:p>http://dblp.org/rec/journals/titb/RinconRKA11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igenleads: ECG leads for maximizing information capture and improving SNR.</text:p>
          </table:table-cell>
          <table:table-cell table:number-columns-repeated="5"/>
          <table:table-cell office:value-type="string" calcext:value-type="string">
            <text:p>http://dblp.org/rec/journals/titb/FinlayNDL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utoadaptivity and optimization in distributed ECG interpretation.</text:p>
          </table:table-cell>
          <table:table-cell table:number-columns-repeated="5"/>
          <table:table-cell office:value-type="string" calcext:value-type="string">
            <text:p>http://dblp.org/rec/journals/titb/Augustyniak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intelligent telecardiology system using a wearable and wireless ECG to detect atrial fibrillation.</text:p>
          </table:table-cell>
          <table:table-cell table:number-columns-repeated="5"/>
          <table:table-cell office:value-type="string" calcext:value-type="string">
            <text:p>http://dblp.org/rec/journals/titb/LinCLCLCLLCLK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embedded mobile ECG reasoning system for elderly patients.</text:p>
          </table:table-cell>
          <table:table-cell table:number-columns-repeated="5"/>
          <table:table-cell office:value-type="string" calcext:value-type="string">
            <text:p>http://dblp.org/rec/journals/titb/ShihCLL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Clinical assessment of wireless ECG transmission in real-time cardiac telemonitoring.</text:p>
          </table:table-cell>
          <table:table-cell table:number-columns-repeated="5"/>
          <table:table-cell office:value-type="string" calcext:value-type="string">
            <text:p>http://dblp.org/rec/journals/titb/IglesiasG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patient-adaptive profiling scheme for ECG beat classification.</text:p>
          </table:table-cell>
          <table:table-cell table:number-columns-repeated="5"/>
          <table:table-cell office:value-type="string" calcext:value-type="string">
            <text:p>http://dblp.org/rec/journals/titb/FaezipourSBNMT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Interoperability in Digital Electrocardiography: Harmonization of ISO/IEEE x73-PHD and SCP-ECG.</text:p>
          </table:table-cell>
          <table:table-cell table:number-columns-repeated="5"/>
          <table:table-cell office:value-type="string" calcext:value-type="string">
            <text:p>http://dblp.org/rec/journals/titb/TrigoCAMSCEMG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CG signal compression and classification algorithm with quad level vector for ECG holter system.</text:p>
          </table:table-cell>
          <table:table-cell table:number-columns-repeated="5"/>
          <table:table-cell office:value-type="string" calcext:value-type="string">
            <text:p>http://dblp.org/rec/journals/titb/KimYMHY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novel neural-network model for deriving standard 12-lead ECGs from serial three-lead ECGs: application to self-care.</text:p>
          </table:table-cell>
          <table:table-cell table:number-columns-repeated="5"/>
          <table:table-cell office:value-type="string" calcext:value-type="string">
            <text:p>http://dblp.org/rec/journals/titb/AtouiFR10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Wavelet-Based Low-Delay ECG Compression Algorithm for Continuous ECG Transmission.</text:p>
          </table:table-cell>
          <table:table-cell table:number-columns-repeated="5"/>
          <table:table-cell office:value-type="string" calcext:value-type="string">
            <text:p>http://dblp.org/rec/journals/titb/KimYL06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Review on Digital ECG Formats and the Relationships Between Them.</text:p>
          </table:table-cell>
          <table:table-cell table:number-columns-repeated="5"/>
          <table:table-cell office:value-type="string" calcext:value-type="string">
            <text:p>http://dblp.org/rec/journals/titb/TrigoAMG12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Integrated Healthcare Information System for End-to-End Standardized Exchange and Homogeneous Management of Digital ECG Formats.</text:p>
          </table:table-cell>
          <table:table-cell table:number-columns-repeated="5"/>
          <table:table-cell office:value-type="string" calcext:value-type="string">
            <text:p>http://dblp.org/rec/journals/titb/TrigoMAKEHSG12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Trigger Learning and ECG Parameter Customization for Remote Cardiac Clinical Care Information System.</text:p>
          </table:table-cell>
          <table:table-cell table:number-columns-repeated="5"/>
          <table:table-cell office:value-type="string" calcext:value-type="string">
            <text:p>http://dblp.org/rec/journals/titb/BashirLLBSCR12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Multichannel ECG Data Compression Based on Multiscale Principal Component Analysis.</text:p>
          </table:table-cell>
          <table:table-cell table:number-columns-repeated="5"/>
          <table:table-cell office:value-type="string" calcext:value-type="string">
            <text:p>http://dblp.org/rec/journals/titb/SharmaDM12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Low-Power Analog Integrated Circuits for Wireless ECG Acquisition Systems.</text:p>
          </table:table-cell>
          <table:table-cell table:number-columns-repeated="5"/>
          <table:table-cell office:value-type="string" calcext:value-type="string">
            <text:p>http://dblp.org/rec/journals/titb/TsaiHWL12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CG-Cryptography and Authentication in Body Area Networks.</text:p>
          </table:table-cell>
          <table:table-cell table:number-columns-repeated="5"/>
          <table:table-cell office:value-type="string" calcext:value-type="string">
            <text:p>http://dblp.org/rec/journals/titb/ZhangWVF12</text:p>
          </table:table-cell>
          <table:table-cell office:value-type="float" office:value="19" calcext:value-type="float">
            <text:p>19</text:p>
          </table:table-cell>
          <table:table-cell office:value-type="float" office:value="2.493" calcext:value-type="float">
            <text:p>2.493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nhancing interoperability of ECG machine to support ECG telediagnosis service.</text:p>
          </table:table-cell>
          <table:table-cell table:number-columns-repeated="5"/>
          <table:table-cell office:value-type="string" calcext:value-type="string">
            <text:p>http://dblp.org/rec/conf/bmei/LiuWZLDYX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iomedical Engineering and Informatics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Generalized ECG Dynamic Model with Asymmetric Gaussians and its Application in Model-Based ECG Denoising.</text:p>
          </table:table-cell>
          <table:table-cell table:number-columns-repeated="5"/>
          <table:table-cell office:value-type="string" calcext:value-type="string">
            <text:p>http://dblp.org/rec/conf/bmei/LuYY0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CG signal compressed sensing using the wavelet tree model.</text:p>
          </table:table-cell>
          <table:table-cell table:number-columns-repeated="5"/>
          <table:table-cell office:value-type="string" calcext:value-type="string">
            <text:p>http://dblp.org/rec/conf/bmei/LiDHM1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12-lead clinical ECG classification method based on Semi-supervised Discriminant Analysis.</text:p>
          </table:table-cell>
          <table:table-cell table:number-columns-repeated="5"/>
          <table:table-cell office:value-type="string" calcext:value-type="string">
            <text:p>http://dblp.org/rec/conf/bmei/ZhangHLZ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Combining accelerometer data with Gabor energy feature vectors for body movements classification in ambulatory ECG signals.</text:p>
          </table:table-cell>
          <table:table-cell table:number-columns-repeated="5"/>
          <table:table-cell office:value-type="string" calcext:value-type="string">
            <text:p>http://dblp.org/rec/conf/bmei/KherPT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real-time fetal ECG feature extraction using multiscale discrete wavelet transform.</text:p>
          </table:table-cell>
          <table:table-cell table:number-columns-repeated="5"/>
          <table:table-cell office:value-type="string" calcext:value-type="string">
            <text:p>http://dblp.org/rec/conf/bmei/DesaiS1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bnormality diagnosis in ECG signal using Daubechies wavelet.</text:p>
          </table:table-cell>
          <table:table-cell table:number-columns-repeated="5"/>
          <table:table-cell office:value-type="string" calcext:value-type="string">
            <text:p>http://dblp.org/rec/conf/bmei/KavyaB1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Drowsiness detection based on wavelet analysis of ECG and pulse signals.</text:p>
          </table:table-cell>
          <table:table-cell table:number-columns-repeated="5"/>
          <table:table-cell office:value-type="string" calcext:value-type="string">
            <text:p>http://dblp.org/rec/conf/bmei/ZhangL1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uman identification using ECG feature extracted from innovation signal of Extended Kalman Filter.</text:p>
          </table:table-cell>
          <table:table-cell table:number-columns-repeated="5"/>
          <table:table-cell office:value-type="string" calcext:value-type="string">
            <text:p>http://dblp.org/rec/conf/bmei/NaraghiAS1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Robust adaptive fetal heart rate estimation for single-channel abdominal ECG recording.</text:p>
          </table:table-cell>
          <table:table-cell table:number-columns-repeated="5"/>
          <table:table-cell office:value-type="string" calcext:value-type="string">
            <text:p>http://dblp.org/rec/conf/bmei/LiZZLL1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valuation of ECG random number generator for wireless body sensor networks security.</text:p>
          </table:table-cell>
          <table:table-cell table:number-columns-repeated="5"/>
          <table:table-cell office:value-type="string" calcext:value-type="string">
            <text:p>http://dblp.org/rec/conf/bmei/ChenZZZ1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 novel method to model ECG beats using Gaussian functions.</text:p>
          </table:table-cell>
          <table:table-cell table:number-columns-repeated="5"/>
          <table:table-cell office:value-type="string" calcext:value-type="string">
            <text:p>http://dblp.org/rec/conf/bmei/BillahMSA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CG based human identification using wavelet distance measurement.</text:p>
          </table:table-cell>
          <table:table-cell table:number-columns-repeated="5"/>
          <table:table-cell office:value-type="string" calcext:value-type="string">
            <text:p>http://dblp.org/rec/conf/bmei/NaraghiS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CG identification based on Matching Pursuit.</text:p>
          </table:table-cell>
          <table:table-cell table:number-columns-repeated="5"/>
          <table:table-cell office:value-type="string" calcext:value-type="string">
            <text:p>http://dblp.org/rec/conf/bmei/ZhaoY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Recognition of sub-health state based on new pulse and ECG information.</text:p>
          </table:table-cell>
          <table:table-cell table:number-columns-repeated="5"/>
          <table:table-cell office:value-type="string" calcext:value-type="string">
            <text:p>http://dblp.org/rec/conf/bmei/ZhangLK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Subtraction procedure for removing powerline interference from ECG: Dynamic threshold linearity criterion for interference suppression.</text:p>
          </table:table-cell>
          <table:table-cell table:number-columns-repeated="5"/>
          <table:table-cell office:value-type="string" calcext:value-type="string">
            <text:p>http://dblp.org/rec/conf/bmei/Mihov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Analyzing spatial characters of the ECG signal via complex network method.</text:p>
          </table:table-cell>
          <table:table-cell table:number-columns-repeated="5"/>
          <table:table-cell office:value-type="string" calcext:value-type="string">
            <text:p>http://dblp.org/rec/conf/bmei/SunZX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ECG Information System based on AHA/ACC/HRS electrocardiography diagnostic statement list.</text:p>
          </table:table-cell>
          <table:table-cell table:number-columns-repeated="5"/>
          <table:table-cell office:value-type="string" calcext:value-type="string">
            <text:p>http://dblp.org/rec/conf/bmei/DingZZLD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The event synchronous canceller algorithm removes maternal ECG from abdominal signals without affecting the fetal ECG.</text:p>
          </table:table-cell>
          <table:table-cell table:number-columns-repeated="5"/>
          <table:table-cell office:value-type="string" calcext:value-type="string">
            <text:p>http://dblp.org/rec/journals/cbm/UngureanuBOUW09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spiratory rate extraction from single-lead ECG using homomorphic filtering.</text:p>
          </table:table-cell>
          <table:table-cell table:number-columns-repeated="5"/>
          <table:table-cell office:value-type="string" calcext:value-type="string">
            <text:p>http://dblp.org/rec/journals/cbm/SharmaSB15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Design and implementation of a multiband digital filter using FPGA to extract the ECG signal in the presence of different interference signals.</text:p>
          </table:table-cell>
          <table:table-cell table:number-columns-repeated="5"/>
          <table:table-cell office:value-type="string" calcext:value-type="string">
            <text:p>http://dblp.org/rec/journals/cbm/AboutabikhA15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Modeling left and right atrial contributions to the ECG: A dipole-current source approach.</text:p>
          </table:table-cell>
          <table:table-cell table:number-columns-repeated="5"/>
          <table:table-cell office:value-type="string" calcext:value-type="string">
            <text:p>http://dblp.org/rec/journals/cbm/Jacquemet15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liable resource-constrained telecardiology via compressive detection of anomalous ECG signals.</text:p>
          </table:table-cell>
          <table:table-cell table:number-columns-repeated="5"/>
          <table:table-cell office:value-type="string" calcext:value-type="string">
            <text:p>http://dblp.org/rec/journals/cbm/ChandraSJ15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correlation analysis-based detection and delineation of ECG characteristic events using template waveforms extracted by ensemble averaging of clustered heart cycles.</text:p>
          </table:table-cell>
          <table:table-cell table:number-columns-repeated="5"/>
          <table:table-cell office:value-type="string" calcext:value-type="string">
            <text:p>http://dblp.org/rec/journals/cbm/HomaeinezhadEN14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curring patterns of atrial fibrillation in surface ECG predict restoration of sinus rhythm by catheter ablation.</text:p>
          </table:table-cell>
          <table:table-cell table:number-columns-repeated="5"/>
          <table:table-cell office:value-type="string" calcext:value-type="string">
            <text:p>http://dblp.org/rec/journals/cbm/MarcoRBL14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trial activity extraction from single lead ECG recordings: Evaluation of two novel methods.</text:p>
          </table:table-cell>
          <table:table-cell table:number-columns-repeated="5"/>
          <table:table-cell office:value-type="string" calcext:value-type="string">
            <text:p>http://dblp.org/rec/journals/cbm/DaiJL13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traction notice to 'A novel real-time patient-specific seizure diagnosis algorithm based on analysis of EEG and ECG signals using spectral and spatial features and improved particle swarm optimization classifier' [CBM 42 (2012) 848-856].</text:p>
          </table:table-cell>
          <table:table-cell table:number-columns-repeated="5"/>
          <table:table-cell office:value-type="string" calcext:value-type="string">
            <text:p>http://dblp.org/rec/journals/cbm/NasehiP13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CG signal enhancement using S-Transform.</text:p>
          </table:table-cell>
          <table:table-cell table:number-columns-repeated="5"/>
          <table:table-cell office:value-type="string" calcext:value-type="string">
            <text:p>http://dblp.org/rec/journals/cbm/AriDC13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al-time CHF detection from ECG signals using a novel discretization method.</text:p>
          </table:table-cell>
          <table:table-cell table:number-columns-repeated="5"/>
          <table:table-cell office:value-type="string" calcext:value-type="string">
            <text:p>http://dblp.org/rec/journals/cbm/Orhan13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search of fetal ECG extraction using wavelet analysis and adaptive filtering.</text:p>
          </table:table-cell>
          <table:table-cell table:number-columns-repeated="5"/>
          <table:table-cell office:value-type="string" calcext:value-type="string">
            <text:p>http://dblp.org/rec/journals/cbm/WuSZLZG13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trial activity selection for atrial fibrillation ECG recordings.</text:p>
          </table:table-cell>
          <table:table-cell table:number-columns-repeated="5"/>
          <table:table-cell office:value-type="string" calcext:value-type="string">
            <text:p>http://dblp.org/rec/journals/cbm/DonosoFLPR13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Fractal and EMD based removal of baseline wander and powerline interference from ECG signals.</text:p>
          </table:table-cell>
          <table:table-cell table:number-columns-repeated="5"/>
          <table:table-cell office:value-type="string" calcext:value-type="string">
            <text:p>http://dblp.org/rec/journals/cbm/AgrawalG13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mpirical mode decomposition based ECG enhancement and QRS detection.</text:p>
          </table:table-cell>
          <table:table-cell table:number-columns-repeated="5"/>
          <table:table-cell office:value-type="string" calcext:value-type="string">
            <text:p>http://dblp.org/rec/journals/cbm/PalM12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Machine learning on-a-chip: A high-performance low-power reusable neuron architecture for artificial neural networks in ECG classifications.</text:p>
          </table:table-cell>
          <table:table-cell table:number-columns-repeated="5"/>
          <table:table-cell office:value-type="string" calcext:value-type="string">
            <text:p>http://dblp.org/rec/journals/cbm/SunC12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xploiting correlation of ECG with certain EMD functions for discrimination of ventricular fibrillation.</text:p>
          </table:table-cell>
          <table:table-cell table:number-columns-repeated="5"/>
          <table:table-cell office:value-type="string" calcext:value-type="string">
            <text:p>http://dblp.org/rec/journals/cbm/AnasLH11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statistical approach for determination of time plane features from digitized ECG.</text:p>
          </table:table-cell>
          <table:table-cell table:number-columns-repeated="5"/>
          <table:table-cell office:value-type="string" calcext:value-type="string">
            <text:p>http://dblp.org/rec/journals/cbm/ChatterjeeGM11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Converting ECG and other paper legated biomedical maps into digital signals.</text:p>
          </table:table-cell>
          <table:table-cell table:number-columns-repeated="5"/>
          <table:table-cell office:value-type="string" calcext:value-type="string">
            <text:p>http://dblp.org/rec/journals/corr/SilvaOL1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A Java Implementation of the SGA, UMDA, ECGA, and HBOA.</text:p>
          </table:table-cell>
          <table:table-cell table:number-columns-repeated="5"/>
          <table:table-cell office:value-type="string" calcext:value-type="string">
            <text:p>http://dblp.org/rec/journals/corr/PereiraL1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Evaluating ECG Capturing Using Sound-Card of PC/Laptop.</text:p>
          </table:table-cell>
          <table:table-cell table:number-columns-repeated="5"/>
          <table:table-cell office:value-type="string" calcext:value-type="string">
            <text:p>http://dblp.org/rec/journals/corr/PatelS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Feature Extraction of ECG Signal Using HHT Algorithm.</text:p>
          </table:table-cell>
          <table:table-cell table:number-columns-repeated="5"/>
          <table:table-cell office:value-type="string" calcext:value-type="string">
            <text:p>http://dblp.org/rec/journals/corr/SinghT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Exploiting Prior Knowledge in Compressed Sensing Wireless ECG Systems.</text:p>
          </table:table-cell>
          <table:table-cell table:number-columns-repeated="5"/>
          <table:table-cell office:value-type="string" calcext:value-type="string">
            <text:p>http://dblp.org/rec/journals/corr/PolaniaCBB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An ECG-SoC with 535nW/channel lossless data compression for wearable sensors.</text:p>
          </table:table-cell>
          <table:table-cell table:number-columns-repeated="5"/>
          <table:table-cell office:value-type="string" calcext:value-type="string">
            <text:p>http://dblp.org/rec/journals/corr/Deepu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Adaptive Wavelet Based Identification and Extraction of PQRST Combination in Randomly Stretching ECG Sequence.</text:p>
          </table:table-cell>
          <table:table-cell table:number-columns-repeated="5"/>
          <table:table-cell office:value-type="string" calcext:value-type="string">
            <text:p>http://dblp.org/rec/journals/corr/NairGA14a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An ECG-on-Chip with 535-nW/Channel Integrated Lossless Data Compressor for Wireless Sensors.</text:p>
          </table:table-cell>
          <table:table-cell table:number-columns-repeated="5"/>
          <table:table-cell office:value-type="string" calcext:value-type="string">
            <text:p>http://dblp.org/rec/journals/corr/DeepuZLWL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An ECG-on-Chip for Wearable Cardiac Monitoring Devices.</text:p>
          </table:table-cell>
          <table:table-cell table:number-columns-repeated="5"/>
          <table:table-cell office:value-type="string" calcext:value-type="string">
            <text:p>http://dblp.org/rec/journals/corr/DeepuXZYL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Computer Aided ECG Analysis - State of the Art and Upcoming Challenges.</text:p>
          </table:table-cell>
          <table:table-cell table:number-columns-repeated="5"/>
          <table:table-cell office:value-type="string" calcext:value-type="string">
            <text:p>http://dblp.org/rec/journals/corr/VelicPC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imultaneous Greedy Analysis Pursuit for Compressive Sensing of Multi-Channel ECG Signals.</text:p>
          </table:table-cell>
          <table:table-cell table:number-columns-repeated="5"/>
          <table:table-cell office:value-type="string" calcext:value-type="string">
            <text:p>http://dblp.org/rec/journals/corr/AvondsLH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Wavelet Transform-Based Analysis of QRS complex in ECG Signals.</text:p>
          </table:table-cell>
          <table:table-cell table:number-columns-repeated="5"/>
          <table:table-cell office:value-type="string" calcext:value-type="string">
            <text:p>http://dblp.org/rec/journals/corr/BarmaseDM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Learning Temporal Logical Properties Discriminating ECG models of Cardiac Arrhytmias.</text:p>
          </table:table-cell>
          <table:table-cell table:number-columns-repeated="5"/>
          <table:table-cell office:value-type="string" calcext:value-type="string">
            <text:p>http://dblp.org/rec/journals/corr/BartocciBS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Low Energy Wireless Body-Area Networks for Fetal ECG Telemonitoring via the Framework of Block Sparse Bayesian Learning</text:p>
          </table:table-cell>
          <table:table-cell table:number-columns-repeated="5"/>
          <table:table-cell office:value-type="string" calcext:value-type="string">
            <text:p>http://dblp.org/rec/journals/corr/abs-1205-1287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Automatic ECG Beat Arrhythmia Detection</text:p>
          </table:table-cell>
          <table:table-cell table:number-columns-repeated="5"/>
          <table:table-cell office:value-type="string" calcext:value-type="string">
            <text:p>http://dblp.org/rec/journals/corr/abs-1209-0167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Wavelet Based QRS Complex Detection of ECG Signal</text:p>
          </table:table-cell>
          <table:table-cell table:number-columns-repeated="5"/>
          <table:table-cell office:value-type="string" calcext:value-type="string">
            <text:p>http://dblp.org/rec/journals/corr/abs-1209-156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A Neural Network Approach to ECG Denoising</text:p>
          </table:table-cell>
          <table:table-cell table:number-columns-repeated="5"/>
          <table:table-cell office:value-type="string" calcext:value-type="string">
            <text:p>http://dblp.org/rec/journals/corr/abs-1212-5217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ECG Feature Extraction Techniques - A Survey Approach</text:p>
          </table:table-cell>
          <table:table-cell table:number-columns-repeated="5"/>
          <table:table-cell office:value-type="string" calcext:value-type="string">
            <text:p>http://dblp.org/rec/journals/corr/abs-1005-0957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 65-nm low power ECG feature extraction system.</text:p>
          </table:table-cell>
          <table:table-cell table:number-columns-repeated="5"/>
          <table:table-cell office:value-type="string" calcext:value-type="string">
            <text:p>http://dblp.org/rec/conf/iscas/BayasiTSMI1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Low-complexity compressed sensing with variable orthogonal multi-matching pursuit and partially known support for ECG signals.</text:p>
          </table:table-cell>
          <table:table-cell table:number-columns-repeated="5"/>
          <table:table-cell office:value-type="string" calcext:value-type="string">
            <text:p>http://dblp.org/rec/conf/iscas/ChengT15a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daptive ECG interval extraction.</text:p>
          </table:table-cell>
          <table:table-cell table:number-columns-repeated="5"/>
          <table:table-cell office:value-type="string" calcext:value-type="string">
            <text:p>http://dblp.org/rec/conf/iscas/TekesteBSKMAI1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Live demonstration: A wearable wireless ECG acquisition and specification system.</text:p>
          </table:table-cell>
          <table:table-cell table:number-columns-repeated="5"/>
          <table:table-cell office:value-type="string" calcext:value-type="string">
            <text:p>http://dblp.org/rec/conf/iscas/LiangHHCL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Vascular compliance probe with integrated ECG for image-free evaluation of arterial stiffness.</text:p>
          </table:table-cell>
          <table:table-cell table:number-columns-repeated="5"/>
          <table:table-cell office:value-type="string" calcext:value-type="string">
            <text:p>http://dblp.org/rec/conf/iscas/ShahJS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3.8 mW electrocardiogram (ECG) filtered electrical impedance tomography IC using I/Q homodyne architecture for breast cancer diagnosis.</text:p>
          </table:table-cell>
          <table:table-cell table:number-columns-repeated="5"/>
          <table:table-cell office:value-type="string" calcext:value-type="string">
            <text:p>http://dblp.org/rec/conf/iscas/LeeHSY1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Unipolar ECG circuits: Towards more precise cardiac event identification.</text:p>
          </table:table-cell>
          <table:table-cell table:number-columns-repeated="5"/>
          <table:table-cell office:value-type="string" calcext:value-type="string">
            <text:p>http://dblp.org/rec/conf/iscas/GargiuloTSMT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Efficient implementation of real-time ECG derived respiration system using cubic spline interpolation.</text:p>
          </table:table-cell>
          <table:table-cell table:number-columns-repeated="5"/>
          <table:table-cell office:value-type="string" calcext:value-type="string">
            <text:p>http://dblp.org/rec/conf/iscas/ShayeiES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n efficient DCT-IV-based ECG compression algorithm and its hardware accelerator design.</text:p>
          </table:table-cell>
          <table:table-cell table:number-columns-repeated="5"/>
          <table:table-cell office:value-type="string" calcext:value-type="string">
            <text:p>http://dblp.org/rec/conf/iscas/LaiCLLLL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Wireless wearable ECG sensor design based on level-crossing sampling and linear interpolation.</text:p>
          </table:table-cell>
          <table:table-cell table:number-columns-repeated="5"/>
          <table:table-cell office:value-type="string" calcext:value-type="string">
            <text:p>http://dblp.org/rec/conf/iscas/HongXL1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Real-time obstructive sleep apnea detection based on ECG derived respiration signal.</text:p>
          </table:table-cell>
          <table:table-cell table:number-columns-repeated="5"/>
          <table:table-cell office:value-type="string" calcext:value-type="string">
            <text:p>http://dblp.org/rec/conf/iscas/HuangCF1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Simplified logic design methodology for fuzzy membership function based robust detection of maternal modulus maxima location: A low complexity Fetal ECG extraction architecture for mobile health monitoring systems.</text:p>
          </table:table-cell>
          <table:table-cell table:number-columns-repeated="5"/>
          <table:table-cell office:value-type="string" calcext:value-type="string">
            <text:p>http://dblp.org/rec/conf/iscas/AcharyyaMAT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Compressed sensing reconstruction: Comparative study with applications to ECG bio-signals.</text:p>
          </table:table-cell>
          <table:table-cell table:number-columns-repeated="5"/>
          <table:table-cell office:value-type="string" calcext:value-type="string">
            <text:p>http://dblp.org/rec/conf/iscas/DixonACGA1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Wireless ECG detection system with low-power analog front-end circuit and bio-processing ZigBee firmware.</text:p>
          </table:table-cell>
          <table:table-cell table:number-columns-repeated="5"/>
          <table:table-cell office:value-type="string" calcext:value-type="string">
            <text:p>http://dblp.org/rec/conf/iscas/SuCHL1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The relationship between music processing and electrocardiogram (ECG) in vegetative state (VS).</text:p>
          </table:table-cell>
          <table:table-cell table:number-columns-repeated="5"/>
          <table:table-cell office:value-type="string" calcext:value-type="string">
            <text:p>http://dblp.org/rec/conf/iscas/YenWHHCHHLJ1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Data adaptive analysis of ECG signals for cardiovascular disease diagnosis.</text:p>
          </table:table-cell>
          <table:table-cell table:number-columns-repeated="5"/>
          <table:table-cell office:value-type="string" calcext:value-type="string">
            <text:p>http://dblp.org/rec/conf/iscas/IslamAHM1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A first lab in filter design: Power line hum suppression in an ECG signal.</text:p>
          </table:table-cell>
          <table:table-cell table:number-columns-repeated="5"/>
          <table:table-cell office:value-type="string" calcext:value-type="string">
            <text:p>http://dblp.org/rec/conf/iscas/LiuKA1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On the compression of ECG records employing triangular elements and analysis-by-synthesis modeling.</text:p>
          </table:table-cell>
          <table:table-cell table:number-columns-repeated="5"/>
          <table:table-cell office:value-type="string" calcext:value-type="string">
            <text:p>http://dblp.org/rec/conf/iscas/GuimaraesLBC1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LPA: A new key agreement scheme based on linear prediction of ECG features for WBAN.</text:p>
          </table:table-cell>
          <table:table-cell table:number-columns-repeated="5"/>
          <table:table-cell office:value-type="string" calcext:value-type="string">
            <text:p>http://dblp.org/rec/conf/eusipco/ZaghouaniJBA15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A tensor decomposition approach to noninvasive atrial activity extraction in atrial fibrillation ECG.</text:p>
          </table:table-cell>
          <table:table-cell table:number-columns-repeated="5"/>
          <table:table-cell office:value-type="string" calcext:value-type="string">
            <text:p>http://dblp.org/rec/conf/eusipco/RibeiroHFMAZ15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 analysis using consensus clustering.</text:p>
          </table:table-cell>
          <table:table-cell table:number-columns-repeated="5"/>
          <table:table-cell office:value-type="string" calcext:value-type="string">
            <text:p>http://dblp.org/rec/conf/eusipco/LourencoCBF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Online seizure detection in adults with temporal lobe epilepsy using single-lead ECG.</text:p>
          </table:table-cell>
          <table:table-cell table:number-columns-repeated="5"/>
          <table:table-cell office:value-type="string" calcext:value-type="string">
            <text:p>http://dblp.org/rec/conf/eusipco/CoomanCBMH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Grouped sparsity algorithm for multichannel intracardiac ECG synchronization.</text:p>
          </table:table-cell>
          <table:table-cell table:number-columns-repeated="5"/>
          <table:table-cell office:value-type="string" calcext:value-type="string">
            <text:p>http://dblp.org/rec/conf/eusipco/TriganoKLA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Twave alternans detection in ecg using Extended Kalman Filter and dualrate EKF.</text:p>
          </table:table-cell>
          <table:table-cell table:number-columns-repeated="5"/>
          <table:table-cell office:value-type="string" calcext:value-type="string">
            <text:p>http://dblp.org/rec/conf/eusipco/AkhbariSJ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Feasibility of single-arm single-lead ECG biometrics.</text:p>
          </table:table-cell>
          <table:table-cell table:number-columns-repeated="5"/>
          <table:table-cell office:value-type="string" calcext:value-type="string">
            <text:p>http://dblp.org/rec/conf/eusipco/RajH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Robust 3-way tensor decomposition and extended state Kalman filtering to extract fetal ECG.</text:p>
          </table:table-cell>
          <table:table-cell table:number-columns-repeated="5"/>
          <table:table-cell office:value-type="string" calcext:value-type="string">
            <text:p>http://dblp.org/rec/conf/eusipco/NiknazarBRJC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Beat-to-beat P and T wave delineation in ECG signals using a marginalized particle filter.</text:p>
          </table:table-cell>
          <table:table-cell table:number-columns-repeated="5"/>
          <table:table-cell office:value-type="string" calcext:value-type="string">
            <text:p>http://dblp.org/rec/conf/eusipco/LinGMT1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Motion artifact removal in ECG signals using multi-resolution thresholding.</text:p>
          </table:table-cell>
          <table:table-cell table:number-columns-repeated="5"/>
          <table:table-cell office:value-type="string" calcext:value-type="string">
            <text:p>http://dblp.org/rec/conf/eusipco/StrasserMZ1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Fetal ECG extraction from a single sensor by a non-parametric modeling.</text:p>
          </table:table-cell>
          <table:table-cell table:number-columns-repeated="5"/>
          <table:table-cell office:value-type="string" calcext:value-type="string">
            <text:p>http://dblp.org/rec/conf/eusipco/NiknazarRJ1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The limited applicability of Wiener filtering to ECG signals disturbed by the MHD effect.</text:p>
          </table:table-cell>
          <table:table-cell table:number-columns-repeated="5"/>
          <table:table-cell office:value-type="string" calcext:value-type="string">
            <text:p>http://dblp.org/rec/conf/eusipco/KrugCRO1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-gated C-arm computed tomography using L1 regularization.</text:p>
          </table:table-cell>
          <table:table-cell table:number-columns-repeated="5"/>
          <table:table-cell office:value-type="string" calcext:value-type="string">
            <text:p>http://dblp.org/rec/conf/eusipco/MoryZAGSPRDB1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 compressed sensing based on classification in compressed space and specified dictionaries.</text:p>
          </table:table-cell>
          <table:table-cell table:number-columns-repeated="5"/>
          <table:table-cell office:value-type="string" calcext:value-type="string">
            <text:p>http://dblp.org/rec/conf/eusipco/FiraGBC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 based biometric for doubly secure authentication.</text:p>
          </table:table-cell>
          <table:table-cell table:number-columns-repeated="5"/>
          <table:table-cell office:value-type="string" calcext:value-type="string">
            <text:p>http://dblp.org/rec/conf/eusipco/SafieSP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ECG comptression using run length encoding.</text:p>
          </table:table-cell>
          <table:table-cell table:number-columns-repeated="5"/>
          <table:table-cell office:value-type="string" calcext:value-type="string">
            <text:p>http://dblp.org/rec/conf/eusipco/AkhterH1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Formalizing electrocardiogram (ECG) signal behavior in event-B.</text:p>
          </table:table-cell>
          <table:table-cell table:number-columns-repeated="5"/>
          <table:table-cell office:value-type="string" calcext:value-type="string">
            <text:p>http://dblp.org/rec/conf/healthcom/HamadiGA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Big data reduction using RBFNN: A predictive model for ECG waveform for eHealth platform integration.</text:p>
          </table:table-cell>
          <table:table-cell table:number-columns-repeated="5"/>
          <table:table-cell office:value-type="string" calcext:value-type="string">
            <text:p>http://dblp.org/rec/conf/healthcom/PomboGFB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clinical decision and support system with automatically ECG classification in telehealthcare.</text:p>
          </table:table-cell>
          <table:table-cell table:number-columns-repeated="5"/>
          <table:table-cell office:value-type="string" calcext:value-type="string">
            <text:p>http://dblp.org/rec/conf/healthcom/HoLWCLHH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n ECG monitoring system for prediction of cardiac anomalies using WBAN.</text:p>
          </table:table-cell>
          <table:table-cell table:number-columns-repeated="5"/>
          <table:table-cell office:value-type="string" calcext:value-type="string">
            <text:p>http://dblp.org/rec/conf/healthcom/HadjemSN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Construction of healthcare network based on proposed ECG and physical-activity sensor adopting energy-harvesting technologies.</text:p>
          </table:table-cell>
          <table:table-cell table:number-columns-repeated="5"/>
          <table:table-cell office:value-type="string" calcext:value-type="string">
            <text:p>http://dblp.org/rec/conf/healthcom/KawashimaNH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JSM-2 based ECG compression with statistical support prediction.</text:p>
          </table:table-cell>
          <table:table-cell table:number-columns-repeated="5"/>
          <table:table-cell office:value-type="string" calcext:value-type="string">
            <text:p>http://dblp.org/rec/conf/healthcom/YuLQZCC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ccurate and reliable 3-lead to 12-lead ECG reconstruction methodology for remote health monitoring applications.</text:p>
          </table:table-cell>
          <table:table-cell table:number-columns-repeated="5"/>
          <table:table-cell office:value-type="string" calcext:value-type="string">
            <text:p>http://dblp.org/rec/conf/healthcom/MaheshwariARPS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Enabling comfortable sports therapy for patient: A novel lightweight durable and portable ECG monitoring system.</text:p>
          </table:table-cell>
          <table:table-cell table:number-columns-repeated="5"/>
          <table:table-cell office:value-type="string" calcext:value-type="string">
            <text:p>http://dblp.org/rec/conf/healthcom/ChenMWDS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pervasive energy-efficient ECG monitoring approach for detecting abnormal cardiac situations.</text:p>
          </table:table-cell>
          <table:table-cell table:number-columns-repeated="5"/>
          <table:table-cell office:value-type="string" calcext:value-type="string">
            <text:p>http://dblp.org/rec/conf/healthcom/BezerraLLCFA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Telecardiology: Hurst exponent based anomaly detection in compressively sampled ECG signals.</text:p>
          </table:table-cell>
          <table:table-cell table:number-columns-repeated="5"/>
          <table:table-cell office:value-type="string" calcext:value-type="string">
            <text:p>http://dblp.org/rec/conf/healthcom/ChandraSJ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Discrete-wavelet-transform-based noise reduction and R wave detection for ECG signals.</text:p>
          </table:table-cell>
          <table:table-cell table:number-columns-repeated="5"/>
          <table:table-cell office:value-type="string" calcext:value-type="string">
            <text:p>http://dblp.org/rec/conf/healthcom/LinLHLM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low noise wearable wireless ECG system with body motion cancellation for long term homecare.</text:p>
          </table:table-cell>
          <table:table-cell table:number-columns-repeated="5"/>
          <table:table-cell office:value-type="string" calcext:value-type="string">
            <text:p>http://dblp.org/rec/conf/healthcom/WangWH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Biometric recognition system using low bandwidth ECG signals.</text:p>
          </table:table-cell>
          <table:table-cell table:number-columns-repeated="5"/>
          <table:table-cell office:value-type="string" calcext:value-type="string">
            <text:p>http://dblp.org/rec/conf/healthcom/MatosLN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wearable heart rate belt for ambulant ECG monitoring.</text:p>
          </table:table-cell>
          <table:table-cell table:number-columns-repeated="5"/>
          <table:table-cell office:value-type="string" calcext:value-type="string">
            <text:p>http://dblp.org/rec/conf/healthcom/PengWHZ1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A wireless noncontact ECG detection system based on capacitive coupling.</text:p>
          </table:table-cell>
          <table:table-cell table:number-columns-repeated="5"/>
          <table:table-cell office:value-type="string" calcext:value-type="string">
            <text:p>http://dblp.org/rec/conf/healthcom/ChenLRFXLT1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lthcom</text:p>
          </table:table-cell>
          <table:table-cell office:value-type="string" calcext:value-type="string">
            <text:p>JSM-2 based joint ECG compressed sensing with partially known support establishment.</text:p>
          </table:table-cell>
          <table:table-cell table:number-columns-repeated="5"/>
          <table:table-cell office:value-type="string" calcext:value-type="string">
            <text:p>http://dblp.org/rec/conf/healthcom/QiaoLC1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igh-resolution detection of sustained ventricular and supraventricular tachycardia through FPGA-based fuzzy processing of ECG signal.</text:p>
          </table:table-cell>
          <table:table-cell table:number-columns-repeated="5"/>
          <table:table-cell office:value-type="string" calcext:value-type="string">
            <text:p>http://dblp.org/rec/journals/mbec/Chowdhury15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n adaptive integrated algorithm for noninvasive fetal ECG separation and noise reduction based on ICA-EEMD-WS.</text:p>
          </table:table-cell>
          <table:table-cell table:number-columns-repeated="5"/>
          <table:table-cell office:value-type="string" calcext:value-type="string">
            <text:p>http://dblp.org/rec/journals/mbec/LiuL15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The effect of precordial lead displacement on ECG morphology.</text:p>
          </table:table-cell>
          <table:table-cell table:number-columns-repeated="5"/>
          <table:table-cell office:value-type="string" calcext:value-type="string">
            <text:p>http://dblp.org/rec/journals/mbec/KaniaRFZJMSM14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valuation of ventricular repolarization dispersion during acute myocardial ischemia: spatial and temporal ECG indices.</text:p>
          </table:table-cell>
          <table:table-cell table:number-columns-repeated="5"/>
          <table:table-cell office:value-type="string" calcext:value-type="string">
            <text:p>http://dblp.org/rec/journals/mbec/AriniBML14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Binary optimization for source localization in the inverse problem of ECG.</text:p>
          </table:table-cell>
          <table:table-cell table:number-columns-repeated="5"/>
          <table:table-cell office:value-type="string" calcext:value-type="string">
            <text:p>http://dblp.org/rec/journals/mbec/PotyagayloCSD14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ffect of ECG-derived respiration (EDR) on modeling ventricular repolarization dynamics in different physiological and psychological conditions.</text:p>
          </table:table-cell>
          <table:table-cell table:number-columns-repeated="5"/>
          <table:table-cell office:value-type="string" calcext:value-type="string">
            <text:p>http://dblp.org/rec/journals/mbec/ImamKKP14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daptive motion artefact reduction in respiration and ECG signals for wearable healthcare monitoring systems.</text:p>
          </table:table-cell>
          <table:table-cell table:number-columns-repeated="5"/>
          <table:table-cell office:value-type="string" calcext:value-type="string">
            <text:p>http://dblp.org/rec/journals/mbec/ZhangSWZWW14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comprehensive survey of wearable and wireless ECG monitoring systems for older adults.</text:p>
          </table:table-cell>
          <table:table-cell table:number-columns-repeated="5"/>
          <table:table-cell office:value-type="string" calcext:value-type="string">
            <text:p>http://dblp.org/rec/journals/mbec/BaigGC13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CG signal analysis for the assessment of sleep-disordered breathing and sleep pattern.</text:p>
          </table:table-cell>
          <table:table-cell table:number-columns-repeated="5"/>
          <table:table-cell office:value-type="string" calcext:value-type="string">
            <text:p>http://dblp.org/rec/journals/mbec/KesperCPPC12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Spatial complexity and spectral distribution variability of atrial activity in surface ECG recordings of atrial fibrillation.</text:p>
          </table:table-cell>
          <table:table-cell table:number-columns-repeated="5"/>
          <table:table-cell office:value-type="string" calcext:value-type="string">
            <text:p>http://dblp.org/rec/journals/mbec/MarcoBL12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igh-resolution esophageal long-term ECG allows detailed atrial wave morphology analysis in case of atrial ectopic beats.</text:p>
          </table:table-cell>
          <table:table-cell table:number-columns-repeated="5"/>
          <table:table-cell office:value-type="string" calcext:value-type="string">
            <text:p>http://dblp.org/rec/journals/mbec/NiederhauserMHGJV12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Kalman filter-based approach to reduce the effects of geometric errors and the measurement noise in the inverse ECG problem.</text:p>
          </table:table-cell>
          <table:table-cell table:number-columns-repeated="5"/>
          <table:table-cell office:value-type="string" calcext:value-type="string">
            <text:p>http://dblp.org/rec/journals/mbec/AydinD11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"ECG variability contour" method reveals amplitude changes in both ischemic patients and normal subjects during Dipyridamole stress: a preliminary report.</text:p>
          </table:table-cell>
          <table:table-cell table:number-columns-repeated="5"/>
          <table:table-cell office:value-type="string" calcext:value-type="string">
            <text:p>http://dblp.org/rec/journals/mbec/DoriGBLB11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daptive removal of gradients-induced artefacts on ECG in MRI: a performance analysis of RLS filtering.</text:p>
          </table:table-cell>
          <table:table-cell table:number-columns-repeated="5"/>
          <table:table-cell office:value-type="string" calcext:value-type="string">
            <text:p>http://dblp.org/rec/journals/mbec/SansoneMB10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trial activity estimation from atrial fibrillation ECGs by blind source extraction based on a conditional maximum likelihood approach.</text:p>
          </table:table-cell>
          <table:table-cell table:number-columns-repeated="5"/>
          <table:table-cell office:value-type="string" calcext:value-type="string">
            <text:p>http://dblp.org/rec/journals/mbec/PhlypoZL10</text:p>
          </table:table-cell>
          <table:table-cell office:value-type="float" office:value="15" calcext:value-type="float">
            <text:p>15</text:p>
          </table:table-cell>
          <table:table-cell office:value-type="float" office:value="1.726" calcext:value-type="float">
            <text:p>1.726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Low-Voltage Chopper-Stabilized Amplifier for Fetal ECG Monitoring With a 1.41 Power Efficiency Factor.</text:p>
          </table:table-cell>
          <table:table-cell table:number-columns-repeated="5"/>
          <table:table-cell office:value-type="string" calcext:value-type="string">
            <text:p>http://dblp.org/rec/journals/tbcas/SongRHRMRC15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58 nW ECG ASIC With Motion-Tolerant Heartbeat Timing Extraction for Wearable Cardiovascular Monitoring.</text:p>
          </table:table-cell>
          <table:table-cell table:number-columns-repeated="5"/>
          <table:table-cell office:value-type="string" calcext:value-type="string">
            <text:p>http://dblp.org/rec/journals/tbcas/HeS15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Normally Off ECG SoC With Non-Volatile MCU and Noise Tolerant Heartbeat Detector.</text:p>
          </table:table-cell>
          <table:table-cell table:number-columns-repeated="5"/>
          <table:table-cell office:value-type="string" calcext:value-type="string">
            <text:p>http://dblp.org/rec/journals/tbcas/IzumiYNYNNKKMFF15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Wearable Healthcare System With a 13.7 µ A Noise Tolerant ECG Processor.</text:p>
          </table:table-cell>
          <table:table-cell table:number-columns-repeated="5"/>
          <table:table-cell office:value-type="string" calcext:value-type="string">
            <text:p>http://dblp.org/rec/journals/tbcas/IzumiYNKKMFFNSY15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Configurable and Low-Power Mixed Signal SoC for Portable ECG Monitoring Applications.</text:p>
          </table:table-cell>
          <table:table-cell table:number-columns-repeated="5"/>
          <table:table-cell office:value-type="string" calcext:value-type="string">
            <text:p>http://dblp.org/rec/journals/tbcas/KimKHAKHHY14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Noncontact ECG Recording System With Real Time Capacitance Measurement for Motion Artifact Reduction.</text:p>
          </table:table-cell>
          <table:table-cell table:number-columns-repeated="5"/>
          <table:table-cell office:value-type="string" calcext:value-type="string">
            <text:p>http://dblp.org/rec/journals/tbcas/TorfsCKY14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n ECG Recording Front-End With Continuous-Time Level-Crossing Sampling.</text:p>
          </table:table-cell>
          <table:table-cell table:number-columns-repeated="5"/>
          <table:table-cell office:value-type="string" calcext:value-type="string">
            <text:p>http://dblp.org/rec/journals/tbcas/LiMYZS14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680 nA ECG Acquisition IC for Leadless Pacemaker Applications.</text:p>
          </table:table-cell>
          <table:table-cell table:number-columns-repeated="5"/>
          <table:table-cell office:value-type="string" calcext:value-type="string">
            <text:p>http://dblp.org/rec/journals/tbcas/YanHPOHTHY14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300-mV 220-nW Event-Driven ADC With Real-Time QRS Detection for Wearable ECG Sensors.</text:p>
          </table:table-cell>
          <table:table-cell table:number-columns-repeated="5"/>
          <table:table-cell office:value-type="string" calcext:value-type="string">
            <text:p>http://dblp.org/rec/journals/tbcas/ZhangL14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Design of Wavelet-Based ECG Detector for Implantable Cardiac Pacemakers.</text:p>
          </table:table-cell>
          <table:table-cell table:number-columns-repeated="5"/>
          <table:table-cell office:value-type="string" calcext:value-type="string">
            <text:p>http://dblp.org/rec/journals/tbcas/MinKKKPK13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0.7-V 17.4-$\mu$ W 3-Lead Wireless ECG SoC.</text:p>
          </table:table-cell>
          <table:table-cell table:number-columns-repeated="5"/>
          <table:table-cell office:value-type="string" calcext:value-type="string">
            <text:p>http://dblp.org/rec/journals/tbcas/KhayatzadehZTLL13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Compressed Sensing System Considerations for ECG and EMG Wireless Biosensors.</text:p>
          </table:table-cell>
          <table:table-cell table:number-columns-repeated="5"/>
          <table:table-cell office:value-type="string" calcext:value-type="string">
            <text:p>http://dblp.org/rec/journals/tbcas/DixonAGA12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0.83-$\mu {\rm W}$ QRS Detection Processor Using Quadratic Spline Wavelet Transform for Wireless ECG Acquisition in 0.35- $\mu{\rm m}$ CMOS.</text:p>
          </table:table-cell>
          <table:table-cell table:number-columns-repeated="5"/>
          <table:table-cell office:value-type="string" calcext:value-type="string">
            <text:p>http://dblp.org/rec/journals/tbcas/IeongMLDVMPWM12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Input-Feature Correlated Asynchronous Analog to Information Converter for ECG Monitoring.</text:p>
          </table:table-cell>
          <table:table-cell table:number-columns-repeated="5"/>
          <table:table-cell office:value-type="string" calcext:value-type="string">
            <text:p>http://dblp.org/rec/journals/tbcas/AgarwalS11</text:p>
          </table:table-cell>
          <table:table-cell office:value-type="float" office:value="14" calcext:value-type="float">
            <text:p>14</text:p>
          </table:table-cell>
          <table:table-cell office:value-type="float" office:value="2.482" calcext:value-type="float">
            <text:p>2.482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Scalable ECG hardware and algorithms for extended runtime of wearable sensors.</text:p>
          </table:table-cell>
          <table:table-cell table:number-columns-repeated="5"/>
          <table:table-cell office:value-type="string" calcext:value-type="string">
            <text:p>http://dblp.org/rec/conf/memea/TobolaESKSHSWLE15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CG monitoring via Capacitive Body Coupled Communications.</text:p>
          </table:table-cell>
          <table:table-cell table:number-columns-repeated="5"/>
          <table:table-cell office:value-type="string" calcext:value-type="string">
            <text:p>http://dblp.org/rec/conf/memea/MatiasCMM14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CG biometrics: A template selection approach.</text:p>
          </table:table-cell>
          <table:table-cell table:number-columns-repeated="5"/>
          <table:table-cell office:value-type="string" calcext:value-type="string">
            <text:p>http://dblp.org/rec/conf/memea/LourencoCSF14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Towards increased usability of noisy ECG signals in HRV-based classifiers.</text:p>
          </table:table-cell>
          <table:table-cell table:number-columns-repeated="5"/>
          <table:table-cell office:value-type="string" calcext:value-type="string">
            <text:p>http://dblp.org/rec/conf/memea/Nikolic-PopovicG14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CG-based prediction of ventricular fibrillation by means of the PCA.</text:p>
          </table:table-cell>
          <table:table-cell table:number-columns-repeated="5"/>
          <table:table-cell office:value-type="string" calcext:value-type="string">
            <text:p>http://dblp.org/rec/conf/memea/PrzystupPBW14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Real-time biosignal quality analysis of ambulatory ECG for detection of myocardial ischemia.</text:p>
          </table:table-cell>
          <table:table-cell table:number-columns-repeated="5"/>
          <table:table-cell office:value-type="string" calcext:value-type="string">
            <text:p>http://dblp.org/rec/conf/memea/QuesnelCY1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Novel method and real-time system for detecting the Cardiac Defense Response based on the ECG.</text:p>
          </table:table-cell>
          <table:table-cell table:number-columns-repeated="5"/>
          <table:table-cell office:value-type="string" calcext:value-type="string">
            <text:p>http://dblp.org/rec/conf/memea/CovelloFGAB1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New sampling approach for wireless ECG systems with compressed sensing theory.</text:p>
          </table:table-cell>
          <table:table-cell table:number-columns-repeated="5"/>
          <table:table-cell office:value-type="string" calcext:value-type="string">
            <text:p>http://dblp.org/rec/conf/memea/BalouchestaniRK1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An ECG monitoring system using conductive fabric.</text:p>
          </table:table-cell>
          <table:table-cell table:number-columns-repeated="5"/>
          <table:table-cell office:value-type="string" calcext:value-type="string">
            <text:p>http://dblp.org/rec/conf/memea/TajiSGB1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nsemble Empirical Mode Decomposition and adaptive filtering for ECG signal enhancement.</text:p>
          </table:table-cell>
          <table:table-cell table:number-columns-repeated="5"/>
          <table:table-cell office:value-type="string" calcext:value-type="string">
            <text:p>http://dblp.org/rec/conf/memea/HeGL1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Processing ECG signals using rational function systems.</text:p>
          </table:table-cell>
          <table:table-cell table:number-columns-repeated="5"/>
          <table:table-cell office:value-type="string" calcext:value-type="string">
            <text:p>http://dblp.org/rec/conf/memea/LocsiK1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Extraction of respiratory activity from ECG and PPG signals using vector autoregressive model.</text:p>
          </table:table-cell>
          <table:table-cell table:number-columns-repeated="5"/>
          <table:table-cell office:value-type="string" calcext:value-type="string">
            <text:p>http://dblp.org/rec/conf/memea/MadhavRKKR1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Powerline interference removal from ECG signal using notch filter with non-zero initial conditions.</text:p>
          </table:table-cell>
          <table:table-cell table:number-columns-repeated="5"/>
          <table:table-cell office:value-type="string" calcext:value-type="string">
            <text:p>http://dblp.org/rec/conf/memea/Piskorowski1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Methods for the detection of ECG characteristic points.</text:p>
          </table:table-cell>
          <table:table-cell table:number-columns-repeated="5"/>
          <table:table-cell office:value-type="string" calcext:value-type="string">
            <text:p>http://dblp.org/rec/conf/memea/WallaceDG1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Robust and Accurate Anomaly Detection in ECG Artifacts Using Time Series Motif Discovery.</text:p>
          </table:table-cell>
          <table:table-cell table:number-columns-repeated="5"/>
          <table:table-cell office:value-type="string" calcext:value-type="string">
            <text:p>http://dblp.org/rec/journals/cmmm/SivaraksR15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Computation of Nonlinear Parameters of Heart Rhythm Using Short Time ECG Segments.</text:p>
          </table:table-cell>
          <table:table-cell table:number-columns-repeated="5"/>
          <table:table-cell office:value-type="string" calcext:value-type="string">
            <text:p>http://dblp.org/rec/journals/cmmm/KoichubekovKORS15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Fetal ECG Extraction from Abdominal Signals: A Review on Suppression of Fundamental Power Line Interference Component and Its Harmonics.</text:p>
          </table:table-cell>
          <table:table-cell table:number-columns-repeated="5"/>
          <table:table-cell office:value-type="string" calcext:value-type="string">
            <text:p>http://dblp.org/rec/journals/cmmm/TaralungaUGSW14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PLI Cancellation in ECG Signal Based on Adaptive Filter by Using Wiener-Hopf Equation for Providing Initial Condition.</text:p>
          </table:table-cell>
          <table:table-cell table:number-columns-repeated="5"/>
          <table:table-cell office:value-type="string" calcext:value-type="string">
            <text:p>http://dblp.org/rec/journals/cmmm/ManosuebKW14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Harmonic Linear Dynamical System for Prominent ECG Feature Extraction.</text:p>
          </table:table-cell>
          <table:table-cell table:number-columns-repeated="5"/>
          <table:table-cell office:value-type="string" calcext:value-type="string">
            <text:p>http://dblp.org/rec/journals/cmmm/NguyenYKD14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Simplified 3D Model of Whole Heart Electrical Activity and 12-Lead ECG Generation.</text:p>
          </table:table-cell>
          <table:table-cell table:number-columns-repeated="5"/>
          <table:table-cell office:value-type="string" calcext:value-type="string">
            <text:p>http://dblp.org/rec/journals/cmmm/SoviljMLD13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Study on Parameter Optimization for Support Vector Regression in Solving the Inverse ECG Problem.</text:p>
          </table:table-cell>
          <table:table-cell table:number-columns-repeated="5"/>
          <table:table-cell office:value-type="string" calcext:value-type="string">
            <text:p>http://dblp.org/rec/journals/cmmm/JiangJZWHZ13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Multiscale Cross-Approximate Entropy Analysis as a Measurement of Complexity between ECG R-R Interval and PPG Pulse Amplitude Series among the Normal and Diabetic Subjects.</text:p>
          </table:table-cell>
          <table:table-cell table:number-columns-repeated="5"/>
          <table:table-cell office:value-type="string" calcext:value-type="string">
            <text:p>http://dblp.org/rec/journals/cmmm/WuLLL13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Novel Automatic Detection System for ECG Arrhythmias Using Maximum Margin Clustering with Immune Evolutionary Algorithm.</text:p>
          </table:table-cell>
          <table:table-cell table:number-columns-repeated="5"/>
          <table:table-cell office:value-type="string" calcext:value-type="string">
            <text:p>http://dblp.org/rec/journals/cmmm/ZhuDH13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pplication of Wavelet Entropy to Predict Atrial Fibrillation Progression from the Surface ECG.</text:p>
          </table:table-cell>
          <table:table-cell table:number-columns-repeated="5"/>
          <table:table-cell office:value-type="string" calcext:value-type="string">
            <text:p>http://dblp.org/rec/journals/cmmm/AlcarazR12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Wireless Sensor-Based Smart-Clothing Platform for ECG Monitoring.</text:p>
          </table:table-cell>
          <table:table-cell table:number-columns-repeated="5"/>
          <table:table-cell office:value-type="string" calcext:value-type="string">
            <text:p>http://dblp.org/rec/journals/cmmm/WangLYY15</text:p>
          </table:table-cell>
          <table:table-cell office:value-type="float" office:value="11" calcext:value-type="float">
            <text:p>11</text:p>
          </table:table-cell>
          <table:table-cell office:value-type="float" office:value="0.766" calcext:value-type="float">
            <text:p>0.766</text:p>
          </table:table-cell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Non contact ECG recording instrument for continuous cardiovascular monitoring.</text:p>
          </table:table-cell>
          <table:table-cell table:number-columns-repeated="5"/>
          <table:table-cell office:value-type="string" calcext:value-type="string">
            <text:p>http://dblp.org/rec/conf/bhi/Muneer1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Classification of atrial fibrillation episodes using short ECG segments.</text:p>
          </table:table-cell>
          <table:table-cell table:number-columns-repeated="5"/>
          <table:table-cell office:value-type="string" calcext:value-type="string">
            <text:p>http://dblp.org/rec/conf/bhi/OrtigosaCAFGA1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Time Frequency noise canceller for an optimized separation of the ECG from low back sEMG signals.</text:p>
          </table:table-cell>
          <table:table-cell table:number-columns-repeated="5"/>
          <table:table-cell office:value-type="string" calcext:value-type="string">
            <text:p>http://dblp.org/rec/conf/bhi/DjellatouBM1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ECG acquisition circuit design based on C8051F330.</text:p>
          </table:table-cell>
          <table:table-cell table:number-columns-repeated="5"/>
          <table:table-cell office:value-type="string" calcext:value-type="string">
            <text:p>http://dblp.org/rec/conf/bhi/WuLYZ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Modern approach in multiple patients ECG monitoring.</text:p>
          </table:table-cell>
          <table:table-cell table:number-columns-repeated="5"/>
          <table:table-cell office:value-type="string" calcext:value-type="string">
            <text:p>http://dblp.org/rec/conf/bhi/GabrielF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A CMOS analog front end design in multi-lead ECG system for ubiquitous healthcare.</text:p>
          </table:table-cell>
          <table:table-cell table:number-columns-repeated="5"/>
          <table:table-cell office:value-type="string" calcext:value-type="string">
            <text:p>http://dblp.org/rec/conf/bhi/HungWC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Sleep stage classification of sleep apnea patients using decision-tree-based support vector machines based on ECG parameters.</text:p>
          </table:table-cell>
          <table:table-cell table:number-columns-repeated="5"/>
          <table:table-cell office:value-type="string" calcext:value-type="string">
            <text:p>http://dblp.org/rec/conf/bhi/WangSC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Robust heart rhythm calculation and respiration rate estimation in ambulatory ECG monitoring.</text:p>
          </table:table-cell>
          <table:table-cell table:number-columns-repeated="5"/>
          <table:table-cell office:value-type="string" calcext:value-type="string">
            <text:p>http://dblp.org/rec/conf/bhi/BersetRYP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PPG and ECG feature comparison for healthy people and hypertensive patients.</text:p>
          </table:table-cell>
          <table:table-cell table:number-columns-repeated="5"/>
          <table:table-cell office:value-type="string" calcext:value-type="string">
            <text:p>http://dblp.org/rec/conf/bhi/LuoML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Heart sounds measurement using PVDF film sensor and their comparison with RR intervals of ECG signals.</text:p>
          </table:table-cell>
          <table:table-cell table:number-columns-repeated="5"/>
          <table:table-cell office:value-type="string" calcext:value-type="string">
            <text:p>http://dblp.org/rec/conf/bhi/LeeCBP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Reconfigurable Embedded System for ECG Signal Acquisition.</text:p>
          </table:table-cell>
          <table:table-cell table:number-columns-repeated="5"/>
          <table:table-cell office:value-type="string" calcext:value-type="string">
            <text:p>http://dblp.org/rec/conf/cbms/KayI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Parametric Power Spectrum Analysis of ECG Signals for Obstructive Sleep Apnoea Classification.</text:p>
          </table:table-cell>
          <table:table-cell table:number-columns-repeated="5"/>
          <table:table-cell office:value-type="string" calcext:value-type="string">
            <text:p>http://dblp.org/rec/conf/cbms/WangEM1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 Computer Aided Diagnosis of ECG.</text:p>
          </table:table-cell>
          <table:table-cell table:number-columns-repeated="5"/>
          <table:table-cell office:value-type="string" calcext:value-type="string">
            <text:p>http://dblp.org/rec/conf/cbms/SousaGMASSFT1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n intelligent adaptive filter for fast tracking and elimination of power line interference from ECG signal.</text:p>
          </table:table-cell>
          <table:table-cell table:number-columns-repeated="5"/>
          <table:table-cell office:value-type="string" calcext:value-type="string">
            <text:p>http://dblp.org/rec/conf/cbms/RazzaqBSASMZ1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ECG delineation and morphological analysis for firefighters tasks differentiation.</text:p>
          </table:table-cell>
          <table:table-cell table:number-columns-repeated="5"/>
          <table:table-cell office:value-type="string" calcext:value-type="string">
            <text:p>http://dblp.org/rec/conf/cbms/BrasFC1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Empirical investigation of consensus clustering for large ECG data sets.</text:p>
          </table:table-cell>
          <table:table-cell table:number-columns-repeated="5"/>
          <table:table-cell office:value-type="string" calcext:value-type="string">
            <text:p>http://dblp.org/rec/conf/cbms/KelarevSYJ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ECG baseline drift correction through phase space for simple R-point detection.</text:p>
          </table:table-cell>
          <table:table-cell table:number-columns-repeated="5"/>
          <table:table-cell office:value-type="string" calcext:value-type="string">
            <text:p>http://dblp.org/rec/conf/cbms/PlesnikMTZ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utomatic electrode selection in unobtrusive capacitive ECG measurements.</text:p>
          </table:table-cell>
          <table:table-cell table:number-columns-repeated="5"/>
          <table:table-cell office:value-type="string" calcext:value-type="string">
            <text:p>http://dblp.org/rec/conf/cbms/WartzekWWEL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 method for the automatic classification of ECG beat on mobile phones.</text:p>
          </table:table-cell>
          <table:table-cell table:number-columns-repeated="5"/>
          <table:table-cell office:value-type="string" calcext:value-type="string">
            <text:p>http://dblp.org/rec/conf/cbms/VarellaLIR1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A framework for ECG morphology features recognition.</text:p>
          </table:table-cell>
          <table:table-cell table:number-columns-repeated="5"/>
          <table:table-cell office:value-type="string" calcext:value-type="string">
            <text:p>http://dblp.org/rec/conf/cbms/ZhangHLD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Low-Power Wireless ECG Acquisition and Classification System for Body Sensor Networks.</text:p>
          </table:table-cell>
          <table:table-cell table:number-columns-repeated="5"/>
          <table:table-cell office:value-type="string" calcext:value-type="string">
            <text:p>http://dblp.org/rec/journals/titb/LeeHHLCL15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Implementation of a Wireless ECG Acquisition SoC for IEEE 802.15.4 (ZigBee) Applications.</text:p>
          </table:table-cell>
          <table:table-cell table:number-columns-repeated="5"/>
          <table:table-cell office:value-type="string" calcext:value-type="string">
            <text:p>http://dblp.org/rec/journals/titb/WangCLFL15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xploiting Prior Knowledge in Compressed Sensing Wireless ECG Systems.</text:p>
          </table:table-cell>
          <table:table-cell table:number-columns-repeated="5"/>
          <table:table-cell office:value-type="string" calcext:value-type="string">
            <text:p>http://dblp.org/rec/journals/titb/PolaniaCBB15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nergy-Efficient ECG Compression on Wireless Biosensors via Minimal Coherence Sensing and Weighted ℓ1 Minimization Reconstruction.</text:p>
          </table:table-cell>
          <table:table-cell table:number-columns-repeated="5"/>
          <table:table-cell office:value-type="string" calcext:value-type="string">
            <text:p>http://dblp.org/rec/journals/titb/ZhangGYL15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 Novel ECG Data Compression Method Using Adaptive Fourier Decomposition With Security Guarantee in e-Health Applications.</text:p>
          </table:table-cell>
          <table:table-cell table:number-columns-repeated="5"/>
          <table:table-cell office:value-type="string" calcext:value-type="string">
            <text:p>http://dblp.org/rec/journals/titb/MaZD15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 Level-Crossing Based QRS-Detection Algorithm for Wearable ECG Sensors.</text:p>
          </table:table-cell>
          <table:table-cell table:number-columns-repeated="5"/>
          <table:table-cell office:value-type="string" calcext:value-type="string">
            <text:p>http://dblp.org/rec/journals/titb/RavanshadRLL14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Patient-Specific 12-Lead ECG Reconstruction From Sparse Electrodes Using Independent Component Analysis.</text:p>
          </table:table-cell>
          <table:table-cell table:number-columns-repeated="5"/>
          <table:table-cell office:value-type="string" calcext:value-type="string">
            <text:p>http://dblp.org/rec/journals/titb/TsouriO14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nabling Smart Personalized Healthcare: A Hybrid Mobile-Cloud Approach for ECG Telemonitoring.</text:p>
          </table:table-cell>
          <table:table-cell table:number-columns-repeated="5"/>
          <table:table-cell office:value-type="string" calcext:value-type="string">
            <text:p>http://dblp.org/rec/journals/titb/WangGLJC14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 Low-Complexity ECG Feature Extraction Algorithm for Mobile Healthcare Applications.</text:p>
          </table:table-cell>
          <table:table-cell table:number-columns-repeated="5"/>
          <table:table-cell office:value-type="string" calcext:value-type="string">
            <text:p>http://dblp.org/rec/journals/titb/MazomenosBACMRMC13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stimation of Body Postures on Bed Using Unconstrained ECG Measurements.</text:p>
          </table:table-cell>
          <table:table-cell table:number-columns-repeated="5"/>
          <table:table-cell office:value-type="string" calcext:value-type="string">
            <text:p>http://dblp.org/rec/journals/titb/LeeHLLP13</text:p>
          </table:table-cell>
          <table:table-cell office:value-type="float" office:value="10" calcext:value-type="float">
            <text:p>10</text:p>
          </table:table-cell>
          <table:table-cell office:value-type="float" office:value="2.072" calcext:value-type="float">
            <text:p>2.072</text:p>
          </table:table-cell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stimation of ECG parameters using photoplethysmography.</text:p>
          </table:table-cell>
          <table:table-cell table:number-columns-repeated="5"/>
          <table:table-cell office:value-type="string" calcext:value-type="string">
            <text:p>http://dblp.org/rec/conf/bibe/BanerjeeSPK1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CG analysis in the Time-Frequency domain.</text:p>
          </table:table-cell>
          <table:table-cell table:number-columns-repeated="5"/>
          <table:table-cell office:value-type="string" calcext:value-type="string">
            <text:p>http://dblp.org/rec/conf/bibe/NeophytouKP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Posterior ECG: Producing a new electrocardiogram signal from vectorcardiogram using partial linear transformation.</text:p>
          </table:table-cell>
          <table:table-cell table:number-columns-repeated="5"/>
          <table:table-cell office:value-type="string" calcext:value-type="string">
            <text:p>http://dblp.org/rec/conf/bibe/DehnaviSRB12a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mbedded real-time ECG delineation methods: A comparative evaluation.</text:p>
          </table:table-cell>
          <table:table-cell table:number-columns-repeated="5"/>
          <table:table-cell office:value-type="string" calcext:value-type="string">
            <text:p>http://dblp.org/rec/conf/bibe/BraojosAAR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A method for assessing the reliability of heart rates obtained from ambulatory ECG.</text:p>
          </table:table-cell>
          <table:table-cell table:number-columns-repeated="5"/>
          <table:table-cell office:value-type="string" calcext:value-type="string">
            <text:p>http://dblp.org/rec/conf/bibe/OrphanidouBVDCT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Optimal anisotropic lead scaling of multichannel ECG to reduce magnitude signal variability.</text:p>
          </table:table-cell>
          <table:table-cell table:number-columns-repeated="5"/>
          <table:table-cell office:value-type="string" calcext:value-type="string">
            <text:p>http://dblp.org/rec/conf/bibe/NoponenS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Evaluation of T-wave alternans in comparison with ECG stress test and scintigraphic examination in patients with coronary artery disease.</text:p>
          </table:table-cell>
          <table:table-cell table:number-columns-repeated="5"/>
          <table:table-cell office:value-type="string" calcext:value-type="string">
            <text:p>http://dblp.org/rec/conf/bibe/JanusekKZMZKOK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Principal Component Analysis Method for Detection and Classification of ECG Beat.</text:p>
          </table:table-cell>
          <table:table-cell table:number-columns-repeated="5"/>
          <table:table-cell office:value-type="string" calcext:value-type="string">
            <text:p>http://dblp.org/rec/conf/bibe/YehCL1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Wearable sensor based stress management using integrated respiratory and ECG waveforms.</text:p>
          </table:table-cell>
          <table:table-cell table:number-columns-repeated="5"/>
          <table:table-cell office:value-type="string" calcext:value-type="string">
            <text:p>http://dblp.org/rec/conf/bsn/ChenFRLAV1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JSM-2 Based Joint ECG Compression Exploiting Temporal and Structural Dependency.</text:p>
          </table:table-cell>
          <table:table-cell table:number-columns-repeated="5"/>
          <table:table-cell office:value-type="string" calcext:value-type="string">
            <text:p>http://dblp.org/rec/conf/bsn/LuoLC1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Real-Time ECG and EMG Analysis for Biking Using Android-Based Mobile Devices.</text:p>
          </table:table-cell>
          <table:table-cell table:number-columns-repeated="5"/>
          <table:table-cell office:value-type="string" calcext:value-type="string">
            <text:p>http://dblp.org/rec/conf/bsn/RicherBSE1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Identification of sleep apnea events using discrete wavelet transform of respiration, ECG and accelerometer signals.</text:p>
          </table:table-cell>
          <table:table-cell table:number-columns-repeated="5"/>
          <table:table-cell office:value-type="string" calcext:value-type="string">
            <text:p>http://dblp.org/rec/conf/bsn/SweeneyMGKCCOD1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GeM-REM: Generative Model-Driven Resource Efficient ECG Monitoring in Body Sensor Networks.</text:p>
          </table:table-cell>
          <table:table-cell table:number-columns-repeated="5"/>
          <table:table-cell office:value-type="string" calcext:value-type="string">
            <text:p>http://dblp.org/rec/conf/bsn/NabarBGP1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Power and Area Efficient Wavelet-Based On-chip ECG Processor for WBAN.</text:p>
          </table:table-cell>
          <table:table-cell table:number-columns-repeated="5"/>
          <table:table-cell office:value-type="string" calcext:value-type="string">
            <text:p>http://dblp.org/rec/conf/bsn/LiuZPZY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Low-Power Body Sensor Network for Wireless ECG Based on Relaying of Creeping Waves at 2.4GHz.</text:p>
          </table:table-cell>
          <table:table-cell table:number-columns-repeated="5"/>
          <table:table-cell office:value-type="string" calcext:value-type="string">
            <text:p>http://dblp.org/rec/conf/bsn/SapioT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Wireless Non-contact EEG/ECG Electrodes for Body Sensor Networks.</text:p>
          </table:table-cell>
          <table:table-cell table:number-columns-repeated="5"/>
          <table:table-cell office:value-type="string" calcext:value-type="string">
            <text:p>http://dblp.org/rec/conf/bsn/ChiC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High-rate compression of ECG signals by an accuracy-driven sparsity model relying on natural basis.</text:p>
          </table:table-cell>
          <table:table-cell table:number-columns-repeated="5"/>
          <table:table-cell office:value-type="string" calcext:value-type="string">
            <text:p>http://dblp.org/rec/journals/dsp/GrossiLL1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Model based compressed sensing reconstruction algorithms for ECG telemonitoring in WBANs.</text:p>
          </table:table-cell>
          <table:table-cell table:number-columns-repeated="5"/>
          <table:table-cell office:value-type="string" calcext:value-type="string">
            <text:p>http://dblp.org/rec/journals/dsp/LalosAV1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new algorithm for the compression of ECG signals based on mother wavelet parameterization and best-threshold levels selection.</text:p>
          </table:table-cell>
          <table:table-cell table:number-columns-repeated="5"/>
          <table:table-cell office:value-type="string" calcext:value-type="string">
            <text:p>http://dblp.org/rec/journals/dsp/Abo-ZahhadAAS1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Efficient wavelet-based ECG processing for single-lead FHR extraction.</text:p>
          </table:table-cell>
          <table:table-cell table:number-columns-repeated="5"/>
          <table:table-cell office:value-type="string" calcext:value-type="string">
            <text:p>http://dblp.org/rec/journals/dsp/CastilloMJGPP1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Quality controlled ECG compression using essentially non-oscillatory point-value decomposition (ENOPV) technique.</text:p>
          </table:table-cell>
          <table:table-cell table:number-columns-repeated="5"/>
          <table:table-cell office:value-type="string" calcext:value-type="string">
            <text:p>http://dblp.org/rec/journals/dsp/AggarwalP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FPGA-oriented HW/SW implementation of ECG beat detection and classification algorithm.</text:p>
          </table:table-cell>
          <table:table-cell table:number-columns-repeated="5"/>
          <table:table-cell office:value-type="string" calcext:value-type="string">
            <text:p>http://dblp.org/rec/journals/dsp/CviklZ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nalysis of human PPG, ECG and EEG signals by eigenvector methods.</text:p>
          </table:table-cell>
          <table:table-cell table:number-columns-repeated="5"/>
          <table:table-cell office:value-type="string" calcext:value-type="string">
            <text:p>http://dblp.org/rec/journals/dsp/UbeyliCC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new method for classification of ECG arrhythmias using neural network with adaptive activation function.</text:p>
          </table:table-cell>
          <table:table-cell table:number-columns-repeated="5"/>
          <table:table-cell office:value-type="string" calcext:value-type="string">
            <text:p>http://dblp.org/rec/journals/dsp/OzbayT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Eliminating ECG noise from electroencephalogram for efficient brain tumor detection.</text:p>
          </table:table-cell>
          <table:table-cell table:number-columns-repeated="5"/>
          <table:table-cell office:value-type="string" calcext:value-type="string">
            <text:p>http://dblp.org/rec/conf/icnc/RashidP1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ECG codebook model for Myocardial Infarction detection.</text:p>
          </table:table-cell>
          <table:table-cell table:number-columns-repeated="5"/>
          <table:table-cell office:value-type="string" calcext:value-type="string">
            <text:p>http://dblp.org/rec/conf/icnc/CaoLL1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The combination of Self-Organizing Feature Maps and support vector regression for solving the inverse ECG problem.</text:p>
          </table:table-cell>
          <table:table-cell table:number-columns-repeated="5"/>
          <table:table-cell office:value-type="string" calcext:value-type="string">
            <text:p>http://dblp.org/rec/conf/icnc/JiangLJHC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Genetic particle filtering for denoising of ECG corrupted by muscle artifacts.</text:p>
          </table:table-cell>
          <table:table-cell table:number-columns-repeated="5"/>
          <table:table-cell office:value-type="string" calcext:value-type="string">
            <text:p>http://dblp.org/rec/conf/icnc/LiZLZ1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Ischemia prediction via ECG using MLP and RBF predictors with ANFIS classifiers.</text:p>
          </table:table-cell>
          <table:table-cell table:number-columns-repeated="5"/>
          <table:table-cell office:value-type="string" calcext:value-type="string">
            <text:p>http://dblp.org/rec/conf/icnc/TonekabonipourETS1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Using evolutionary algorithms for ECG Arrhythmia detection and classification.</text:p>
          </table:table-cell>
          <table:table-cell table:number-columns-repeated="5"/>
          <table:table-cell office:value-type="string" calcext:value-type="string">
            <text:p>http://dblp.org/rec/conf/icnc/WaseemJRF1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Hybrid hidden Markov models for ECG segmentation.</text:p>
          </table:table-cell>
          <table:table-cell table:number-columns-repeated="5"/>
          <table:table-cell office:value-type="string" calcext:value-type="string">
            <text:p>http://dblp.org/rec/conf/icnc/ShiK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An least-square -based approach to remove ECG signal's baseline normalization.</text:p>
          </table:table-cell>
          <table:table-cell table:number-columns-repeated="5"/>
          <table:table-cell office:value-type="string" calcext:value-type="string">
            <text:p>http://dblp.org/rec/conf/icnc/WangC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 New ECG Signal Classification Based on WPD and ApEn Feature Extraction.</text:p>
          </table:table-cell>
          <table:table-cell table:number-columns-repeated="5"/>
          <table:table-cell office:value-type="string" calcext:value-type="string">
            <text:p>http://dblp.org/rec/journals/cssp/LiFCLLC1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Effect of Multiscale PCA De-noising in ECG Beat Classification for Diagnosis of Cardiovascular Diseases.</text:p>
          </table:table-cell>
          <table:table-cell table:number-columns-repeated="5"/>
          <table:table-cell office:value-type="string" calcext:value-type="string">
            <text:p>http://dblp.org/rec/journals/cssp/AlickovicS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Fractional Compound Integral with Application to ECG Signal Denoising.</text:p>
          </table:table-cell>
          <table:table-cell table:number-columns-repeated="5"/>
          <table:table-cell office:value-type="string" calcext:value-type="string">
            <text:p>http://dblp.org/rec/journals/cssp/WangYGQG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n 8-bit, 10 KS/s, \(1.87\upmu \text {W}\) Successive Approximation Analog to Digital Converter in \(0.25\, \upmu \hbox {m}\) CMOS Technology for ECG Detection Systems.</text:p>
          </table:table-cell>
          <table:table-cell table:number-columns-repeated="5"/>
          <table:table-cell office:value-type="string" calcext:value-type="string">
            <text:p>http://dblp.org/rec/journals/cssp/MahmoudSA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Six Order Cascaded Power Line Notch Filter for ECG Detection Systems with Noise Shaping.</text:p>
          </table:table-cell>
          <table:table-cell table:number-columns-repeated="5"/>
          <table:table-cell office:value-type="string" calcext:value-type="string">
            <text:p>http://dblp.org/rec/journals/cssp/MahmoudBA1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 50 mHz Sinh-Domain High-pass Filter for Realizing an ECG Signal Acquisition System.</text:p>
          </table:table-cell>
          <table:table-cell table:number-columns-repeated="5"/>
          <table:table-cell office:value-type="string" calcext:value-type="string">
            <text:p>http://dblp.org/rec/journals/cssp/KafeKP1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Low-Noise Low-Pass Filter for ECG Portable Detection Systems with Digitally Programmable Range.</text:p>
          </table:table-cell>
          <table:table-cell table:number-columns-repeated="5"/>
          <table:table-cell office:value-type="string" calcext:value-type="string">
            <text:p>http://dblp.org/rec/journals/cssp/MahmoudBA1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Elimination of ECG Artifacts from a Single-Channel EEG Using Sparse Derivative Method.</text:p>
          </table:table-cell>
          <table:table-cell table:number-columns-repeated="5"/>
          <table:table-cell office:value-type="string" calcext:value-type="string">
            <text:p>http://dblp.org/rec/conf/smc/LeePL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Muscle and electrode motion artifacts reduction in ECG using adaptive Fourier decomposition.</text:p>
          </table:table-cell>
          <table:table-cell table:number-columns-repeated="5"/>
          <table:table-cell office:value-type="string" calcext:value-type="string">
            <text:p>http://dblp.org/rec/conf/smc/WangWCWMMV1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The wireless holter ECG system based on Zigbee.</text:p>
          </table:table-cell>
          <table:table-cell table:number-columns-repeated="5"/>
          <table:table-cell office:value-type="string" calcext:value-type="string">
            <text:p>http://dblp.org/rec/conf/smc/LiuHC1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uman activity classification by ECG and accelerometers aided by fuzzy logic.</text:p>
          </table:table-cell>
          <table:table-cell table:number-columns-repeated="5"/>
          <table:table-cell office:value-type="string" calcext:value-type="string">
            <text:p>http://dblp.org/rec/conf/smc/FujimotoNTMH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n autometic system for ECG arrhythmias classification.</text:p>
          </table:table-cell>
          <table:table-cell table:number-columns-repeated="5"/>
          <table:table-cell office:value-type="string" calcext:value-type="string">
            <text:p>http://dblp.org/rec/conf/smc/LiuCW1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Applying MLP as a predictor and ANFIS as a classifier in Ischemia detection via ECG.</text:p>
          </table:table-cell>
          <table:table-cell table:number-columns-repeated="5"/>
          <table:table-cell office:value-type="string" calcext:value-type="string">
            <text:p>http://dblp.org/rec/conf/smc/EmamTT1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Comparison of neuro-fuzzy approaches with artificial neural networks for the detection of Ischemia in ECG signals.</text:p>
          </table:table-cell>
          <table:table-cell table:number-columns-repeated="5"/>
          <table:table-cell office:value-type="string" calcext:value-type="string">
            <text:p>http://dblp.org/rec/conf/smc/TonekabonipourETS1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Design of one-lead ECG data logger.</text:p>
          </table:table-cell>
          <table:table-cell table:number-columns-repeated="5"/>
          <table:table-cell office:value-type="string" calcext:value-type="string">
            <text:p>http://dblp.org/rec/conf/tsp/BabusiakGB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Recognition of pathological beats in ECG signals based on Singular Value Decomposition of wavelet coefficients and support vector machine.</text:p>
          </table:table-cell>
          <table:table-cell table:number-columns-repeated="5"/>
          <table:table-cell office:value-type="string" calcext:value-type="string">
            <text:p>http://dblp.org/rec/conf/tsp/PeterekZDG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ECG denoising using mutual information based classification of IMFs and interval thresholding.</text:p>
          </table:table-cell>
          <table:table-cell table:number-columns-repeated="5"/>
          <table:table-cell office:value-type="string" calcext:value-type="string">
            <text:p>http://dblp.org/rec/conf/tsp/TaghaviSS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Performance study of wavelet-based ECG analysis for ST-segment detection.</text:p>
          </table:table-cell>
          <table:table-cell table:number-columns-repeated="5"/>
          <table:table-cell office:value-type="string" calcext:value-type="string">
            <text:p>http://dblp.org/rec/conf/tsp/FujitaSK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Classification of ECG patterns for diagnostic purposes by means of Neural Networks and Support Vector Machines.</text:p>
          </table:table-cell>
          <table:table-cell table:number-columns-repeated="5"/>
          <table:table-cell office:value-type="string" calcext:value-type="string">
            <text:p>http://dblp.org/rec/conf/tsp/ConfortoLOFS1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ECG fiducial points extraction by extended Kalman filtering.</text:p>
          </table:table-cell>
          <table:table-cell table:number-columns-repeated="5"/>
          <table:table-cell office:value-type="string" calcext:value-type="string">
            <text:p>http://dblp.org/rec/conf/tsp/AkhbariSJ1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Improved EASI ECG model obtained using various machine learning and regression techniques.</text:p>
          </table:table-cell>
          <table:table-cell table:number-columns-repeated="5"/>
          <table:table-cell office:value-type="string" calcext:value-type="string">
            <text:p>http://dblp.org/rec/conf/tsp/OleksyTB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Design of a real-time morphology-based anomaly detection method from ECG streams.</text:p>
          </table:table-cell>
          <table:table-cell table:number-columns-repeated="5"/>
          <table:table-cell office:value-type="string" calcext:value-type="string">
            <text:p>http://dblp.org/rec/conf/bibm/NgoV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Applied semantic technologies in ECG interpretation and cardiovascular diagnosis.</text:p>
          </table:table-cell>
          <table:table-cell table:number-columns-repeated="5"/>
          <table:table-cell office:value-type="string" calcext:value-type="string">
            <text:p>http://dblp.org/rec/conf/bibm/NgoV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ECG monitoring techniques using advanced signal recovery and arm worn sensors.</text:p>
          </table:table-cell>
          <table:table-cell table:number-columns-repeated="5"/>
          <table:table-cell office:value-type="string" calcext:value-type="string">
            <text:p>http://dblp.org/rec/conf/bibm/LynnEM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Using independent component analysis to obtain feature space for reliable ECG Arrhythmia classification.</text:p>
          </table:table-cell>
          <table:table-cell table:number-columns-repeated="5"/>
          <table:table-cell office:value-type="string" calcext:value-type="string">
            <text:p>http://dblp.org/rec/conf/bibm/SarfrazKL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Identifying hypertrophic cardiomyopathy patients by classifying individual heartbeats from 12-lead ECG signals.</text:p>
          </table:table-cell>
          <table:table-cell table:number-columns-repeated="5"/>
          <table:table-cell office:value-type="string" calcext:value-type="string">
            <text:p>http://dblp.org/rec/conf/bibm/RahmanTKAAS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Detecting critical cardiac events with 12 lead ECG data.</text:p>
          </table:table-cell>
          <table:table-cell table:number-columns-repeated="5"/>
          <table:table-cell office:value-type="string" calcext:value-type="string">
            <text:p>http://dblp.org/rec/conf/bibm/BansalKANN1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A 180 nm-CMOS Asymmetric UWB-RFID Tag with Real-time Remote-monitored ECG-sensing.</text:p>
          </table:table-cell>
          <table:table-cell table:number-columns-repeated="5"/>
          <table:table-cell office:value-type="string" calcext:value-type="string">
            <text:p>http://dblp.org/rec/conf/biostec/ShenMYXFNZTZ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An Electrocardiogram (ECG) Signal Processing Algorithm for Heart Parameters Estimation based on QRS Complex Detection.</text:p>
          </table:table-cell>
          <table:table-cell table:number-columns-repeated="5"/>
          <table:table-cell office:value-type="string" calcext:value-type="string">
            <text:p>http://dblp.org/rec/conf/biostec/PiazzoPOMM1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Thermal Noise Model of Capacitive Active Electrode for Indirect-contact ECG .</text:p>
          </table:table-cell>
          <table:table-cell table:number-columns-repeated="5"/>
          <table:table-cell office:value-type="string" calcext:value-type="string">
            <text:p>http://dblp.org/rec/conf/biostec/Lim1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Experimental Apparatus for Finger ECG Biometrics.</text:p>
          </table:table-cell>
          <table:table-cell table:number-columns-repeated="5"/>
          <table:table-cell office:value-type="string" calcext:value-type="string">
            <text:p>http://dblp.org/rec/conf/biostec/LourencoLLSFC1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A 0.45nW, 0.5V, 59-dB DR, Gm-C Low-pass Filter for Portable ECG Recording.</text:p>
          </table:table-cell>
          <table:table-cell table:number-columns-repeated="5"/>
          <table:table-cell office:value-type="string" calcext:value-type="string">
            <text:p>http://dblp.org/rec/conf/biostec/SawigunHS1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DEVICES</text:p>
          </table:table-cell>
          <table:table-cell office:value-type="string" calcext:value-type="string">
            <text:p>Signal to Noise Ratio Evaluation in Signal Averaged ECG by Derivative Dynamic Time Warping and Piecewise Linear Approximation.</text:p>
          </table:table-cell>
          <table:table-cell table:number-columns-repeated="5"/>
          <table:table-cell office:value-type="string" calcext:value-type="string">
            <text:p>http://dblp.org/rec/conf/biostec/AvitiaCBC1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 Electrical Engineering</text:p>
          </table:table-cell>
          <table:table-cell office:value-type="string" calcext:value-type="string">
            <text:p>Coding ECG beats using multiscale compressed sensing based processing.</text:p>
          </table:table-cell>
          <table:table-cell table:number-columns-repeated="5"/>
          <table:table-cell office:value-type="string" calcext:value-type="string">
            <text:p>http://dblp.org/rec/journals/cee/Sharma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 Electrical Engineering</text:p>
          </table:table-cell>
          <table:table-cell office:value-type="string" calcext:value-type="string">
            <text:p>A new method for removal of powerline interference in ECG and EEG recordings.</text:p>
          </table:table-cell>
          <table:table-cell table:number-columns-repeated="5"/>
          <table:table-cell office:value-type="string" calcext:value-type="string">
            <text:p>http://dblp.org/rec/journals/cee/SatosSS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 Electrical Engineering</text:p>
          </table:table-cell>
          <table:table-cell office:value-type="string" calcext:value-type="string">
            <text:p>Beta wavelet based ECG signal compression using lossless encoding with modified thresholding.</text:p>
          </table:table-cell>
          <table:table-cell table:number-columns-repeated="5"/>
          <table:table-cell office:value-type="string" calcext:value-type="string">
            <text:p>http://dblp.org/rec/journals/cee/KumarKP1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 Electrical Engineering</text:p>
          </table:table-cell>
          <table:table-cell office:value-type="string" calcext:value-type="string">
            <text:p>A new AC-coupled amplifier for portable ECG without reference electrode.</text:p>
          </table:table-cell>
          <table:table-cell table:number-columns-repeated="5"/>
          <table:table-cell office:value-type="string" calcext:value-type="string">
            <text:p>http://dblp.org/rec/journals/cee/Wang1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 Electrical Engineering</text:p>
          </table:table-cell>
          <table:table-cell office:value-type="string" calcext:value-type="string">
            <text:p>A bi-phase enabled serial acquisition system for remote processing of digitized ECG.</text:p>
          </table:table-cell>
          <table:table-cell table:number-columns-repeated="5"/>
          <table:table-cell office:value-type="string" calcext:value-type="string">
            <text:p>http://dblp.org/rec/journals/cee/GuptaBM1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 Electrical Engineering</text:p>
          </table:table-cell>
          <table:table-cell office:value-type="string" calcext:value-type="string">
            <text:p>A lossless ECG data compression technique using ASCII character encoding.</text:p>
          </table:table-cell>
          <table:table-cell table:number-columns-repeated="5"/>
          <table:table-cell office:value-type="string" calcext:value-type="string">
            <text:p>http://dblp.org/rec/journals/cee/MukhopadhyayMM1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Enabling R-peak detection in wearable ECG: Combining matched filtering and Hilbert transform.</text:p>
          </table:table-cell>
          <table:table-cell table:number-columns-repeated="5"/>
          <table:table-cell office:value-type="string" calcext:value-type="string">
            <text:p>http://dblp.org/rec/conf/icdsp/ChanwimalueangR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A low complexity lossless compression scheme for wearable ECG sensors.</text:p>
          </table:table-cell>
          <table:table-cell table:number-columns-repeated="5"/>
          <table:table-cell office:value-type="string" calcext:value-type="string">
            <text:p>http://dblp.org/rec/conf/icdsp/DeepuL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Analysis of patient outcome using ECG and extreme learning machine ensemble.</text:p>
          </table:table-cell>
          <table:table-cell table:number-columns-repeated="5"/>
          <table:table-cell office:value-type="string" calcext:value-type="string">
            <text:p>http://dblp.org/rec/conf/icdsp/LiuCKLO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One dimensional multi-resolution Local Binary Patterns features (1DMRLBP) for regular electrocardiogram (ECG) waveform detection.</text:p>
          </table:table-cell>
          <table:table-cell table:number-columns-repeated="5"/>
          <table:table-cell office:value-type="string" calcext:value-type="string">
            <text:p>http://dblp.org/rec/conf/icdsp/LouisHV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Enhanced FBLMS algorithm for ECG and noise removal from semg signals.</text:p>
          </table:table-cell>
          <table:table-cell table:number-columns-repeated="5"/>
          <table:table-cell office:value-type="string" calcext:value-type="string">
            <text:p>http://dblp.org/rec/conf/icdsp/DjellatouNM1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Efficient combination of DWT and ICA to localize and remove ECG from surface electromyography measurement.</text:p>
          </table:table-cell>
          <table:table-cell table:number-columns-repeated="5"/>
          <table:table-cell office:value-type="string" calcext:value-type="string">
            <text:p>http://dblp.org/rec/conf/icdsp/NougarouMD1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Multichannel ECG and Noise Modeling: Application to Maternal and Fetal ECG Signals.</text:p>
          </table:table-cell>
          <table:table-cell table:number-columns-repeated="5"/>
          <table:table-cell office:value-type="string" calcext:value-type="string">
            <text:p>http://dblp.org/rec/journals/ejasp/SameniCJS0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Fast multi-scale feature fusion for ECG heartbeat classification.</text:p>
          </table:table-cell>
          <table:table-cell table:number-columns-repeated="5"/>
          <table:table-cell office:value-type="string" calcext:value-type="string">
            <text:p>http://dblp.org/rec/journals/ejasp/AiYWFAW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ardiology knowledge free ECG feature extraction using generalized tensor rank one discriminant analysis.</text:p>
          </table:table-cell>
          <table:table-cell table:number-columns-repeated="5"/>
          <table:table-cell office:value-type="string" calcext:value-type="string">
            <text:p>http://dblp.org/rec/journals/ejasp/HuangZ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mpression of ECG signals using variable-length classified vector sets and wavelet transforms.</text:p>
          </table:table-cell>
          <table:table-cell table:number-columns-repeated="5"/>
          <table:table-cell office:value-type="string" calcext:value-type="string">
            <text:p>http://dblp.org/rec/journals/ejasp/Gurkan1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On the feasibility of tilt test outcome early prediction using ECG and pressure parameters.</text:p>
          </table:table-cell>
          <table:table-cell table:number-columns-repeated="5"/>
          <table:table-cell office:value-type="string" calcext:value-type="string">
            <text:p>http://dblp.org/rec/journals/ejasp/Gimeno-BlanesRCFG1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 Modified Run-Length Coding towards the Realization of a RRO-NRDPWT-Based ECG Data Compression System.</text:p>
          </table:table-cell>
          <table:table-cell table:number-columns-repeated="5"/>
          <table:table-cell office:value-type="string" calcext:value-type="string">
            <text:p>http://dblp.org/rec/journals/ejasp/LeeHWK1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ECG signals analysis for biometric recognition.</text:p>
          </table:table-cell>
          <table:table-cell table:number-columns-repeated="5"/>
          <table:table-cell office:value-type="string" calcext:value-type="string">
            <text:p>http://dblp.org/rec/conf/his/TantawiST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Design and Development of a 3-Lead ECG System Based on the ISO/IEEE 11073-10406 Standards.</text:p>
          </table:table-cell>
          <table:table-cell table:number-columns-repeated="5"/>
          <table:table-cell office:value-type="string" calcext:value-type="string">
            <text:p>http://dblp.org/rec/conf/his2/XiongFWXH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omparisons of Dynamic ECG Recordings between Two Groups in China - A Preliminary Study.</text:p>
          </table:table-cell>
          <table:table-cell table:number-columns-repeated="5"/>
          <table:table-cell office:value-type="string" calcext:value-type="string">
            <text:p>http://dblp.org/rec/conf/his2/LiYDLDW1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 new ECG identification with neural network.</text:p>
          </table:table-cell>
          <table:table-cell table:number-columns-repeated="5"/>
          <table:table-cell office:value-type="string" calcext:value-type="string">
            <text:p>http://dblp.org/rec/conf/his/ChenTZHT1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ybrid ICA algorithm for ECG analysis.</text:p>
          </table:table-cell>
          <table:table-cell table:number-columns-repeated="5"/>
          <table:table-cell office:value-type="string" calcext:value-type="string">
            <text:p>http://dblp.org/rec/conf/his/PhegadeMS1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Fuzzy detection of critical cardiac abnormalities using ECG data: A ubiquitous approach.</text:p>
          </table:table-cell>
          <table:table-cell table:number-columns-repeated="5"/>
          <table:table-cell office:value-type="string" calcext:value-type="string">
            <text:p>http://dblp.org/rec/conf/his/QidwaiS1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Advanced K-means clustering algorithm for large ECG data sets based on a collaboration of compressed sensing theory and K-SVD approach.</text:p>
          </table:table-cell>
          <table:table-cell table:number-columns-repeated="5"/>
          <table:table-cell office:value-type="string" calcext:value-type="string">
            <text:p>http://dblp.org/rec/journals/sivp/BalouchestaniK1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ECG biometric analysis in different physiological recording conditions.</text:p>
          </table:table-cell>
          <table:table-cell table:number-columns-repeated="5"/>
          <table:table-cell office:value-type="string" calcext:value-type="string">
            <text:p>http://dblp.org/rec/journals/sivp/PoreeKC1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Low sampling rate algorithm for wireless ECG systems based on compressed sensing theory.</text:p>
          </table:table-cell>
          <table:table-cell table:number-columns-repeated="5"/>
          <table:table-cell office:value-type="string" calcext:value-type="string">
            <text:p>http://dblp.org/rec/journals/sivp/BalouchestaniRK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A wavelet feature extraction method for electrocardiogram (ECG)-based biometric recognition.</text:p>
          </table:table-cell>
          <table:table-cell table:number-columns-repeated="5"/>
          <table:table-cell office:value-type="string" calcext:value-type="string">
            <text:p>http://dblp.org/rec/journals/sivp/TantawiRST1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Biometric authentication based on PCG and ECG signals: present status and future directions.</text:p>
          </table:table-cell>
          <table:table-cell table:number-columns-repeated="5"/>
          <table:table-cell office:value-type="string" calcext:value-type="string">
            <text:p>http://dblp.org/rec/journals/sivp/Abo-ZahhadAA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Kurtosis-based noise estimation and multiscale energy to denoise ECG signal.</text:p>
          </table:table-cell>
          <table:table-cell table:number-columns-repeated="5"/>
          <table:table-cell office:value-type="string" calcext:value-type="string">
            <text:p>http://dblp.org/rec/journals/sivp/SharmaDM1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Performance analysis of adaptive filtering algorithms for denoising of ECG signals.</text:p>
          </table:table-cell>
          <table:table-cell table:number-columns-repeated="5"/>
          <table:table-cell office:value-type="string" calcext:value-type="string">
            <text:p>http://dblp.org/rec/conf/icacci/SultanaKK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Design of a synthetic ECG signal based on the Fourier series.</text:p>
          </table:table-cell>
          <table:table-cell table:number-columns-repeated="5"/>
          <table:table-cell office:value-type="string" calcext:value-type="string">
            <text:p>http://dblp.org/rec/conf/icacci/KubicekPK1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A frame work for analysis and optimization of multiclass ECG classifier based on Rough set theory.</text:p>
          </table:table-cell>
          <table:table-cell table:number-columns-repeated="5"/>
          <table:table-cell office:value-type="string" calcext:value-type="string">
            <text:p>http://dblp.org/rec/conf/icacci/RatnaparkhiG1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ICA based ECG signal denoising.</text:p>
          </table:table-cell>
          <table:table-cell table:number-columns-repeated="5"/>
          <table:table-cell office:value-type="string" calcext:value-type="string">
            <text:p>http://dblp.org/rec/conf/icacci/PhegadeM1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ACCI</text:p>
          </table:table-cell>
          <table:table-cell office:value-type="string" calcext:value-type="string">
            <text:p>Cumulant based Teager energy operator for ECG signal modeling.</text:p>
          </table:table-cell>
          <table:table-cell table:number-columns-repeated="5"/>
          <table:table-cell office:value-type="string" calcext:value-type="string">
            <text:p>http://dblp.org/rec/conf/icacci/SharmilaKR1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An Approach to Evaluate Electromagnetic Interference with a Wearable ECG at Frequencies below 1MHz.</text:p>
          </table:table-cell>
          <table:table-cell table:number-columns-repeated="5"/>
          <table:table-cell office:value-type="string" calcext:value-type="string">
            <text:p>http://dblp.org/rec/journals/ieicet/LiaoSW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Biometric Identification Using JPEG2000 Compressed ECG Signals.</text:p>
          </table:table-cell>
          <table:table-cell table:number-columns-repeated="5"/>
          <table:table-cell office:value-type="string" calcext:value-type="string">
            <text:p>http://dblp.org/rec/journals/ieicet/WuWC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Distributed Source Coding for Real-Time ECG Signal Monitoring.</text:p>
          </table:table-cell>
          <table:table-cell table:number-columns-repeated="5"/>
          <table:table-cell office:value-type="string" calcext:value-type="string">
            <text:p>http://dblp.org/rec/journals/ieicet/WuTC1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Real-Time and Memory-Efficient Arrhythmia Detection in ECG Monitors Using Antidictionary Coding.</text:p>
          </table:table-cell>
          <table:table-cell table:number-columns-repeated="5"/>
          <table:table-cell office:value-type="string" calcext:value-type="string">
            <text:p>http://dblp.org/rec/journals/ieicet/OtaMW1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Novel Joint Source-Channel Coding of Periodic ECG Signals for Reliable Wireless Patient Monitoring.</text:p>
          </table:table-cell>
          <table:table-cell table:number-columns-repeated="5"/>
          <table:table-cell office:value-type="string" calcext:value-type="string">
            <text:p>http://dblp.org/rec/journals/ieicet/WatanabeTI1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. Solid-State Circuits</text:p>
          </table:table-cell>
          <table:table-cell office:value-type="string" calcext:value-type="string">
            <text:p>A 345 µW Multi-Sensor Biomedical SoC With Bio-Impedance, 3-Channel ECG, Motion Artifact Reduction, and Integrated DSP.</text:p>
          </table:table-cell>
          <table:table-cell table:number-columns-repeated="5"/>
          <table:table-cell office:value-type="string" calcext:value-type="string">
            <text:p>http://dblp.org/rec/journals/jssc/HelleputteKPJKMWTMBGHY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J. Solid-State Circuits</text:p>
          </table:table-cell>
          <table:table-cell office:value-type="string" calcext:value-type="string">
            <text:p>An Injectable 64 nW ECG Mixed-Signal SoC in 65 nm for Arrhythmia Monitoring.</text:p>
          </table:table-cell>
          <table:table-cell table:number-columns-repeated="5"/>
          <table:table-cell office:value-type="string" calcext:value-type="string">
            <text:p>http://dblp.org/rec/journals/jssc/ChenJLKFLLKOBZBS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. Solid-State Circuits</text:p>
          </table:table-cell>
          <table:table-cell office:value-type="string" calcext:value-type="string">
            <text:p>A 457 nW Near-Threshold Cognitive Multi-Functional ECG Processor for Long-Term Cardiac Monitoring.</text:p>
          </table:table-cell>
          <table:table-cell table:number-columns-repeated="5"/>
          <table:table-cell office:value-type="string" calcext:value-type="string">
            <text:p>http://dblp.org/rec/journals/jssc/LiuZYWLWLGKJ1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J. Solid-State Circuits</text:p>
          </table:table-cell>
          <table:table-cell office:value-type="string" calcext:value-type="string">
            <text:p>An ECG-on-Chip With 535 nW/Channel Integrated Lossless Data Compressor for Wireless Sensors.</text:p>
          </table:table-cell>
          <table:table-cell table:number-columns-repeated="5"/>
          <table:table-cell office:value-type="string" calcext:value-type="string">
            <text:p>http://dblp.org/rec/journals/jssc/DeepuZLWL1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J. Solid-State Circuits</text:p>
          </table:table-cell>
          <table:table-cell office:value-type="string" calcext:value-type="string">
            <text:p>An Energy-Efficient ECG Processor in 45-nm CMOS Using Statistical Error Compensation.</text:p>
          </table:table-cell>
          <table:table-cell table:number-columns-repeated="5"/>
          <table:table-cell office:value-type="string" calcext:value-type="string">
            <text:p>http://dblp.org/rec/journals/jssc/AbdallahS1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Robust Transmural Electrophysiological Imaging: Integrating Sparse and Dynamic Physiological Models into ECG-Based Inference.</text:p>
          </table:table-cell>
          <table:table-cell table:number-columns-repeated="5"/>
          <table:table-cell office:value-type="string" calcext:value-type="string">
            <text:p>http://dblp.org/rec/conf/miccai/XuSDGHW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Fast Data-Driven Calibration of a Cardiac Electrophysiology Model from Images and ECG.</text:p>
          </table:table-cell>
          <table:table-cell table:number-columns-repeated="5"/>
          <table:table-cell office:value-type="string" calcext:value-type="string">
            <text:p>http://dblp.org/rec/conf/miccai/ZettinigMGKSAHSMKNKC1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Model-Based Segmentation and Motion Analysis of the Thoracic Aorta from 4D ECG-Gated CTA Images.</text:p>
          </table:table-cell>
          <table:table-cell table:number-columns-repeated="5"/>
          <table:table-cell office:value-type="string" calcext:value-type="string">
            <text:p>http://dblp.org/rec/conf/miccai/BiesdorfWMWHHTR1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ECG-Gated Interventional Cardiac Reconstruction for Non-periodic Motion.</text:p>
          </table:table-cell>
          <table:table-cell table:number-columns-repeated="5"/>
          <table:table-cell office:value-type="string" calcext:value-type="string">
            <text:p>http://dblp.org/rec/conf/miccai/RohkohlLBH1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Physics-Based Modeling of Aortic Wall Motion from ECG-Gated 4D Computed Tomography.</text:p>
          </table:table-cell>
          <table:table-cell table:number-columns-repeated="5"/>
          <table:table-cell office:value-type="string" calcext:value-type="string">
            <text:p>http://dblp.org/rec/conf/miccai/XiongT1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Impact of electrode misplacement on the accuracy of 12-lead ECG synthesized from differential leads.</text:p>
          </table:table-cell>
          <table:table-cell table:number-columns-repeated="5"/>
          <table:table-cell office:value-type="string" calcext:value-type="string">
            <text:p>http://dblp.org/rec/conf/mipro/TomasicTRL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Extranodal pacemaker activity during sleep - A case study of wireless ECG sensor data.</text:p>
          </table:table-cell>
          <table:table-cell table:number-columns-repeated="5"/>
          <table:table-cell office:value-type="string" calcext:value-type="string">
            <text:p>http://dblp.org/rec/conf/mipro/Avbelj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Telehealth using ECG sensor and accelerometer.</text:p>
          </table:table-cell>
          <table:table-cell table:number-columns-repeated="5"/>
          <table:table-cell office:value-type="string" calcext:value-type="string">
            <text:p>http://dblp.org/rec/conf/mipro/GjoreskiRKLG1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Auditory display of biomedical signals through a sonic representation: ECG and EEG sonification.</text:p>
          </table:table-cell>
          <table:table-cell table:number-columns-repeated="5"/>
          <table:table-cell office:value-type="string" calcext:value-type="string">
            <text:p>http://dblp.org/rec/conf/mipro/Avbelj1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A Telemedicine application: ECG data from wireless body sensors on a Smartphone.</text:p>
          </table:table-cell>
          <table:table-cell table:number-columns-repeated="5"/>
          <table:table-cell office:value-type="string" calcext:value-type="string">
            <text:p>http://dblp.org/rec/conf/mipro/RashkovskaTT1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Adaptive block SSA based ANC implementation for high performances ECG removal from sEMG signals.</text:p>
          </table:table-cell>
          <table:table-cell table:number-columns-repeated="5"/>
          <table:table-cell office:value-type="string" calcext:value-type="string">
            <text:p>http://dblp.org/rec/conf/ccece/DjellatouMB1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Portable device for real-time ECG recording and telemetry.</text:p>
          </table:table-cell>
          <table:table-cell table:number-columns-repeated="5"/>
          <table:table-cell office:value-type="string" calcext:value-type="string">
            <text:p>http://dblp.org/rec/conf/ccece/NaeemabadiCKD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Real-time continuous identification system using ECG signals.</text:p>
          </table:table-cell>
          <table:table-cell table:number-columns-repeated="5"/>
          <table:table-cell office:value-type="string" calcext:value-type="string">
            <text:p>http://dblp.org/rec/conf/ccece/MattaLAH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Online ECG quality assessment for context-aware wireless body area networks.</text:p>
          </table:table-cell>
          <table:table-cell table:number-columns-repeated="5"/>
          <table:table-cell office:value-type="string" calcext:value-type="string">
            <text:p>http://dblp.org/rec/conf/ccece/TobonF1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Algorithm Research of ECG Characteristic Points Detection Based on Wavelet Transforms.</text:p>
          </table:table-cell>
          <table:table-cell table:number-columns-repeated="5"/>
          <table:table-cell office:value-type="string" calcext:value-type="string">
            <text:p>http://dblp.org/rec/conf/icic/WangCZ1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Application of an Improved Fisher Criteria in Feature Extraction of Similar ECG Patterns.</text:p>
          </table:table-cell>
          <table:table-cell table:number-columns-repeated="5"/>
          <table:table-cell office:value-type="string" calcext:value-type="string">
            <text:p>http://dblp.org/rec/conf/icic/Ge1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An Effective ECG Arrhythmia Classification Algorithm.</text:p>
          </table:table-cell>
          <table:table-cell table:number-columns-repeated="5"/>
          <table:table-cell office:value-type="string" calcext:value-type="string">
            <text:p>http://dblp.org/rec/conf/icic/WangCYH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A Multi-valued Coarse Graining of Lempel-Ziv Complexity and SVM in ECG Signal Analysis.</text:p>
          </table:table-cell>
          <table:table-cell table:number-columns-repeated="5"/>
          <table:table-cell office:value-type="string" calcext:value-type="string">
            <text:p>http://dblp.org/rec/conf/icic/XiaMCZ1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Combining general multi-class and specific two-class classifiers for improved customized ECG heartbeat classification.</text:p>
          </table:table-cell>
          <table:table-cell table:number-columns-repeated="5"/>
          <table:table-cell office:value-type="string" calcext:value-type="string">
            <text:p>http://dblp.org/rec/conf/icpr/YeKC1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Robust ECG Biometrics by Fusing Temporal and Cepstral Information.</text:p>
          </table:table-cell>
          <table:table-cell table:number-columns-repeated="5"/>
          <table:table-cell office:value-type="string" calcext:value-type="string">
            <text:p>http://dblp.org/rec/conf/icpr/LiN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Fuzzy Support Vector Machines for ECG Arrhythmia Detection.</text:p>
          </table:table-cell>
          <table:table-cell table:number-columns-repeated="5"/>
          <table:table-cell office:value-type="string" calcext:value-type="string">
            <text:p>http://dblp.org/rec/conf/icpr/OzcanG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One-Lead ECG-based Personal Identification Using Ziv-Merhav Cross Parsing.</text:p>
          </table:table-cell>
          <table:table-cell table:number-columns-repeated="5"/>
          <table:table-cell office:value-type="string" calcext:value-type="string">
            <text:p>http://dblp.org/rec/conf/icpr/CoutinhoFF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Human Identification From ECG Signals Via Sparse Representation of Local Segments.</text:p>
          </table:table-cell>
          <table:table-cell table:number-columns-repeated="5"/>
          <table:table-cell office:value-type="string" calcext:value-type="string">
            <text:p>http://dblp.org/rec/journals/spl/WangSNK1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The Maternal Abdominal ECG as Input to MICA in the Fetal ECG Extraction Problem.</text:p>
          </table:table-cell>
          <table:table-cell table:number-columns-repeated="5"/>
          <table:table-cell office:value-type="string" calcext:value-type="string">
            <text:p>http://dblp.org/rec/journals/spl/Camargo-OlivaresMHER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A Case Study in Low-Complexity ECG Signal Encoding: How Compressing is Compressed Sensing?</text:p>
          </table:table-cell>
          <table:table-cell table:number-columns-repeated="5"/>
          <table:table-cell office:value-type="string" calcext:value-type="string">
            <text:p>http://dblp.org/rec/journals/spl/CambareriMPRS1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ECG Parametric Modeling Based on Signal Dependent Orthogonal Transform.</text:p>
          </table:table-cell>
          <table:table-cell table:number-columns-repeated="5"/>
          <table:table-cell office:value-type="string" calcext:value-type="string">
            <text:p>http://dblp.org/rec/journals/spl/BaaliASKL1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New Concept of Virtual Patient for Real-Time ECG Analyzers.</text:p>
          </table:table-cell>
          <table:table-cell table:number-columns-repeated="5"/>
          <table:table-cell office:value-type="string" calcext:value-type="string">
            <text:p>http://dblp.org/rec/journals/tim/LamarqueRD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Smart ECG Measurement System Based on Web-Service-Oriented Architecture for Telemedicine Applications.</text:p>
          </table:table-cell>
          <table:table-cell table:number-columns-repeated="5"/>
          <table:table-cell office:value-type="string" calcext:value-type="string">
            <text:p>http://dblp.org/rec/journals/tim/CapuaMM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Power-Line Interference Canceler Based on Sliding DFT Phase Locking Scheme for ECG Signals.</text:p>
          </table:table-cell>
          <table:table-cell table:number-columns-repeated="5"/>
          <table:table-cell office:value-type="string" calcext:value-type="string">
            <text:p>http://dblp.org/rec/journals/tim/MishraDKS1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pplication of Cross Wavelet Transform for ECG Pattern Analysis and Classification.</text:p>
          </table:table-cell>
          <table:table-cell table:number-columns-repeated="5"/>
          <table:table-cell office:value-type="string" calcext:value-type="string">
            <text:p>http://dblp.org/rec/journals/tim/BanerjeeM1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An embedded system for on field testing of human identification using ECG biometric.</text:p>
          </table:table-cell>
          <table:table-cell table:number-columns-repeated="5"/>
          <table:table-cell office:value-type="string" calcext:value-type="string">
            <text:p>http://dblp.org/rec/conf/isspa/ZicariAFM1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ECG signal classification using support vector machine based on wavelet multiresolution analysis.</text:p>
          </table:table-cell>
          <table:table-cell table:number-columns-repeated="5"/>
          <table:table-cell office:value-type="string" calcext:value-type="string">
            <text:p>http://dblp.org/rec/conf/isspa/RabeeB1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R-wave detection: A comparative analysis of four methods using newborn piglet ECG.</text:p>
          </table:table-cell>
          <table:table-cell table:number-columns-repeated="5"/>
          <table:table-cell office:value-type="string" calcext:value-type="string">
            <text:p>http://dblp.org/rec/conf/isspa/DongXLMB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ECG based personal identification using extended Kalman filter.</text:p>
          </table:table-cell>
          <table:table-cell table:number-columns-repeated="5"/>
          <table:table-cell office:value-type="string" calcext:value-type="string">
            <text:p>http://dblp.org/rec/conf/isspa/TingS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WCSP</text:p>
          </table:table-cell>
          <table:table-cell office:value-type="string" calcext:value-type="string">
            <text:p>An ECG detection algorithm using wavelet and autocorrelation transform.</text:p>
          </table:table-cell>
          <table:table-cell table:number-columns-repeated="5"/>
          <table:table-cell office:value-type="string" calcext:value-type="string">
            <text:p>http://dblp.org/rec/conf/wcsp/ZhuT1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WCSP</text:p>
          </table:table-cell>
          <table:table-cell office:value-type="string" calcext:value-type="string">
            <text:p>Abnormal ECG signal detection based on compressed sampling in Wearable ECG sensor.</text:p>
          </table:table-cell>
          <table:table-cell table:number-columns-repeated="5"/>
          <table:table-cell office:value-type="string" calcext:value-type="string">
            <text:p>http://dblp.org/rec/conf/wcsp/DingSH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WCSP</text:p>
          </table:table-cell>
          <table:table-cell office:value-type="string" calcext:value-type="string">
            <text:p>Adaptive ECG compression scheme with prior knowledge support based on compressive sensing.</text:p>
          </table:table-cell>
          <table:table-cell table:number-columns-repeated="5"/>
          <table:table-cell office:value-type="string" calcext:value-type="string">
            <text:p>http://dblp.org/rec/conf/wcsp/HeYCWG1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WCSP</text:p>
          </table:table-cell>
          <table:table-cell office:value-type="string" calcext:value-type="string">
            <text:p>A novel method for estimating source number of fetal ECG.</text:p>
          </table:table-cell>
          <table:table-cell table:number-columns-repeated="5"/>
          <table:table-cell office:value-type="string" calcext:value-type="string">
            <text:p>http://dblp.org/rec/conf/wcsp/TanPLL1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Wireless Health</text:p>
          </table:table-cell>
          <table:table-cell office:value-type="string" calcext:value-type="string">
            <text:p>Wireless, non-contact driver's ECG monitoring system.</text:p>
          </table:table-cell>
          <table:table-cell table:number-columns-repeated="5"/>
          <table:table-cell office:value-type="string" calcext:value-type="string">
            <text:p>http://dblp.org/rec/conf/wh/MukherjeeBC1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Wireless Health</text:p>
          </table:table-cell>
          <table:table-cell office:value-type="string" calcext:value-type="string">
            <text:p>Motion artifact reduction in ambulatory ECG monitoring: an integrated system approach.</text:p>
          </table:table-cell>
          <table:table-cell table:number-columns-repeated="5"/>
          <table:table-cell office:value-type="string" calcext:value-type="string">
            <text:p>http://dblp.org/rec/conf/wh/RomeroBBBPKHKHY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Wireless Health</text:p>
          </table:table-cell>
          <table:table-cell office:value-type="string" calcext:value-type="string">
            <text:p>Miniaturized wireless ECG-monitor for real-time detection of epileptic seizures.</text:p>
          </table:table-cell>
          <table:table-cell table:number-columns-repeated="5"/>
          <table:table-cell office:value-type="string" calcext:value-type="string">
            <text:p>http://dblp.org/rec/conf/wh/MassePSBA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Wireless Health</text:p>
          </table:table-cell>
          <table:table-cell office:value-type="string" calcext:value-type="string">
            <text:p>An ECG patch combining a customized ultra-low-power ECG SoC with Bluetooth low energy for long term ambulatory monitoring.</text:p>
          </table:table-cell>
          <table:table-cell table:number-columns-repeated="5"/>
          <table:table-cell office:value-type="string" calcext:value-type="string">
            <text:p>http://dblp.org/rec/conf/wh/AltiniPPKHKY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INA Workshops</text:p>
          </table:table-cell>
          <table:table-cell office:value-type="string" calcext:value-type="string">
            <text:p>Template Matching Compression Algorithm for Wearable ECG Measurement System Based on Multi Wireless Transmission Platform.</text:p>
          </table:table-cell>
          <table:table-cell table:number-columns-repeated="5"/>
          <table:table-cell office:value-type="string" calcext:value-type="string">
            <text:p>http://dblp.org/rec/conf/aina/KimNJ15a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INA Workshops</text:p>
          </table:table-cell>
          <table:table-cell office:value-type="string" calcext:value-type="string">
            <text:p>Implementation of the Variable ECG Data Packet Transmission System with Activity State.</text:p>
          </table:table-cell>
          <table:table-cell table:number-columns-repeated="5"/>
          <table:table-cell office:value-type="string" calcext:value-type="string">
            <text:p>http://dblp.org/rec/conf/aina/AhnNJ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INA Workshops</text:p>
          </table:table-cell>
          <table:table-cell office:value-type="string" calcext:value-type="string">
            <text:p>A Wearable ECG Monitoring System Using Adaptive EMD Filter Based on Activity Status.</text:p>
          </table:table-cell>
          <table:table-cell table:number-columns-repeated="5"/>
          <table:table-cell office:value-type="string" calcext:value-type="string">
            <text:p>http://dblp.org/rec/conf/aina/KimNJ15b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ECG heart beat classification method based on modified ABC algorithm.</text:p>
          </table:table-cell>
          <table:table-cell table:number-columns-repeated="5"/>
          <table:table-cell office:value-type="string" calcext:value-type="string">
            <text:p>http://dblp.org/rec/journals/asc/DilmacK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Myocardial infarction classification with multi-lead ECG using hidden Markov models and Gaussian mixture models.</text:p>
          </table:table-cell>
          <table:table-cell table:number-columns-repeated="5"/>
          <table:table-cell office:value-type="string" calcext:value-type="string">
            <text:p>http://dblp.org/rec/journals/asc/ChangLHW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A new ECG beat clustering method based on kernelized fuzzy c-means and hybrid ant colony optimization for continuous domains.</text:p>
          </table:table-cell>
          <table:table-cell table:number-columns-repeated="5"/>
          <table:table-cell office:value-type="string" calcext:value-type="string">
            <text:p>http://dblp.org/rec/journals/asc/DoganK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PSIPA</text:p>
          </table:table-cell>
          <table:table-cell office:value-type="string" calcext:value-type="string">
            <text:p>Fetal ECG extraction using adaptive functional link artificial neural network.</text:p>
          </table:table-cell>
          <table:table-cell table:number-columns-repeated="5"/>
          <table:table-cell office:value-type="string" calcext:value-type="string">
            <text:p>http://dblp.org/rec/conf/apsipa/MaXWS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PSIPA</text:p>
          </table:table-cell>
          <table:table-cell office:value-type="string" calcext:value-type="string">
            <text:p>Improvement of signal to noise ratio (SNR) in ECG signals based on dual-band continuous wavelet transform.</text:p>
          </table:table-cell>
          <table:table-cell table:number-columns-repeated="5"/>
          <table:table-cell office:value-type="string" calcext:value-type="string">
            <text:p>http://dblp.org/rec/conf/apsipa/Phukpattaranont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PSIPA</text:p>
          </table:table-cell>
          <table:table-cell office:value-type="string" calcext:value-type="string">
            <text:p>ECG baseline extraction by gradient varying weighting functions.</text:p>
          </table:table-cell>
          <table:table-cell table:number-columns-repeated="5"/>
          <table:table-cell office:value-type="string" calcext:value-type="string">
            <text:p>http://dblp.org/rec/conf/apsipa/ChenDHHH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Conditional random fields for morphological analysis of wireless ECG signals.</text:p>
          </table:table-cell>
          <table:table-cell table:number-columns-repeated="5"/>
          <table:table-cell office:value-type="string" calcext:value-type="string">
            <text:p>http://dblp.org/rec/conf/bcb/NatarajanGAMGM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Detecting ECG abnormalities via transductive transfer learning.</text:p>
          </table:table-cell>
          <table:table-cell table:number-columns-repeated="5"/>
          <table:table-cell office:value-type="string" calcext:value-type="string">
            <text:p>http://dblp.org/rec/conf/bcb/LiDZ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A system for acquiring and management of ECG signals by using mobile devices: a support for first intervention in heart attacks.</text:p>
          </table:table-cell>
          <table:table-cell table:number-columns-repeated="5"/>
          <table:table-cell office:value-type="string" calcext:value-type="string">
            <text:p>http://dblp.org/rec/conf/bcb/CinagliaTV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Visualization and simulation of the human heart based on ECG.</text:p>
          </table:table-cell>
          <table:table-cell table:number-columns-repeated="5"/>
          <table:table-cell office:value-type="string" calcext:value-type="string">
            <text:p>http://dblp.org/rec/journals/bams/SochockaKP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A continuous approach to the ECG noiseprint estimation.</text:p>
          </table:table-cell>
          <table:table-cell table:number-columns-repeated="5"/>
          <table:table-cell office:value-type="string" calcext:value-type="string">
            <text:p>http://dblp.org/rec/journals/bams/Augustyniak11c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ECG by computer - registration and initial analysis of bioelectric potentials.</text:p>
          </table:table-cell>
          <table:table-cell table:number-columns-repeated="5"/>
          <table:table-cell office:value-type="string" calcext:value-type="string">
            <text:p>http://dblp.org/rec/journals/bams/LudzikM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Performance of wireless ECG monitoring in city hospital in the presence of interference.</text:p>
          </table:table-cell>
          <table:table-cell table:number-columns-repeated="5"/>
          <table:table-cell office:value-type="string" calcext:value-type="string">
            <text:p>http://dblp.org/rec/conf/bodynets/MucchiTCA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Demonstration of a novel wireless three-pad ECG system for generating conventional 12-lead signals.</text:p>
          </table:table-cell>
          <table:table-cell table:number-columns-repeated="5"/>
          <table:table-cell office:value-type="string" calcext:value-type="string">
            <text:p>http://dblp.org/rec/conf/bodynets/CaoLSL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Design and evaluation of a novel wireless three-pad ECG system for generating conventional 12-lead signals.</text:p>
          </table:table-cell>
          <table:table-cell table:number-columns-repeated="5"/>
          <table:table-cell office:value-type="string" calcext:value-type="string">
            <text:p>http://dblp.org/rec/conf/bodynets/CaoLSL10a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TAS</text:p>
          </table:table-cell>
          <table:table-cell office:value-type="string" calcext:value-type="string">
            <text:p>Finger ECG signal for user authentication: Usability and performance.</text:p>
          </table:table-cell>
          <table:table-cell table:number-columns-repeated="5"/>
          <table:table-cell office:value-type="string" calcext:value-type="string">
            <text:p>http://dblp.org/rec/conf/btas/SilvaFLJ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TAS</text:p>
          </table:table-cell>
          <table:table-cell office:value-type="string" calcext:value-type="string">
            <text:p>Securing handheld devices and fingerprint readers with ECG biometrics.</text:p>
          </table:table-cell>
          <table:table-cell table:number-columns-repeated="5"/>
          <table:table-cell office:value-type="string" calcext:value-type="string">
            <text:p>http://dblp.org/rec/conf/btas/ZhaoWAH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TAS</text:p>
          </table:table-cell>
          <table:table-cell office:value-type="string" calcext:value-type="string">
            <text:p>Investigation of human identification using two-lead Electrocardiogram (ECG) signals.</text:p>
          </table:table-cell>
          <table:table-cell table:number-columns-repeated="5"/>
          <table:table-cell office:value-type="string" calcext:value-type="string">
            <text:p>http://dblp.org/rec/conf/btas/YeCK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Electrical characterization of textile electrodes for an ECG acquisition system.</text:p>
          </table:table-cell>
          <table:table-cell table:number-columns-repeated="5"/>
          <table:table-cell office:value-type="string" calcext:value-type="string">
            <text:p>http://dblp.org/rec/conf/iceee/AmbrosioGSHM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n adaptive geometrically-complemented approach for ECG signal denoising.</text:p>
          </table:table-cell>
          <table:table-cell table:number-columns-repeated="5"/>
          <table:table-cell office:value-type="string" calcext:value-type="string">
            <text:p>http://dblp.org/rec/conf/iceee/GordilloMZLR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ECG feature extraction via waveform segmentation.</text:p>
          </table:table-cell>
          <table:table-cell table:number-columns-repeated="5"/>
          <table:table-cell office:value-type="string" calcext:value-type="string">
            <text:p>http://dblp.org/rec/conf/iceee/Espiritu-Santo-RinconC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Method to Correct Artifacts in Multilead ECG Using Signal Entropy.</text:p>
          </table:table-cell>
          <table:table-cell table:number-columns-repeated="5"/>
          <table:table-cell office:value-type="string" calcext:value-type="string">
            <text:p>http://dblp.org/rec/conf/ciarp/Rodriguez-AlvarezLVPM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Dominant Set Approach to ECG Biometrics.</text:p>
          </table:table-cell>
          <table:table-cell table:number-columns-repeated="5"/>
          <table:table-cell office:value-type="string" calcext:value-type="string">
            <text:p>http://dblp.org/rec/conf/ciarp/LourencoBCSFP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Reliable Atrial Activity Extraction from ECG Atrial Fibrillation Signals.</text:p>
          </table:table-cell>
          <table:table-cell table:number-columns-repeated="5"/>
          <table:table-cell office:value-type="string" calcext:value-type="string">
            <text:p>http://dblp.org/rec/conf/ciarp/DonosoLPR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n Emergency Medical Care Network System for Fetal ECG Monitoring.</text:p>
          </table:table-cell>
          <table:table-cell table:number-columns-repeated="5"/>
          <table:table-cell office:value-type="string" calcext:value-type="string">
            <text:p>http://dblp.org/rec/conf/delta/IbrahimyAHM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nalysis of the ECG Signal Using SVD-Based Parametric Modelling Technique.</text:p>
          </table:table-cell>
          <table:table-cell table:number-columns-repeated="5"/>
          <table:table-cell office:value-type="string" calcext:value-type="string">
            <text:p>http://dblp.org/rec/conf/delta/BaaliSAA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n ECG-on-Chip for Wearable Cardiac Monitoring Devices.</text:p>
          </table:table-cell>
          <table:table-cell table:number-columns-repeated="5"/>
          <table:table-cell office:value-type="string" calcext:value-type="string">
            <text:p>http://dblp.org/rec/conf/delta/DeepuXZYL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CML/PKDD</text:p>
          </table:table-cell>
          <table:table-cell office:value-type="string" calcext:value-type="string">
            <text:p>Semi-Supervised Consensus Clustering for ECG Pathology Classification.</text:p>
          </table:table-cell>
          <table:table-cell table:number-columns-repeated="5"/>
          <table:table-cell office:value-type="string" calcext:value-type="string">
            <text:p>http://dblp.org/rec/conf/pkdd/AidosLBBF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CML/PKDD</text:p>
          </table:table-cell>
          <table:table-cell office:value-type="string" calcext:value-type="string">
            <text:p>CardioWheel: ECG Biometrics on the Steering Wheel.</text:p>
          </table:table-cell>
          <table:table-cell table:number-columns-repeated="5"/>
          <table:table-cell office:value-type="string" calcext:value-type="string">
            <text:p>http://dblp.org/rec/conf/pkdd/LourencoACDF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CML/PKDD</text:p>
          </table:table-cell>
          <table:table-cell office:value-type="string" calcext:value-type="string">
            <text:p>Label Noise-Tolerant Hidden Markov Models for Segmentation: Application to ECGs.</text:p>
          </table:table-cell>
          <table:table-cell table:number-columns-repeated="5"/>
          <table:table-cell office:value-type="string" calcext:value-type="string">
            <text:p>http://dblp.org/rec/conf/pkdd/FrenayLV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Screen printed MWCNT/PDMS based dry electrode sensor for electrocardiogram (ECG) measurements.</text:p>
          </table:table-cell>
          <table:table-cell table:number-columns-repeated="5"/>
          <table:table-cell office:value-type="string" calcext:value-type="string">
            <text:p>http://dblp.org/rec/conf/eit/ChlaihawiNEEAA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loating point hardware and software realization for adaptive FIR fetal ECG estimation.</text:p>
          </table:table-cell>
          <table:table-cell table:number-columns-repeated="5"/>
          <table:table-cell office:value-type="string" calcext:value-type="string">
            <text:p>http://dblp.org/rec/conf/eit/WangS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Detection of obstructive sleep apnea through ECG signal features.</text:p>
          </table:table-cell>
          <table:table-cell table:number-columns-repeated="5"/>
          <table:table-cell office:value-type="string" calcext:value-type="string">
            <text:p>http://dblp.org/rec/conf/eit/AlmazaydehEF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HEALTHINF</text:p>
          </table:table-cell>
          <table:table-cell office:value-type="string" calcext:value-type="string">
            <text:p>ECGWARE: an ECG Markup Language for Ambulatory Telemonitoring and Decision Making Support.</text:p>
          </table:table-cell>
          <table:table-cell table:number-columns-repeated="5"/>
          <table:table-cell office:value-type="string" calcext:value-type="string">
            <text:p>http://dblp.org/rec/conf/biostec/GoncalvesFA0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HEALTHINF</text:p>
          </table:table-cell>
          <table:table-cell office:value-type="string" calcext:value-type="string">
            <text:p>EEG and ECG Characteristics of Human Sleep Composition Types.</text:p>
          </table:table-cell>
          <table:table-cell table:number-columns-repeated="5"/>
          <table:table-cell office:value-type="string" calcext:value-type="string">
            <text:p>http://dblp.org/rec/conf/biostec/KhasawnehARMM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HEALTHINF</text:p>
          </table:table-cell>
          <table:table-cell office:value-type="string" calcext:value-type="string">
            <text:p>Multivariate Linear Regression based Synthesis of 12-lead ECG from Three Bipolar Leads.</text:p>
          </table:table-cell>
          <table:table-cell table:number-columns-repeated="5"/>
          <table:table-cell office:value-type="string" calcext:value-type="string">
            <text:p>http://dblp.org/rec/conf/biostec/TomasicTA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Robust signal synthesis of the 12-lead ECG using 3-Lead wireless ECG systems.</text:p>
          </table:table-cell>
          <table:table-cell table:number-columns-repeated="5"/>
          <table:table-cell office:value-type="string" calcext:value-type="string">
            <text:p>http://dblp.org/rec/conf/icc/HsuW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WE-CARE: A wearable efficient telecardiology system using mobile 7-lead ECG devices.</text:p>
          </table:table-cell>
          <table:table-cell table:number-columns-repeated="5"/>
          <table:table-cell office:value-type="string" calcext:value-type="string">
            <text:p>http://dblp.org/rec/conf/icc/ChenBHDGJXW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Heterogeneous Multi-Hop Transmission of Compressed ECG Data from Wireless Body Area Network.</text:p>
          </table:table-cell>
          <table:table-cell table:number-columns-repeated="5"/>
          <table:table-cell office:value-type="string" calcext:value-type="string">
            <text:p>http://dblp.org/rec/conf/icc/Song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CCN</text:p>
          </table:table-cell>
          <table:table-cell office:value-type="string" calcext:value-type="string">
            <text:p>Adaptive Forward Error Correction for ECG Signal Transmission for Emotional Stress Assessment.</text:p>
          </table:table-cell>
          <table:table-cell table:number-columns-repeated="5"/>
          <table:table-cell office:value-type="string" calcext:value-type="string">
            <text:p>http://dblp.org/rec/conf/icccn/XuHZH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CCN</text:p>
          </table:table-cell>
          <table:table-cell office:value-type="string" calcext:value-type="string">
            <text:p>Bidirectional ECG Monitoring with an Event Detection Policy Engine.</text:p>
          </table:table-cell>
          <table:table-cell table:number-columns-repeated="5"/>
          <table:table-cell office:value-type="string" calcext:value-type="string">
            <text:p>http://dblp.org/rec/conf/icccn/JurikW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CCN</text:p>
          </table:table-cell>
          <table:table-cell office:value-type="string" calcext:value-type="string">
            <text:p>Performance Assessment of Wireless ECG Transmission over IEEE 802.11 WLANs.</text:p>
          </table:table-cell>
          <table:table-cell table:number-columns-repeated="5"/>
          <table:table-cell office:value-type="string" calcext:value-type="string">
            <text:p>http://dblp.org/rec/conf/icccn/KangN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An instrumentation amplifier based on a floating gate fully differential CCII with DEO rejection for ECG acquisition systems.</text:p>
          </table:table-cell>
          <table:table-cell table:number-columns-repeated="5"/>
          <table:table-cell office:value-type="string" calcext:value-type="string">
            <text:p>http://dblp.org/rec/conf/icecsys/KongpoonLS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Wavelet compression inspired implementation for high performances and low complexity ECG removal in wireless sEMG electrodes.</text:p>
          </table:table-cell>
          <table:table-cell table:number-columns-repeated="5"/>
          <table:table-cell office:value-type="string" calcext:value-type="string">
            <text:p>http://dblp.org/rec/conf/icecsys/DjellatouMB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A complete device dedicated to ECG signal measurement with integrated 3D Hall sensor for signal correction.</text:p>
          </table:table-cell>
          <table:table-cell table:number-columns-repeated="5"/>
          <table:table-cell office:value-type="string" calcext:value-type="string">
            <text:p>http://dblp.org/rec/conf/icecsys/PilletAFBFB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CIP</text:p>
          </table:table-cell>
          <table:table-cell office:value-type="string" calcext:value-type="string">
            <text:p>Using the vectorcardiogram to remove ECG noise.</text:p>
          </table:table-cell>
          <table:table-cell table:number-columns-repeated="5"/>
          <table:table-cell office:value-type="string" calcext:value-type="string">
            <text:p>http://dblp.org/rec/conf/icip/SimskeB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IP</text:p>
          </table:table-cell>
          <table:table-cell office:value-type="string" calcext:value-type="string">
            <text:p>Detection of QRS complex in ECG signal based on classification approach.</text:p>
          </table:table-cell>
          <table:table-cell table:number-columns-repeated="5"/>
          <table:table-cell office:value-type="string" calcext:value-type="string">
            <text:p>http://dblp.org/rec/conf/icip/JalilLFB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IP</text:p>
          </table:table-cell>
          <table:table-cell office:value-type="string" calcext:value-type="string">
            <text:p>Real time constrained motion estimation for ECG-gated cardiac MRI.</text:p>
          </table:table-cell>
          <table:table-cell table:number-columns-repeated="5"/>
          <table:table-cell office:value-type="string" calcext:value-type="string">
            <text:p>http://dblp.org/rec/conf/icip/RoujolBSQRM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Real-Time Wireless ECG Biometrics with Mobile Devices.</text:p>
          </table:table-cell>
          <table:table-cell table:number-columns-repeated="5"/>
          <table:table-cell office:value-type="string" calcext:value-type="string">
            <text:p>http://dblp.org/rec/conf/medbiometrics/DerawiVE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Research on ECG Biometric in Cardiac Irregularity Conditions.</text:p>
          </table:table-cell>
          <table:table-cell table:number-columns-repeated="5"/>
          <table:table-cell office:value-type="string" calcext:value-type="string">
            <text:p>http://dblp.org/rec/conf/medbiometrics/WangZ14a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Atrial Fibrillation Analysis Based on Blind Source Separation in 12-Lead ECG Data.</text:p>
          </table:table-cell>
          <table:table-cell table:number-columns-repeated="5"/>
          <table:table-cell office:value-type="string" calcext:value-type="string">
            <text:p>http://dblp.org/rec/conf/medbiometrics/ChangHLY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Comparison of different approaches for removal of baseline wander from ECG signal.</text:p>
          </table:table-cell>
          <table:table-cell table:number-columns-repeated="5"/>
          <table:table-cell office:value-type="string" calcext:value-type="string">
            <text:p>http://dblp.org/rec/conf/icwet/KaurSS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DWT based beat rate detection in ECG analysis.</text:p>
          </table:table-cell>
          <table:table-cell table:number-columns-repeated="5"/>
          <table:table-cell office:value-type="string" calcext:value-type="string">
            <text:p>http://dblp.org/rec/conf/icwet/JoshiG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Box method to remove baseline wander from ECG.</text:p>
          </table:table-cell>
          <table:table-cell table:number-columns-repeated="5"/>
          <table:table-cell office:value-type="string" calcext:value-type="string">
            <text:p>http://dblp.org/rec/conf/icwet/AnejaA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Design of a Low-Power On-Body ECG Classifier for Remote Cardiovascular Monitoring Systems.</text:p>
          </table:table-cell>
          <table:table-cell table:number-columns-repeated="5"/>
          <table:table-cell office:value-type="string" calcext:value-type="string">
            <text:p>http://dblp.org/rec/journals/esticas/ChenMMDN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VLSI Friendly ECG QRS Complex Detector for Body Sensor Networks.</text:p>
          </table:table-cell>
          <table:table-cell table:number-columns-repeated="5"/>
          <table:table-cell office:value-type="string" calcext:value-type="string">
            <text:p>http://dblp.org/rec/journals/esticas/ZhangB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An Ultra-Low Power ECG Acquisition and Monitoring ASIC System for WBAN Applications.</text:p>
          </table:table-cell>
          <table:table-cell table:number-columns-repeated="5"/>
          <table:table-cell office:value-type="string" calcext:value-type="string">
            <text:p>http://dblp.org/rec/journals/esticas/LiuZPENZ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Forensics and Security</text:p>
          </table:table-cell>
          <table:table-cell office:value-type="string" calcext:value-type="string">
            <text:p>ECG Biometric Recognition: A Comparative Analysis.</text:p>
          </table:table-cell>
          <table:table-cell table:number-columns-repeated="5"/>
          <table:table-cell office:value-type="string" calcext:value-type="string">
            <text:p>http://dblp.org/rec/journals/tifs/OdinakaLKOSR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Forensics and Security</text:p>
          </table:table-cell>
          <table:table-cell office:value-type="string" calcext:value-type="string">
            <text:p>Privacy-Preserving ECG Classification With Branching Programs and Neural Networks.</text:p>
          </table:table-cell>
          <table:table-cell table:number-columns-repeated="5"/>
          <table:table-cell office:value-type="string" calcext:value-type="string">
            <text:p>http://dblp.org/rec/journals/tifs/BarniFLS0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Forensics and Security</text:p>
          </table:table-cell>
          <table:table-cell office:value-type="string" calcext:value-type="string">
            <text:p>Electrocardiogram (ECG) Biometric Authentication Using Pulse Active Ratio (PAR).</text:p>
          </table:table-cell>
          <table:table-cell table:number-columns-repeated="5"/>
          <table:table-cell office:value-type="string" calcext:value-type="string">
            <text:p>http://dblp.org/rec/journals/tifs/SafieSP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Intruder recognition using ECG signal.</text:p>
          </table:table-cell>
          <table:table-cell table:number-columns-repeated="5"/>
          <table:table-cell office:value-type="string" calcext:value-type="string">
            <text:p>http://dblp.org/rec/conf/ijcnn/PaseroBC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Using Bootstrap AdaBoost with KNN for ECG-based automated obstructive sleep apnea detection.</text:p>
          </table:table-cell>
          <table:table-cell table:number-columns-repeated="5"/>
          <table:table-cell office:value-type="string" calcext:value-type="string">
            <text:p>http://dblp.org/rec/conf/ijcnn/KaoWLYJ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Hypoglycaemia detection for type 1 diabetic patients based on ECG parameters using Fuzzy Support Vector Machine.</text:p>
          </table:table-cell>
          <table:table-cell table:number-columns-repeated="5"/>
          <table:table-cell office:value-type="string" calcext:value-type="string">
            <text:p>http://dblp.org/rec/conf/ijcnn/LingNN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Robust Heartbeat Detector Based on Weighted Correlation and Multichannel Input: Implementation on the ECG Recorded with Textile Electrodes.</text:p>
          </table:table-cell>
          <table:table-cell table:number-columns-repeated="5"/>
          <table:table-cell office:value-type="string" calcext:value-type="string">
            <text:p>http://dblp.org/rec/journals/ijehmc/RattfaltLHAB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Wearable ECG Monitoring and Alerting System Associated with Smartphone: iHeart.</text:p>
          </table:table-cell>
          <table:table-cell table:number-columns-repeated="5"/>
          <table:table-cell office:value-type="string" calcext:value-type="string">
            <text:p>http://dblp.org/rec/journals/ijehmc/WatanabeKSY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Comparative Study of ECG Classification Performance Using Decision Tree Algorithms.</text:p>
          </table:table-cell>
          <table:table-cell table:number-columns-repeated="5"/>
          <table:table-cell office:value-type="string" calcext:value-type="string">
            <text:p>http://dblp.org/rec/journals/ijehmc/CharfiK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Fast Basis Searching Method of Adaptive Fourier Decomposition Based on Nelder-Mead Algorithm for ECG Signals.</text:p>
          </table:table-cell>
          <table:table-cell table:number-columns-repeated="5"/>
          <table:table-cell office:value-type="string" calcext:value-type="string">
            <text:p>http://dblp.org/rec/conf/isnn/WangYWW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UMPCA Based Feature Extraction for ECG.</text:p>
          </table:table-cell>
          <table:table-cell table:number-columns-repeated="5"/>
          <table:table-cell office:value-type="string" calcext:value-type="string">
            <text:p>http://dblp.org/rec/conf/isnn/LiHZZ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ECG Classification Based on Non-cardiology Feature.</text:p>
          </table:table-cell>
          <table:table-cell table:number-columns-repeated="5"/>
          <table:table-cell office:value-type="string" calcext:value-type="string">
            <text:p>http://dblp.org/rec/conf/isnn/HuangZW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Analysis of ECG records using ECG Chaos Extractor platform and Weka system.</text:p>
          </table:table-cell>
          <table:table-cell table:number-columns-repeated="5"/>
          <table:table-cell office:value-type="string" calcext:value-type="string">
            <text:p>http://dblp.org/rec/conf/iti/JovicB0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ECG based system for arrhythmia detection and patient identification.</text:p>
          </table:table-cell>
          <table:table-cell table:number-columns-repeated="5"/>
          <table:table-cell office:value-type="string" calcext:value-type="string">
            <text:p>http://dblp.org/rec/conf/iti/VuksanovicA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Results on ECG compressed sensing using specific dictionaries and its validation.</text:p>
          </table:table-cell>
          <table:table-cell table:number-columns-repeated="5"/>
          <table:table-cell office:value-type="string" calcext:value-type="string">
            <text:p>http://dblp.org/rec/conf/iti/FiraGCB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Fuzzy Association Rule Mining Based Myocardial Ischemia Diagnosis on ECG Signal.</text:p>
          </table:table-cell>
          <table:table-cell table:number-columns-repeated="5"/>
          <table:table-cell office:value-type="string" calcext:value-type="string">
            <text:p>http://dblp.org/rec/journals/jaciii/LiDH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Similarity-Based Fuzzy Classification of ECG and Capnogram Signals.</text:p>
          </table:table-cell>
          <table:table-cell table:number-columns-repeated="5"/>
          <table:table-cell office:value-type="string" calcext:value-type="string">
            <text:p>http://dblp.org/rec/journals/jaciii/BetancourtFTYSDH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Emotion Recognition Based on ECG Signals for Service Robots in the Intelligent Space During Daily Life.</text:p>
          </table:table-cell>
          <table:table-cell table:number-columns-repeated="5"/>
          <table:table-cell office:value-type="string" calcext:value-type="string">
            <text:p>http://dblp.org/rec/journals/jaciii/RattanyuM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MobiHealth</text:p>
          </table:table-cell>
          <table:table-cell office:value-type="string" calcext:value-type="string">
            <text:p>Wearable ECG system for health and sports monitoring.</text:p>
          </table:table-cell>
          <table:table-cell table:number-columns-repeated="5"/>
          <table:table-cell office:value-type="string" calcext:value-type="string">
            <text:p>http://dblp.org/rec/conf/mobihealth/ValchinovARP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MobiHealth</text:p>
          </table:table-cell>
          <table:table-cell office:value-type="string" calcext:value-type="string">
            <text:p>Effects of non-uniform quantization on ECG acquired using Compressed Sensing.</text:p>
          </table:table-cell>
          <table:table-cell table:number-columns-repeated="5"/>
          <table:table-cell office:value-type="string" calcext:value-type="string">
            <text:p>http://dblp.org/rec/conf/mobihealth/CravenMKGJ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MobiHealth</text:p>
          </table:table-cell>
          <table:table-cell office:value-type="string" calcext:value-type="string">
            <text:p>A new approach to compressing ECG signals with trained overcomplete dictionary.</text:p>
          </table:table-cell>
          <table:table-cell table:number-columns-repeated="5"/>
          <table:table-cell office:value-type="string" calcext:value-type="string">
            <text:p>http://dblp.org/rec/conf/mobihealth/LeeLC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Human recognition using Fisher's discriminant analysis of heartbeat interval features and ECG morphology.</text:p>
          </table:table-cell>
          <table:table-cell table:number-columns-repeated="5"/>
          <table:table-cell office:value-type="string" calcext:value-type="string">
            <text:p>http://dblp.org/rec/journals/ijon/Singh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ECG arrhythmia classification using a probabilistic neural network with a feature reduction method.</text:p>
          </table:table-cell>
          <table:table-cell table:number-columns-repeated="5"/>
          <table:table-cell office:value-type="string" calcext:value-type="string">
            <text:p>http://dblp.org/rec/journals/ijon/WangCHY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An adaptive filtering approach for electrocardiogram (ECG) signal noise reduction using neural networks.</text:p>
          </table:table-cell>
          <table:table-cell table:number-columns-repeated="5"/>
          <table:table-cell office:value-type="string" calcext:value-type="string">
            <text:p>http://dblp.org/rec/journals/ijon/PoungponsriY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Multi-channel ECG classification using forests of randomized shapelet trees.</text:p>
          </table:table-cell>
          <table:table-cell table:number-columns-repeated="5"/>
          <table:table-cell office:value-type="string" calcext:value-type="string">
            <text:p>http://dblp.org/rec/conf/petra/KarlssonPA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A framework for ECG denoising for mobile devices.</text:p>
          </table:table-cell>
          <table:table-cell table:number-columns-repeated="5"/>
          <table:table-cell office:value-type="string" calcext:value-type="string">
            <text:p>http://dblp.org/rec/conf/petra/CuomoGFPS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Evaluation of time and frequency domain features for seizure detection from combined EEG and ECG signals.</text:p>
          </table:table-cell>
          <table:table-cell table:number-columns-repeated="5"/>
          <table:table-cell office:value-type="string" calcext:value-type="string">
            <text:p>http://dblp.org/rec/conf/petra/MporasTZKM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ReTIS</text:p>
          </table:table-cell>
          <table:table-cell office:value-type="string" calcext:value-type="string">
            <text:p>Template based classification of cardiac Arrhythmia in ECG data.</text:p>
          </table:table-cell>
          <table:table-cell table:number-columns-repeated="5"/>
          <table:table-cell office:value-type="string" calcext:value-type="string">
            <text:p>http://dblp.org/rec/conf/retis/BansalGB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ReTIS</text:p>
          </table:table-cell>
          <table:table-cell office:value-type="string" calcext:value-type="string">
            <text:p>Modified watermarked ECG signals by using adaptive normalization factor.</text:p>
          </table:table-cell>
          <table:table-cell table:number-columns-repeated="5"/>
          <table:table-cell office:value-type="string" calcext:value-type="string">
            <text:p>http://dblp.org/rec/conf/retis/HalderM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ReTIS</text:p>
          </table:table-cell>
          <table:table-cell office:value-type="string" calcext:value-type="string">
            <text:p>A classification approach for myocardial infarction using voltage features extracted from four standard ECG leads.</text:p>
          </table:table-cell>
          <table:table-cell table:number-columns-repeated="5"/>
          <table:table-cell office:value-type="string" calcext:value-type="string">
            <text:p>http://dblp.org/rec/conf/retis/BanerjeeM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Improved Hilbert-Huang transform based weak signal detection methodology and its application on incipient fault diagnosis and ECG signal analysis.</text:p>
          </table:table-cell>
          <table:table-cell table:number-columns-repeated="5"/>
          <table:table-cell office:value-type="string" calcext:value-type="string">
            <text:p>http://dblp.org/rec/journals/sigpro/YanL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Sequential beat-to-beat P and T wave delineation and waveform estimation in ECG signals: Block Gibbs sampler and marginalized particle filter.</text:p>
          </table:table-cell>
          <table:table-cell table:number-columns-repeated="5"/>
          <table:table-cell office:value-type="string" calcext:value-type="string">
            <text:p>http://dblp.org/rec/journals/sigpro/LinKGMTH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Efficient sign based normalized adaptive filtering techniques for cancelation of artifacts in ECG signals: Application to wireless biotelemetry.</text:p>
          </table:table-cell>
          <table:table-cell table:number-columns-repeated="5"/>
          <table:table-cell office:value-type="string" calcext:value-type="string">
            <text:p>http://dblp.org/rec/journals/sigpro/RahmanSR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Denoising and baseline correction of ECG signals using sparse representation.</text:p>
          </table:table-cell>
          <table:table-cell table:number-columns-repeated="5"/>
          <table:table-cell office:value-type="string" calcext:value-type="string">
            <text:p>http://dblp.org/rec/conf/sips/ZhouHTA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On the Trade-Off of Accuracy and Computational Complexity for Classifying Normal and Abnormal ECG in Remote CVD Monitoring Systems.</text:p>
          </table:table-cell>
          <table:table-cell table:number-columns-repeated="5"/>
          <table:table-cell office:value-type="string" calcext:value-type="string">
            <text:p>http://dblp.org/rec/conf/sips/ChenMMDN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PCA and KPCA of ECG signals with binary SVM classification.</text:p>
          </table:table-cell>
          <table:table-cell table:number-columns-repeated="5"/>
          <table:table-cell office:value-type="string" calcext:value-type="string">
            <text:p>http://dblp.org/rec/conf/sips/KanaanMKFAH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ECG classification with emprical mode decomposition denoised by wavelet transform.</text:p>
          </table:table-cell>
          <table:table-cell table:number-columns-repeated="5"/>
          <table:table-cell office:value-type="string" calcext:value-type="string">
            <text:p>http://dblp.org/rec/conf/siu/KaraaslanB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Low complexity, losless ECG data compression algorthims for Wireless Sensor Network.</text:p>
          </table:table-cell>
          <table:table-cell table:number-columns-repeated="5"/>
          <table:table-cell office:value-type="string" calcext:value-type="string">
            <text:p>http://dblp.org/rec/conf/siu/SimsekKA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ECG beat clustering using fuzzy c-means algorithm and particle swarm optimization.</text:p>
          </table:table-cell>
          <table:table-cell table:number-columns-repeated="5"/>
          <table:table-cell office:value-type="string" calcext:value-type="string">
            <text:p>http://dblp.org/rec/conf/siu/DoganK1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WIFS</text:p>
          </table:table-cell>
          <table:table-cell office:value-type="string" calcext:value-type="string">
            <text:p>ECG biometric recognition: Permanence analysis of QRS signals for 24 hours continuous authentication.</text:p>
          </table:table-cell>
          <table:table-cell table:number-columns-repeated="5"/>
          <table:table-cell office:value-type="string" calcext:value-type="string">
            <text:p>http://dblp.org/rec/conf/wifs/LabatiSS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WIFS</text:p>
          </table:table-cell>
          <table:table-cell office:value-type="string" calcext:value-type="string">
            <text:p>Privacy preserving evaluation of signal quality with application to ECG analysis.</text:p>
          </table:table-cell>
          <table:table-cell table:number-columns-repeated="5"/>
          <table:table-cell office:value-type="string" calcext:value-type="string">
            <text:p>http://dblp.org/rec/conf/wifs/BarniGL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WIFS</text:p>
          </table:table-cell>
          <table:table-cell office:value-type="string" calcext:value-type="string">
            <text:p>ECG biometrics: A robust short-time frequency analysis.</text:p>
          </table:table-cell>
          <table:table-cell table:number-columns-repeated="5"/>
          <table:table-cell office:value-type="string" calcext:value-type="string">
            <text:p>http://dblp.org/rec/conf/wifs/OdinakaLKOSKSR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Miniaturized wireless ECG monitor for real-time detection of epileptic seizures.</text:p>
          </table:table-cell>
          <table:table-cell table:number-columns-repeated="5"/>
          <table:table-cell office:value-type="string" calcext:value-type="string">
            <text:p>http://dblp.org/rec/journals/tecs/MasseBSAP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Wireless noncontact ECG and EEG biopotential sensors.</text:p>
          </table:table-cell>
          <table:table-cell table:number-columns-repeated="5"/>
          <table:table-cell office:value-type="string" calcext:value-type="string">
            <text:p>http://dblp.org/rec/journals/tecs/ChiNC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NT/SEIT</text:p>
          </table:table-cell>
          <table:table-cell office:value-type="string" calcext:value-type="string">
            <text:p>Robust Ultra-Low-Power Algorithm for Normal and Abnormal ECG Signals Based on Compressed Sensing Theory.</text:p>
          </table:table-cell>
          <table:table-cell table:number-columns-repeated="5"/>
          <table:table-cell office:value-type="string" calcext:value-type="string">
            <text:p>http://dblp.org/rec/conf/ant/BalouchestaniRK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NT/SEIT</text:p>
          </table:table-cell>
          <table:table-cell office:value-type="string" calcext:value-type="string">
            <text:p>Low Sampling-rate Approach for ECG Signals with Compressed Sensing Theory.</text:p>
          </table:table-cell>
          <table:table-cell table:number-columns-repeated="5"/>
          <table:table-cell office:value-type="string" calcext:value-type="string">
            <text:p>http://dblp.org/rec/conf/ant/BalouchestaniRK13a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 severity measurement system for obstructive sleep apnea discrimination using a single ECG signal.</text:p>
          </table:table-cell>
          <table:table-cell table:number-columns-repeated="5"/>
          <table:table-cell office:value-type="string" calcext:value-type="string">
            <text:p>http://dblp.org/rec/conf/case/ChenZS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owards virtual instruments for cardiovascular healthcare: Real-time modeling of cardiovascular dynamics using ECG signals.</text:p>
          </table:table-cell>
          <table:table-cell table:number-columns-repeated="5"/>
          <table:table-cell office:value-type="string" calcext:value-type="string">
            <text:p>http://dblp.org/rec/conf/case/LeBSK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IT/IUCC/DASC/PICom</text:p>
          </table:table-cell>
          <table:table-cell office:value-type="string" calcext:value-type="string">
            <text:p>Fog Computing in Healthcare Internet of Things: A Case Study on ECG Feature Extraction.</text:p>
          </table:table-cell>
          <table:table-cell table:number-columns-repeated="5"/>
          <table:table-cell office:value-type="string" calcext:value-type="string">
            <text:p>http://dblp.org/rec/conf/IEEEcit/GiaJRWLT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IT/IUCC/DASC/PICom</text:p>
          </table:table-cell>
          <table:table-cell office:value-type="string" calcext:value-type="string">
            <text:p>ECG Security Identification System on the Zynq SoC Platform.</text:p>
          </table:table-cell>
          <table:table-cell table:number-columns-repeated="5"/>
          <table:table-cell office:value-type="string" calcext:value-type="string">
            <text:p>http://dblp.org/rec/conf/IEEEcit/ZhaiAB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Classification of ECG Signals Using Extreme Learning Machine.</text:p>
          </table:table-cell>
          <table:table-cell table:number-columns-repeated="5"/>
          <table:table-cell office:value-type="string" calcext:value-type="string">
            <text:p>http://dblp.org/rec/journals/ccsecis/KarpagachelviAS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Selection of Optimal Parameters for ECG Signal Smoothing and Baseline Drift Removal.</text:p>
          </table:table-cell>
          <table:table-cell table:number-columns-repeated="5"/>
          <table:table-cell office:value-type="string" calcext:value-type="string">
            <text:p>http://dblp.org/rec/journals/ccsecis/StanticJ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CSNDSP</text:p>
          </table:table-cell>
          <table:table-cell office:value-type="string" calcext:value-type="string">
            <text:p>Human identification using time normalized QT signal and the QRS complex of the ECG.</text:p>
          </table:table-cell>
          <table:table-cell table:number-columns-repeated="5"/>
          <table:table-cell office:value-type="string" calcext:value-type="string">
            <text:p>http://dblp.org/rec/conf/csndsp/TawfikSK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SNDSP</text:p>
          </table:table-cell>
          <table:table-cell office:value-type="string" calcext:value-type="string">
            <text:p>Advanced K-means clustering algorithm for large ECG data sets based on K-SVD approach.</text:p>
          </table:table-cell>
          <table:table-cell table:number-columns-repeated="5"/>
          <table:table-cell office:value-type="string" calcext:value-type="string">
            <text:p>http://dblp.org/rec/conf/csndsp/BalouchestaniSK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ltra-low-power ECG front-end design based on compressed sensing.</text:p>
          </table:table-cell>
          <table:table-cell table:number-columns-repeated="5"/>
          <table:table-cell office:value-type="string" calcext:value-type="string">
            <text:p>http://dblp.org/rec/conf/date/MamaghanianV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n ultra-low power dual-mode ECG monitor for healthcare and wellness.</text:p>
          </table:table-cell>
          <table:table-cell table:number-columns-repeated="5"/>
          <table:table-cell office:value-type="string" calcext:value-type="string">
            <text:p>http://dblp.org/rec/conf/date/BortolottiMBRSB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DSAA</text:p>
          </table:table-cell>
          <table:table-cell office:value-type="string" calcext:value-type="string">
            <text:p>Anomaly detection in ECG time signals via deep long short-term memory networks.</text:p>
          </table:table-cell>
          <table:table-cell table:number-columns-repeated="5"/>
          <table:table-cell office:value-type="string" calcext:value-type="string">
            <text:p>http://dblp.org/rec/conf/dsaa/ChauhanV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DSAA</text:p>
          </table:table-cell>
          <table:table-cell office:value-type="string" calcext:value-type="string">
            <text:p>Individualized arrhythmia detection with ECG signals from wearable devices.</text:p>
          </table:table-cell>
          <table:table-cell table:number-columns-repeated="5"/>
          <table:table-cell office:value-type="string" calcext:value-type="string">
            <text:p>http://dblp.org/rec/conf/dsaa/NguyenLCVP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ECCTD</text:p>
          </table:table-cell>
          <table:table-cell office:value-type="string" calcext:value-type="string">
            <text:p>Simulated annealing with artificial neural network fitness function for ECG amplifier testing.</text:p>
          </table:table-cell>
          <table:table-cell table:number-columns-repeated="5"/>
          <table:table-cell office:value-type="string" calcext:value-type="string">
            <text:p>http://dblp.org/rec/conf/ecctd/Grzechca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ECCTD</text:p>
          </table:table-cell>
          <table:table-cell office:value-type="string" calcext:value-type="string">
            <text:p>On the design of a class of CNN's for ECG classification.</text:p>
          </table:table-cell>
          <table:table-cell table:number-columns-repeated="5"/>
          <table:table-cell office:value-type="string" calcext:value-type="string">
            <text:p>http://dblp.org/rec/conf/ecctd/VornicuG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EUROCON</text:p>
          </table:table-cell>
          <table:table-cell office:value-type="string" calcext:value-type="string">
            <text:p>ECG diagnosis via a sequential recursive time series - Wavelet classification scheme.</text:p>
          </table:table-cell>
          <table:table-cell table:number-columns-repeated="5"/>
          <table:table-cell office:value-type="string" calcext:value-type="string">
            <text:p>http://dblp.org/rec/conf/eurocon/CantzosDT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EUROCON</text:p>
          </table:table-cell>
          <table:table-cell office:value-type="string" calcext:value-type="string">
            <text:p>Computer aided ECG analysis - State of the art and upcoming challenges.</text:p>
          </table:table-cell>
          <table:table-cell table:number-columns-repeated="5"/>
          <table:table-cell office:value-type="string" calcext:value-type="string">
            <text:p>http://dblp.org/rec/conf/eurocon/VelicPC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EUSPN/ICTH</text:p>
          </table:table-cell>
          <table:table-cell office:value-type="string" calcext:value-type="string">
            <text:p>A Feasibility Study Scheme of an Android-based Integrated Wearable ECG Monitoring System.</text:p>
          </table:table-cell>
          <table:table-cell table:number-columns-repeated="5"/>
          <table:table-cell office:value-type="string" calcext:value-type="string">
            <text:p>http://dblp.org/rec/conf/euspn/WidhiasiIPS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USPN/ICTH</text:p>
          </table:table-cell>
          <table:table-cell office:value-type="string" calcext:value-type="string">
            <text:p>Performance Study of Different Denoising Methods for ECG Signals.</text:p>
          </table:table-cell>
          <table:table-cell table:number-columns-repeated="5"/>
          <table:table-cell office:value-type="string" calcext:value-type="string">
            <text:p>http://dblp.org/rec/conf/euspn/AlMahamdyR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Kalman Filter with Augmented Measurement Model: An ECG Imaging Simulation Study.</text:p>
          </table:table-cell>
          <table:table-cell table:number-columns-repeated="5"/>
          <table:table-cell office:value-type="string" calcext:value-type="string">
            <text:p>http://dblp.org/rec/conf/fimh/SchulzeHPLSD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Left Atrial Segmentation from 3D Respiratory- and ECG-gated Magnetic Resonance Angiography.</text:p>
          </table:table-cell>
          <table:table-cell table:number-columns-repeated="5"/>
          <table:table-cell office:value-type="string" calcext:value-type="string">
            <text:p>http://dblp.org/rec/conf/fimh/KarimCSAHORR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uture Generation Comp. Syst.</text:p>
          </table:table-cell>
          <table:table-cell office:value-type="string" calcext:value-type="string">
            <text:p>An autonomic cloud environment for hosting ECG data analysis services.</text:p>
          </table:table-cell>
          <table:table-cell table:number-columns-repeated="5"/>
          <table:table-cell office:value-type="string" calcext:value-type="string">
            <text:p>http://dblp.org/rec/journals/fgcs/PandeyVNKB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uture Generation Comp. Syst.</text:p>
          </table:table-cell>
          <table:table-cell office:value-type="string" calcext:value-type="string">
            <text:p>Cloud enabled fractal based ECG compression in wireless body sensor networks.</text:p>
          </table:table-cell>
          <table:table-cell table:number-columns-repeated="5"/>
          <table:table-cell office:value-type="string" calcext:value-type="string">
            <text:p>http://dblp.org/rec/journals/fgcs/IbaidaAK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GECCO</text:p>
          </table:table-cell>
          <table:table-cell office:value-type="string" calcext:value-type="string">
            <text:p>Speeding up model building for ECGA on CUDA platform.</text:p>
          </table:table-cell>
          <table:table-cell table:number-columns-repeated="5"/>
          <table:table-cell office:value-type="string" calcext:value-type="string">
            <text:p>http://dblp.org/rec/conf/gecco/ShaoY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CCO</text:p>
          </table:table-cell>
          <table:table-cell office:value-type="string" calcext:value-type="string">
            <text:p>Higher-order linkage learning in the ECGA.</text:p>
          </table:table-cell>
          <table:table-cell table:number-columns-repeated="5"/>
          <table:table-cell office:value-type="string" calcext:value-type="string">
            <text:p>http://dblp.org/rec/conf/gecco/Iclanzan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GLOBECOM</text:p>
          </table:table-cell>
          <table:table-cell office:value-type="string" calcext:value-type="string">
            <text:p>PESC: A parallel system for clustering ECG streams based on MapReduce.</text:p>
          </table:table-cell>
          <table:table-cell table:number-columns-repeated="5"/>
          <table:table-cell office:value-type="string" calcext:value-type="string">
            <text:p>http://dblp.org/rec/conf/globecom/YangZZ13a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LOBECOM</text:p>
          </table:table-cell>
          <table:table-cell office:value-type="string" calcext:value-type="string">
            <text:p>Improving QoS for ECG Data Transmission with Enhanced Admission Control in EDCA-Based WLANs.</text:p>
          </table:table-cell>
          <table:table-cell table:number-columns-repeated="5"/>
          <table:table-cell office:value-type="string" calcext:value-type="string">
            <text:p>http://dblp.org/rec/conf/globecom/AhnBCB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HAIS</text:p>
          </table:table-cell>
          <table:table-cell office:value-type="string" calcext:value-type="string">
            <text:p>A Hybrid Approach for ECG Classification Based on Particle Swarm Optimization and Support Vector Machine.</text:p>
          </table:table-cell>
          <table:table-cell table:number-columns-repeated="5"/>
          <table:table-cell office:value-type="string" calcext:value-type="string">
            <text:p>http://dblp.org/rec/conf/hais/KopiecM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HAIS</text:p>
          </table:table-cell>
          <table:table-cell office:value-type="string" calcext:value-type="string">
            <text:p>The Abnormal vs. Normal ECG Classification Based on Key Features and Statistical Learning.</text:p>
          </table:table-cell>
          <table:table-cell table:number-columns-repeated="5"/>
          <table:table-cell office:value-type="string" calcext:value-type="string">
            <text:p>http://dblp.org/rec/conf/hais/DongTL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CCS</text:p>
          </table:table-cell>
          <table:table-cell office:value-type="string" calcext:value-type="string">
            <text:p>A Novel O(n) Numerical Scheme for ECG Signal Denoising.</text:p>
          </table:table-cell>
          <table:table-cell table:number-columns-repeated="5"/>
          <table:table-cell office:value-type="string" calcext:value-type="string">
            <text:p>http://dblp.org/rec/conf/iccS/CuomoPFGS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CCS</text:p>
          </table:table-cell>
          <table:table-cell office:value-type="string" calcext:value-type="string">
            <text:p>Computation of ECG Signal Features Using MCMC Modelling in Software and FPGA Reconfigurable Hardware.</text:p>
          </table:table-cell>
          <table:table-cell table:number-columns-repeated="5"/>
          <table:table-cell office:value-type="string" calcext:value-type="string">
            <text:p>http://dblp.org/rec/conf/iccS/BodiscoDKBH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CVG</text:p>
          </table:table-cell>
          <table:table-cell office:value-type="string" calcext:value-type="string">
            <text:p>Displacement Calculation of Heart Walls in ECG Sequences Using Level Set Segmentation and B-Spline Free Form Deformations.</text:p>
          </table:table-cell>
          <table:table-cell table:number-columns-repeated="5"/>
          <table:table-cell office:value-type="string" calcext:value-type="string">
            <text:p>http://dblp.org/rec/conf/iccvg/SkalskiTZ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CVG</text:p>
          </table:table-cell>
          <table:table-cell office:value-type="string" calcext:value-type="string">
            <text:p>A New Method for ECG Signal Feature Extraction.</text:p>
          </table:table-cell>
          <table:table-cell table:number-columns-repeated="5"/>
          <table:table-cell office:value-type="string" calcext:value-type="string">
            <text:p>http://dblp.org/rec/conf/iccvg/SzczepanskiSF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IAR</text:p>
          </table:table-cell>
          <table:table-cell office:value-type="string" calcext:value-type="string">
            <text:p>Outlier Detection in Non-intrusive ECG Biometric System.</text:p>
          </table:table-cell>
          <table:table-cell table:number-columns-repeated="5"/>
          <table:table-cell office:value-type="string" calcext:value-type="string">
            <text:p>http://dblp.org/rec/conf/iciar/LourencoSCF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IAR</text:p>
          </table:table-cell>
          <table:table-cell office:value-type="string" calcext:value-type="string">
            <text:p>A Unifying Approach to ECG Biometric Recognition Using the Wavelet Transform.</text:p>
          </table:table-cell>
          <table:table-cell table:number-columns-repeated="5"/>
          <table:table-cell office:value-type="string" calcext:value-type="string">
            <text:p>http://dblp.org/rec/conf/iciar/CarreirasLSF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ONIP</text:p>
          </table:table-cell>
          <table:table-cell office:value-type="string" calcext:value-type="string">
            <text:p>Artificial Bees Colony Optimized Neural Network Model for ECG Signals Classification.</text:p>
          </table:table-cell>
          <table:table-cell table:number-columns-repeated="5"/>
          <table:table-cell office:value-type="string" calcext:value-type="string">
            <text:p>http://dblp.org/rec/conf/iconip/SaadiBGA12a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ONIP</text:p>
          </table:table-cell>
          <table:table-cell office:value-type="string" calcext:value-type="string">
            <text:p>ECG Classification Using ICA Features and Support Vector Machines.</text:p>
          </table:table-cell>
          <table:table-cell table:number-columns-repeated="5"/>
          <table:table-cell office:value-type="string" calcext:value-type="string">
            <text:p>http://dblp.org/rec/conf/iconip/WuZ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OST</text:p>
          </table:table-cell>
          <table:table-cell office:value-type="string" calcext:value-type="string">
            <text:p>Innovative Solutions in Health Monitoring at Home: The Real-Time Assessment of Serum Potassium Concentration from ECG.</text:p>
          </table:table-cell>
          <table:table-cell table:number-columns-repeated="5"/>
          <table:table-cell office:value-type="string" calcext:value-type="string">
            <text:p>http://dblp.org/rec/conf/icost/CorsiBMS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COST</text:p>
          </table:table-cell>
          <table:table-cell office:value-type="string" calcext:value-type="string">
            <text:p>Estimation of Instantaneous Bandwidth and Reconstruction of Noisy ECG Signal Measured by a 24- Hour Continuous Healthcare System for the Elderly and People with Disabilities.</text:p>
          </table:table-cell>
          <table:table-cell table:number-columns-repeated="5"/>
          <table:table-cell office:value-type="string" calcext:value-type="string">
            <text:p>http://dblp.org/rec/conf/icost/LeeB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UIMC</text:p>
          </table:table-cell>
          <table:table-cell office:value-type="string" calcext:value-type="string">
            <text:p>A method for detecting arrhythmia using a RR interval from ECG data in U-Health system.</text:p>
          </table:table-cell>
          <table:table-cell table:number-columns-repeated="5"/>
          <table:table-cell office:value-type="string" calcext:value-type="string">
            <text:p>http://dblp.org/rec/conf/icuimc/KimKH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UIMC</text:p>
          </table:table-cell>
          <table:table-cell office:value-type="string" calcext:value-type="string">
            <text:p>Comparison of feature selection methods in ECG signal classification.</text:p>
          </table:table-cell>
          <table:table-cell table:number-columns-repeated="5"/>
          <table:table-cell office:value-type="string" calcext:value-type="string">
            <text:p>http://dblp.org/rec/conf/icuimc/ZhangLL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A Signal Decomposition Model-Based Bayesian Framework for ECG Components Separation.</text:p>
          </table:table-cell>
          <table:table-cell table:number-columns-repeated="5"/>
          <table:table-cell office:value-type="string" calcext:value-type="string">
            <text:p>http://dblp.org/rec/journals/tsp/RooniziS1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Two-Dimensional Warping for One-Dimensional Signals - Conceptual Framework and Application to ECG Processing.</text:p>
          </table:table-cell>
          <table:table-cell table:number-columns-repeated="5"/>
          <table:table-cell office:value-type="string" calcext:value-type="string">
            <text:p>http://dblp.org/rec/journals/tsp/SchmidtBPMZ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HCI</text:p>
          </table:table-cell>
          <table:table-cell office:value-type="string" calcext:value-type="string">
            <text:p>An approach for ECG based cardiac abnormality detection through the scope of Cross Wavelet Transform.</text:p>
          </table:table-cell>
          <table:table-cell table:number-columns-repeated="5"/>
          <table:table-cell office:value-type="string" calcext:value-type="string">
            <text:p>http://dblp.org/rec/conf/ihci/BanerjeeM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HCI</text:p>
          </table:table-cell>
          <table:table-cell office:value-type="string" calcext:value-type="string">
            <text:p>A biomedical approach to retrieve information on driver's fatigue by integrating EEG, ECG and blood biomarkers during simulated driving session.</text:p>
          </table:table-cell>
          <table:table-cell table:number-columns-repeated="5"/>
          <table:table-cell office:value-type="string" calcext:value-type="string">
            <text:p>http://dblp.org/rec/conf/ihci/NayakKRP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JHISI</text:p>
          </table:table-cell>
          <table:table-cell office:value-type="string" calcext:value-type="string">
            <text:p>Random Forest Classifier Based ECG Arrhythmia Classification.</text:p>
          </table:table-cell>
          <table:table-cell table:number-columns-repeated="5"/>
          <table:table-cell office:value-type="string" calcext:value-type="string">
            <text:p>http://dblp.org/rec/journals/ijhisi/VimalS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JHISI</text:p>
          </table:table-cell>
          <table:table-cell office:value-type="string" calcext:value-type="string">
            <text:p>ECG Signal De-noising with Asynchronous Averaging and Filtering Algorithm.</text:p>
          </table:table-cell>
          <table:table-cell table:number-columns-repeated="5"/>
          <table:table-cell office:value-type="string" calcext:value-type="string">
            <text:p>http://dblp.org/rec/journals/ijhisi/GautamLC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JMEI</text:p>
          </table:table-cell>
          <table:table-cell office:value-type="string" calcext:value-type="string">
            <text:p>Modified approach for ECG signal denoising based on empirical mode decomposition and moving average filter.</text:p>
          </table:table-cell>
          <table:table-cell table:number-columns-repeated="5"/>
          <table:table-cell office:value-type="string" calcext:value-type="string">
            <text:p>http://dblp.org/rec/journals/ijmei/JhaSS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JMEI</text:p>
          </table:table-cell>
          <table:table-cell office:value-type="string" calcext:value-type="string">
            <text:p>DICOM medical image watermarking of ECG signals using EZW algorithm.</text:p>
          </table:table-cell>
          <table:table-cell table:number-columns-repeated="5"/>
          <table:table-cell office:value-type="string" calcext:value-type="string">
            <text:p>http://dblp.org/rec/journals/ijmei/KannammalR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nt. J. Neural Syst.</text:p>
          </table:table-cell>
          <table:table-cell office:value-type="string" calcext:value-type="string">
            <text:p>Detection of Driving fatigue by using Noncontact EMG and ECG signals Measurement System.</text:p>
          </table:table-cell>
          <table:table-cell table:number-columns-repeated="5"/>
          <table:table-cell office:value-type="string" calcext:value-type="string">
            <text:p>http://dblp.org/rec/journals/ijns/FuW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nt. J. Neural Syst.</text:p>
          </table:table-cell>
          <table:table-cell office:value-type="string" calcext:value-type="string">
            <text:p>Application of Higher Order cumulant Features for Cardiac Health Diagnosis using ECG signals.</text:p>
          </table:table-cell>
          <table:table-cell table:number-columns-repeated="5"/>
          <table:table-cell office:value-type="string" calcext:value-type="string">
            <text:p>http://dblp.org/rec/journals/ijns/MartisALMRC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telligent Environments</text:p>
          </table:table-cell>
          <table:table-cell office:value-type="string" calcext:value-type="string">
            <text:p>Combinatory Feature Selection Method on ECG and HRV Signal Analysis for Stress Level Detection Using ANFIS Classifier.</text:p>
          </table:table-cell>
          <table:table-cell table:number-columns-repeated="5"/>
          <table:table-cell office:value-type="string" calcext:value-type="string">
            <text:p>http://dblp.org/rec/conf/intenv/MandLL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ntelligent Environments</text:p>
          </table:table-cell>
          <table:table-cell office:value-type="string" calcext:value-type="string">
            <text:p>An Wearable ECG Analysis System with Novel Interactive Method.</text:p>
          </table:table-cell>
          <table:table-cell table:number-columns-repeated="5"/>
          <table:table-cell office:value-type="string" calcext:value-type="string">
            <text:p>http://dblp.org/rec/conf/intenv/XieS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A statistical approach to incorporate multiple ECG or EEG recordings with artifactual variability into inverse solutions.</text:p>
          </table:table-cell>
          <table:table-cell table:number-columns-repeated="5"/>
          <table:table-cell office:value-type="string" calcext:value-type="string">
            <text:p>http://dblp.org/rec/conf/isbi/Coil-FontESB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ECG-gated cardiac CT reconstruction using patch based low rank regularization.</text:p>
          </table:table-cell>
          <table:table-cell table:number-columns-repeated="5"/>
          <table:table-cell office:value-type="string" calcext:value-type="string">
            <text:p>http://dblp.org/rec/conf/isbi/KimY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Comparison of different computational intelligent classifier to autonomously detect cardiac pathologies diagnosed by ECG.</text:p>
          </table:table-cell>
          <table:table-cell table:number-columns-repeated="5"/>
          <table:table-cell office:value-type="string" calcext:value-type="string">
            <text:p>http://dblp.org/rec/conf/isda/ValenzuelaRHGPR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Comparative study of morphological ECG features classificators: An application on athletes undergone to acute physical stress.</text:p>
          </table:table-cell>
          <table:table-cell table:number-columns-repeated="5"/>
          <table:table-cell office:value-type="string" calcext:value-type="string">
            <text:p>http://dblp.org/rec/conf/isda/LaurinoPBGPLLPM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SITA</text:p>
          </table:table-cell>
          <table:table-cell office:value-type="string" calcext:value-type="string">
            <text:p>Heart rate detection from waist ECG/PCG sensors for a vital signal acquisition system for athletes.</text:p>
          </table:table-cell>
          <table:table-cell table:number-columns-repeated="5"/>
          <table:table-cell office:value-type="string" calcext:value-type="string">
            <text:p>http://dblp.org/rec/conf/isita/MasuokaTH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SITA</text:p>
          </table:table-cell>
          <table:table-cell office:value-type="string" calcext:value-type="string">
            <text:p>On real-time arrhythmia detection in ECG monitors using antidictionary coding.</text:p>
          </table:table-cell>
          <table:table-cell table:number-columns-repeated="5"/>
          <table:table-cell office:value-type="string" calcext:value-type="string">
            <text:p>http://dblp.org/rec/conf/isita/OtaM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SSCC</text:p>
          </table:table-cell>
          <table:table-cell office:value-type="string" calcext:value-type="string">
            <text:p>A voltage-scalable biomedical signal processor running ECG using 13pJ/cycle at 1MHz and 0.4V.</text:p>
          </table:table-cell>
          <table:table-cell table:number-columns-repeated="5"/>
          <table:table-cell office:value-type="string" calcext:value-type="string">
            <text:p>http://dblp.org/rec/conf/isscc/AshoueiHKZDBHSGBDG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SSCC</text:p>
          </table:table-cell>
          <table:table-cell office:value-type="string" calcext:value-type="string">
            <text:p>A 3.9mW 25-electrode reconfigured thoracic impedance/ECG SoC with body-channel transponder.</text:p>
          </table:table-cell>
          <table:table-cell table:number-columns-repeated="5"/>
          <table:table-cell office:value-type="string" calcext:value-type="string">
            <text:p>http://dblp.org/rec/conf/isscc/YanBLKRSY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One-step wavelet-based processing for wandering and noise removing in ECG signals.</text:p>
          </table:table-cell>
          <table:table-cell table:number-columns-repeated="5"/>
          <table:table-cell office:value-type="string" calcext:value-type="string">
            <text:p>http://dblp.org/rec/conf/iwbbio/CastilloMGPLP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Fuzzy Clustering of ECG Beats Using a New Metaheuristic Approach.</text:p>
          </table:table-cell>
          <table:table-cell table:number-columns-repeated="5"/>
          <table:table-cell office:value-type="string" calcext:value-type="string">
            <text:p>http://dblp.org/rec/conf/iwbbio/DoganO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Faster person identification using compressed ECG in time critical wireless telecardiology applications.</text:p>
          </table:table-cell>
          <table:table-cell table:number-columns-repeated="5"/>
          <table:table-cell office:value-type="string" calcext:value-type="string">
            <text:p>http://dblp.org/rec/journals/jnca/SufiK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Data mining in mobile ECG based biometric identification.</text:p>
          </table:table-cell>
          <table:table-cell table:number-columns-repeated="5"/>
          <table:table-cell office:value-type="string" calcext:value-type="string">
            <text:p>http://dblp.org/rec/journals/jnca/SidekMK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Using an ECG reference ontology for semantic interoperability of ECG data.</text:p>
          </table:table-cell>
          <table:table-cell table:number-columns-repeated="5"/>
          <table:table-cell office:value-type="string" calcext:value-type="string">
            <text:p>http://dblp.org/rec/journals/jbi/GoncalvesGF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A robust and simple security extension for the medical standard SCP-ECG.</text:p>
          </table:table-cell>
          <table:table-cell table:number-columns-repeated="5"/>
          <table:table-cell office:value-type="string" calcext:value-type="string">
            <text:p>http://dblp.org/rec/journals/jbi/MartiAG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Curvature based ECG signal compression for effective communication on WPAN.</text:p>
          </table:table-cell>
          <table:table-cell table:number-columns-repeated="5"/>
          <table:table-cell office:value-type="string" calcext:value-type="string">
            <text:p>http://dblp.org/rec/journals/jcn/KimKKYP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Wireless three-pad ECG system: Challenges, design, and evaluations.</text:p>
          </table:table-cell>
          <table:table-cell table:number-columns-repeated="5"/>
          <table:table-cell office:value-type="string" calcext:value-type="string">
            <text:p>http://dblp.org/rec/journals/jcn/CaoLSL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Removal of baseline wander from ECG signal based on a statistical weighted moving average filter.</text:p>
          </table:table-cell>
          <table:table-cell table:number-columns-repeated="5"/>
          <table:table-cell office:value-type="string" calcext:value-type="string">
            <text:p>http://dblp.org/rec/journals/jzusc/HuXZ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ECG quality assessment based on a kernel support vector machine and genetic algorithm with a feature matrix.</text:p>
          </table:table-cell>
          <table:table-cell table:number-columns-repeated="5"/>
          <table:table-cell office:value-type="string" calcext:value-type="string">
            <text:p>http://dblp.org/rec/journals/jzusc/ZhangLWWL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LVA/ICA</text:p>
          </table:table-cell>
          <table:table-cell office:value-type="string" calcext:value-type="string">
            <text:p>Extraction of Foetal Contribution to ECG Recordings Using Cyclostationarity-Based Source Separation Method.</text:p>
          </table:table-cell>
          <table:table-cell table:number-columns-repeated="5"/>
          <table:table-cell office:value-type="string" calcext:value-type="string">
            <text:p>http://dblp.org/rec/conf/ica/HaritopoulosCN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LVA/ICA</text:p>
          </table:table-cell>
          <table:table-cell office:value-type="string" calcext:value-type="string">
            <text:p>Nonparametric Modelling of ECG: Applications to Denoising and to Single Sensor Fetal ECG Extraction.</text:p>
          </table:table-cell>
          <table:table-cell table:number-columns-repeated="5"/>
          <table:table-cell office:value-type="string" calcext:value-type="string">
            <text:p>http://dblp.org/rec/conf/ica/RivetNJ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Machine Learning in Healthcare Informatics</text:p>
          </table:table-cell>
          <table:table-cell office:value-type="string" calcext:value-type="string">
            <text:p>Wavelet-based Machine Learning Techniques for ECG Signal Analysis.</text:p>
          </table:table-cell>
          <table:table-cell table:number-columns-repeated="5"/>
          <table:table-cell office:value-type="string" calcext:value-type="string">
            <text:p>http://dblp.org/rec/series/isrl/MartisCR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Machine Learning in Healthcare Informatics</text:p>
          </table:table-cell>
          <table:table-cell office:value-type="string" calcext:value-type="string">
            <text:p>The Application of Genetic Algorithm for Unsupervised Classification of ECG.</text:p>
          </table:table-cell>
          <table:table-cell table:number-columns-repeated="5"/>
          <table:table-cell office:value-type="string" calcext:value-type="string">
            <text:p>http://dblp.org/rec/series/isrl/MartisPCR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Early Detection of QT Interval Prolongation from the ECG Database System.</text:p>
          </table:table-cell>
          <table:table-cell table:number-columns-repeated="5"/>
          <table:table-cell office:value-type="string" calcext:value-type="string">
            <text:p>http://dblp.org/rec/conf/medinfo/YamaguchiFO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Adding Sound to ECG.</text:p>
          </table:table-cell>
          <table:table-cell table:number-columns-repeated="5"/>
          <table:table-cell office:value-type="string" calcext:value-type="string">
            <text:p>http://dblp.org/rec/conf/medinfo/MihalasPTA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MLSP</text:p>
          </table:table-cell>
          <table:table-cell office:value-type="string" calcext:value-type="string">
            <text:p>ECG-based biometrics: A real time classification approach.</text:p>
          </table:table-cell>
          <table:table-cell table:number-columns-repeated="5"/>
          <table:table-cell office:value-type="string" calcext:value-type="string">
            <text:p>http://dblp.org/rec/conf/mlsp/LourencoSF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MLSP</text:p>
          </table:table-cell>
          <table:table-cell office:value-type="string" calcext:value-type="string">
            <text:p>A novel method of diagnosing coronary heart disease by analysing ECG signals combined with motion activity.</text:p>
          </table:table-cell>
          <table:table-cell table:number-columns-repeated="5"/>
          <table:table-cell office:value-type="string" calcext:value-type="string">
            <text:p>http://dblp.org/rec/conf/mlsp/YinCJ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ORCHIP</text:p>
          </table:table-cell>
          <table:table-cell office:value-type="string" calcext:value-type="string">
            <text:p>Evaluation of non-contact flexible electrodes connected with a customized IC-steps towards a fully integrated ECG sensor.</text:p>
          </table:table-cell>
          <table:table-cell table:number-columns-repeated="5"/>
          <table:table-cell office:value-type="string" calcext:value-type="string">
            <text:p>http://dblp.org/rec/conf/norchip/YangXZ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NORCHIP</text:p>
          </table:table-cell>
          <table:table-cell office:value-type="string" calcext:value-type="string">
            <text:p>Subthreshold nano-watt front-end amplifier for wireless ECG applications.</text:p>
          </table:table-cell>
          <table:table-cell table:number-columns-repeated="5"/>
          <table:table-cell office:value-type="string" calcext:value-type="string">
            <text:p>http://dblp.org/rec/conf/norchip/NevalainenKP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PACIS</text:p>
          </table:table-cell>
          <table:table-cell office:value-type="string" calcext:value-type="string">
            <text:p>Development Of A Prototype Multi-Touch ECG Diagnostic Decision Support System Using Mobile Technology For Monitoring Cardiac Patients At A Distance.</text:p>
          </table:table-cell>
          <table:table-cell table:number-columns-repeated="5"/>
          <table:table-cell office:value-type="string" calcext:value-type="string">
            <text:p>http://dblp.org/rec/conf/pacis/LinMGL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PACIS</text:p>
          </table:table-cell>
          <table:table-cell office:value-type="string" calcext:value-type="string">
            <text:p>Efficacy and Feasibility of A Mobile ECG Decision Support System - A Preliminary Conceptual Model.</text:p>
          </table:table-cell>
          <table:table-cell table:number-columns-repeated="5"/>
          <table:table-cell office:value-type="string" calcext:value-type="string">
            <text:p>http://dblp.org/rec/conf/pacis/LinMGLH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PEAR: Power efficiency through activity recognition (for ECG-based sensing).</text:p>
          </table:table-cell>
          <table:table-cell table:number-columns-repeated="5"/>
          <table:table-cell office:value-type="string" calcext:value-type="string">
            <text:p>http://dblp.org/rec/conf/ph/SunKG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A lightweight high capacity ECG watermark with protection against data loss.</text:p>
          </table:table-cell>
          <table:table-cell table:number-columns-repeated="5"/>
          <table:table-cell office:value-type="string" calcext:value-type="string">
            <text:p>http://dblp.org/rec/conf/ph/PanahS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PhyCS</text:p>
          </table:table-cell>
          <table:table-cell office:value-type="string" calcext:value-type="string">
            <text:p>Experimental Study and Evaluation of Paper-based Inkjet Electrodes for ECG Signal Acquisition.</text:p>
          </table:table-cell>
          <table:table-cell table:number-columns-repeated="5"/>
          <table:table-cell office:value-type="string" calcext:value-type="string">
            <text:p>http://dblp.org/rec/conf/phycs/AlvesMSLFF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PhyCS</text:p>
          </table:table-cell>
          <table:table-cell office:value-type="string" calcext:value-type="string">
            <text:p>Arduino based System for Indoor and Outdoor ECG Monitoring - Functions and Extended User Model Ontology.</text:p>
          </table:table-cell>
          <table:table-cell table:number-columns-repeated="5"/>
          <table:table-cell office:value-type="string" calcext:value-type="string">
            <text:p>http://dblp.org/rec/conf/phycs/PinoC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A chaos-based encryption technique to protect ECG packets for time critical telecardiology applications.</text:p>
          </table:table-cell>
          <table:table-cell table:number-columns-repeated="5"/>
          <table:table-cell office:value-type="string" calcext:value-type="string">
            <text:p>http://dblp.org/rec/journals/scn/SufiHKH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Polynomial distance measurement for ECG based biometric authentication.</text:p>
          </table:table-cell>
          <table:table-cell table:number-columns-repeated="5"/>
          <table:table-cell office:value-type="string" calcext:value-type="string">
            <text:p>http://dblp.org/rec/journals/scn/SufiKH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ignal Processing Systems</text:p>
          </table:table-cell>
          <table:table-cell office:value-type="string" calcext:value-type="string">
            <text:p>Gaussian Noise Filtering from ECG by Wiener Filter and Ensemble Empirical Mode Decomposition.</text:p>
          </table:table-cell>
          <table:table-cell table:number-columns-repeated="5"/>
          <table:table-cell office:value-type="string" calcext:value-type="string">
            <text:p>http://dblp.org/rec/journals/vlsisp/ChangL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ignal Processing Systems</text:p>
          </table:table-cell>
          <table:table-cell office:value-type="string" calcext:value-type="string">
            <text:p>Analysis and Design of On-sensor ECG Processors for Realtime Detection of Cardiac Anomalies Including VF, VT, and PVC.</text:p>
          </table:table-cell>
          <table:table-cell table:number-columns-repeated="5"/>
          <table:table-cell office:value-type="string" calcext:value-type="string">
            <text:p>http://dblp.org/rec/journals/vlsisp/ChenCCLHLLC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ITIS</text:p>
          </table:table-cell>
          <table:table-cell office:value-type="string" calcext:value-type="string">
            <text:p>Development of Lead System for ECG-Derived Respiration Aimed at Detection of Obstructive Sleep Apnea Syndrome.</text:p>
          </table:table-cell>
          <table:table-cell table:number-columns-repeated="5"/>
          <table:table-cell office:value-type="string" calcext:value-type="string">
            <text:p>http://dblp.org/rec/conf/sitis/SakaiZYW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ITIS</text:p>
          </table:table-cell>
          <table:table-cell office:value-type="string" calcext:value-type="string">
            <text:p>Applying Non Linear Approach for ECG Denoising and Waves Localization.</text:p>
          </table:table-cell>
          <table:table-cell table:number-columns-repeated="5"/>
          <table:table-cell office:value-type="string" calcext:value-type="string">
            <text:p>http://dblp.org/rec/conf/sitis/BeyaHAFL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ocProS</text:p>
          </table:table-cell>
          <table:table-cell office:value-type="string" calcext:value-type="string">
            <text:p>A Comparative Study on Machine Learning Algorithms in Emotion State Recognition Using ECG.</text:p>
          </table:table-cell>
          <table:table-cell table:number-columns-repeated="5"/>
          <table:table-cell office:value-type="string" calcext:value-type="string">
            <text:p>http://dblp.org/rec/conf/socpros/VaishK1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ocProS</text:p>
          </table:table-cell>
          <table:table-cell office:value-type="string" calcext:value-type="string">
            <text:p>ECG Arrhythmia Classification Using Spearman Rank Correlation and Support Vector Machine.</text:p>
          </table:table-cell>
          <table:table-cell table:number-columns-repeated="5"/>
          <table:table-cell office:value-type="string" calcext:value-type="string">
            <text:p>http://dblp.org/rec/conf/socpros/KhareBSA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oft Comput.</text:p>
          </table:table-cell>
          <table:table-cell office:value-type="string" calcext:value-type="string">
            <text:p>An intelligent biological inspired evolutionary algorithm for the suppression of incubator interference in premature infants ECG.</text:p>
          </table:table-cell>
          <table:table-cell table:number-columns-repeated="5"/>
          <table:table-cell office:value-type="string" calcext:value-type="string">
            <text:p>http://dblp.org/rec/journals/soco/MahilR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oft Comput.</text:p>
          </table:table-cell>
          <table:table-cell office:value-type="string" calcext:value-type="string">
            <text:p>Feature elimination based random subspace ensembles learning for ECG arrhythmia diagnosis.</text:p>
          </table:table-cell>
          <table:table-cell table:number-columns-repeated="5"/>
          <table:table-cell office:value-type="string" calcext:value-type="string">
            <text:p>http://dblp.org/rec/journals/soco/JadhavNG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VLSI-DAT</text:p>
          </table:table-cell>
          <table:table-cell office:value-type="string" calcext:value-type="string">
            <text:p>A pliable and batteryless real-time ECG monitoring system-in-a-patch.</text:p>
          </table:table-cell>
          <table:table-cell table:number-columns-repeated="5"/>
          <table:table-cell office:value-type="string" calcext:value-type="string">
            <text:p>http://dblp.org/rec/conf/vlsi-dat/WuKWHCCYL1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VLSI-DAT</text:p>
          </table:table-cell>
          <table:table-cell office:value-type="string" calcext:value-type="string">
            <text:p>Analog front-end amplifier for ECG applications with feed-forward EOS cancellation.</text:p>
          </table:table-cell>
          <table:table-cell table:number-columns-repeated="5"/>
          <table:table-cell office:value-type="string" calcext:value-type="string">
            <text:p>http://dblp.org/rec/conf/vlsi-dat/TuL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WCNC</text:p>
          </table:table-cell>
          <table:table-cell office:value-type="string" calcext:value-type="string">
            <text:p>A BAN system for realtime ECG monitoring : From wired to wireless measurements.</text:p>
          </table:table-cell>
          <table:table-cell table:number-columns-repeated="5"/>
          <table:table-cell office:value-type="string" calcext:value-type="string">
            <text:p>http://dblp.org/rec/conf/wcnc/ChiuW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WCNC</text:p>
          </table:table-cell>
          <table:table-cell office:value-type="string" calcext:value-type="string">
            <text:p>ECG Monitoring over Bluetooth: Data Compression and Transmission.</text:p>
          </table:table-cell>
          <table:table-cell table:number-columns-repeated="5"/>
          <table:table-cell office:value-type="string" calcext:value-type="string">
            <text:p>http://dblp.org/rec/conf/wcnc/YuYC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WOWMOM</text:p>
          </table:table-cell>
          <table:table-cell office:value-type="string" calcext:value-type="string">
            <text:p>Wearable biomonitoring system for stress management: A preliminary study on robust ECG signal processing.</text:p>
          </table:table-cell>
          <table:table-cell table:number-columns-repeated="5"/>
          <table:table-cell office:value-type="string" calcext:value-type="string">
            <text:p>http://dblp.org/rec/conf/wowmom/CarbonaroAMTTZR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WOWMOM</text:p>
          </table:table-cell>
          <table:table-cell office:value-type="string" calcext:value-type="string">
            <text:p>Cardiac arrhythmia detection using dynamic time warping of ECG beats in e-healthcare systems.</text:p>
          </table:table-cell>
          <table:table-cell table:number-columns-repeated="5"/>
          <table:table-cell office:value-type="string" calcext:value-type="string">
            <text:p>http://dblp.org/rec/conf/wowmom/RaghavendraBBN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WPMC</text:p>
          </table:table-cell>
          <table:table-cell office:value-type="string" calcext:value-type="string">
            <text:p>Wireless personal health ECG monitoring application.</text:p>
          </table:table-cell>
          <table:table-cell table:number-columns-repeated="5"/>
          <table:table-cell office:value-type="string" calcext:value-type="string">
            <text:p>http://dblp.org/rec/conf/wpmc/LahiriMSM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WPMC</text:p>
          </table:table-cell>
          <table:table-cell office:value-type="string" calcext:value-type="string">
            <text:p>An ECG-based Secret Data Sharing scheme supporting emergency treatment of Implantable Medical Devices.</text:p>
          </table:table-cell>
          <table:table-cell table:number-columns-repeated="5"/>
          <table:table-cell office:value-type="string" calcext:value-type="string">
            <text:p>http://dblp.org/rec/conf/wpmc/ZhengFSOD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AAI</text:p>
          </table:table-cell>
          <table:table-cell office:value-type="string" calcext:value-type="string">
            <text:p>Predicting Postoperative Atrial Fibrillation from Independent ECG Components.</text:p>
          </table:table-cell>
          <table:table-cell table:number-columns-repeated="5"/>
          <table:table-cell office:value-type="string" calcext:value-type="string">
            <text:p>http://dblp.org/rec/conf/aaai/ChiaBKSS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On the Development of an Automatic ECG Monitoring System for Diabetic Patients.</text:p>
          </table:table-cell>
          <table:table-cell table:number-columns-repeated="5"/>
          <table:table-cell office:value-type="string" calcext:value-type="string">
            <text:p>http://dblp.org/rec/conf/biostec/GoncalvesC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CAI</text:p>
          </table:table-cell>
          <table:table-cell office:value-type="string" calcext:value-type="string">
            <text:p>A comparative study of ICA algorithms for ECG signal processing.</text:p>
          </table:table-cell>
          <table:table-cell table:number-columns-repeated="5"/>
          <table:table-cell office:value-type="string" calcext:value-type="string">
            <text:p>http://dblp.org/rec/conf/acai/SarfrazLJ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CII</text:p>
          </table:table-cell>
          <table:table-cell office:value-type="string" calcext:value-type="string">
            <text:p>Emotion Detection from QRS Complex of ECG Signals Using Hurst Exponent for Different Age Groups.</text:p>
          </table:table-cell>
          <table:table-cell table:number-columns-repeated="5"/>
          <table:table-cell office:value-type="string" calcext:value-type="string">
            <text:p>http://dblp.org/rec/conf/acii/JerrittaMKY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CIIDS</text:p>
          </table:table-cell>
          <table:table-cell office:value-type="string" calcext:value-type="string">
            <text:p>Real-Time Remote ECG Signal Monitor and Emergency Warning/Positioning System on Cellular Phone.</text:p>
          </table:table-cell>
          <table:table-cell table:number-columns-repeated="5"/>
          <table:table-cell office:value-type="string" calcext:value-type="string">
            <text:p>http://dblp.org/rec/conf/aciids/LiouWSGcP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CSCC</text:p>
          </table:table-cell>
          <table:table-cell office:value-type="string" calcext:value-type="string">
            <text:p>ECG denoising using a dynamical model and a marginalized particle filter.</text:p>
          </table:table-cell>
          <table:table-cell table:number-columns-repeated="5"/>
          <table:table-cell office:value-type="string" calcext:value-type="string">
            <text:p>http://dblp.org/rec/conf/acssc/LinBMT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CSSC</text:p>
          </table:table-cell>
          <table:table-cell office:value-type="string" calcext:value-type="string">
            <text:p>Projection operator based removal of baseline wander noise from ECG signals.</text:p>
          </table:table-cell>
          <table:table-cell table:number-columns-repeated="5"/>
          <table:table-cell office:value-type="string" calcext:value-type="string">
            <text:p>http://dblp.org/rec/conf/acssc/AgrawalG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Analysis of ECG signals Using Data-Adaptive Time Domain Filtering for Cardiovascular Disease Diagnosis.</text:p>
          </table:table-cell>
          <table:table-cell table:number-columns-repeated="5"/>
          <table:table-cell office:value-type="string" calcext:value-type="string">
            <text:p>http://dblp.org/rec/journals/aada/IslamDHM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dvances in Engineering Software</text:p>
          </table:table-cell>
          <table:table-cell office:value-type="string" calcext:value-type="string">
            <text:p>WebECG: A novel ECG simulator based on MATLAB Web Figure.</text:p>
          </table:table-cell>
          <table:table-cell table:number-columns-repeated="5"/>
          <table:table-cell office:value-type="string" calcext:value-type="string">
            <text:p>http://dblp.org/rec/journals/aes/GuneyEC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Advances in Intelligent Information and Database Systems</text:p>
          </table:table-cell>
          <table:table-cell office:value-type="string" calcext:value-type="string">
            <text:p>Real Time Measurement and Visualization of ECG on Mobile Monitoring Stations of Biotelemetric System.</text:p>
          </table:table-cell>
          <table:table-cell table:number-columns-repeated="5"/>
          <table:table-cell office:value-type="string" calcext:value-type="string">
            <text:p>http://dblp.org/rec/series/sci/KrejcarJMMP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MLTA</text:p>
          </table:table-cell>
          <table:table-cell office:value-type="string" calcext:value-type="string">
            <text:p>Fiducial Based Approach to ECG Biometrics Using Limited Fiducial Points.</text:p>
          </table:table-cell>
          <table:table-cell table:number-columns-repeated="5"/>
          <table:table-cell office:value-type="string" calcext:value-type="string">
            <text:p>http://dblp.org/rec/conf/amlta/TantawiST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On Applying Approximate Entropy to ECG Signals for Knowledge Discovery on the Example of Big Sensor Data.</text:p>
          </table:table-cell>
          <table:table-cell table:number-columns-repeated="5"/>
          <table:table-cell office:value-type="string" calcext:value-type="string">
            <text:p>http://dblp.org/rec/conf/amt/HolzingerSBASGF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PCCAS</text:p>
          </table:table-cell>
          <table:table-cell office:value-type="string" calcext:value-type="string">
            <text:p>Live demonstration: An ECG-on-Chip for wearable wireless sensors.</text:p>
          </table:table-cell>
          <table:table-cell table:number-columns-repeated="5"/>
          <table:table-cell office:value-type="string" calcext:value-type="string">
            <text:p>http://dblp.org/rec/conf/apccas/DeepuZLWL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pplied Artificial Intelligence</text:p>
          </table:table-cell>
          <table:table-cell office:value-type="string" calcext:value-type="string">
            <text:p>Multiclass Support Vector Machines for Classification of ECG Data with Missing Values.</text:p>
          </table:table-cell>
          <table:table-cell table:number-columns-repeated="5"/>
          <table:table-cell office:value-type="string" calcext:value-type="string">
            <text:p>http://dblp.org/rec/journals/aai/HejaziASHA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Applied Mathematics and Computer Science</text:p>
          </table:table-cell>
          <table:table-cell office:value-type="string" calcext:value-type="string">
            <text:p>Multiple neural network integration using a binary decision tree to improve the ECG signal recognition accuracy.</text:p>
          </table:table-cell>
          <table:table-cell table:number-columns-repeated="5"/>
          <table:table-cell office:value-type="string" calcext:value-type="string">
            <text:p>http://dblp.org/rec/journals/amcs/LinhPN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Selection of effective features for ECG beat recognition based on nonlinear correlations.</text:p>
          </table:table-cell>
          <table:table-cell table:number-columns-repeated="5"/>
          <table:table-cell office:value-type="string" calcext:value-type="string">
            <text:p>http://dblp.org/rec/journals/artmed/ChenY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SP-DAC</text:p>
          </table:table-cell>
          <table:table-cell office:value-type="string" calcext:value-type="string">
            <text:p>A 14µA ECG processor with noise tolerant heart rate extractor and FeRAM for wearable healthcare systems.</text:p>
          </table:table-cell>
          <table:table-cell table:number-columns-repeated="5"/>
          <table:table-cell office:value-type="string" calcext:value-type="string">
            <text:p>http://dblp.org/rec/conf/aspdac/NakaiIYNKY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B-Interface</text:p>
          </table:table-cell>
          <table:table-cell office:value-type="string" calcext:value-type="string">
            <text:p>Biometrics for Emotion Detection (BED): Exploring the Combination of Speech and ECG.</text:p>
          </table:table-cell>
          <table:table-cell table:number-columns-repeated="5"/>
          <table:table-cell office:value-type="string" calcext:value-type="string">
            <text:p>http://dblp.org/rec/conf/biostec/SchutTBW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BIBM Workshops</text:p>
          </table:table-cell>
          <table:table-cell office:value-type="string" calcext:value-type="string">
            <text:p>Improved compression ratio for model-based ECG compression using differential coding.</text:p>
          </table:table-cell>
          <table:table-cell table:number-columns-repeated="5"/>
          <table:table-cell office:value-type="string" calcext:value-type="string">
            <text:p>http://dblp.org/rec/conf/bibm/PassandA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BIC-TA</text:p>
          </table:table-cell>
          <table:table-cell office:value-type="string" calcext:value-type="string">
            <text:p>Human Identification Using Heartbeat Interval Features and ECG Morphology.</text:p>
          </table:table-cell>
          <table:table-cell table:number-columns-repeated="5"/>
          <table:table-cell office:value-type="string" calcext:value-type="string">
            <text:p>http://dblp.org/rec/conf/bic-ta/SinghS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Machine learning for stress detection from ECG signals in automobile drivers.</text:p>
          </table:table-cell>
          <table:table-cell table:number-columns-repeated="5"/>
          <table:table-cell office:value-type="string" calcext:value-type="string">
            <text:p>http://dblp.org/rec/conf/bigdataconf/KeshanPB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float" office:value="2011" calcext:value-type="float">
            <text:p>2011</text:p>
          </table:table-cell>
          <table:table-cell office:value-type="string" calcext:value-type="string">
            <text:p>Bio-inspiring Cyber Security and Cloud Services</text:p>
          </table:table-cell>
          <table:table-cell office:value-type="string" calcext:value-type="string">
            <text:p>Electrocardiogram (ECG): A New Burgeoning Utility for Biometric Recognition.</text:p>
          </table:table-cell>
          <table:table-cell table:number-columns-repeated="5"/>
          <table:table-cell office:value-type="string" calcext:value-type="string">
            <text:p>http://dblp.org/rec/series/isrl/TantawiRST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BioMS</text:p>
          </table:table-cell>
          <table:table-cell office:value-type="string" calcext:value-type="string">
            <text:p>ECG biometric authentication using Pulse Active Width (PAW).</text:p>
          </table:table-cell>
          <table:table-cell table:number-columns-repeated="5"/>
          <table:table-cell office:value-type="string" calcext:value-type="string">
            <text:p>http://dblp.org/rec/conf/bioms/SafieSP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BIOSIG</text:p>
          </table:table-cell>
          <table:table-cell office:value-type="string" calcext:value-type="string">
            <text:p>Fusion of Gait and ECG for Biometric User Authentication.</text:p>
          </table:table-cell>
          <table:table-cell table:number-columns-repeated="5"/>
          <table:table-cell office:value-type="string" calcext:value-type="string">
            <text:p>http://dblp.org/rec/conf/biosig/DerawiV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MC Med. Inf. &amp; Decision Making</text:p>
          </table:table-cell>
          <table:table-cell office:value-type="string" calcext:value-type="string">
            <text:p>A cloud computing based 12-lead ECG telemedicine service.</text:p>
          </table:table-cell>
          <table:table-cell table:number-columns-repeated="5"/>
          <table:table-cell office:value-type="string" calcext:value-type="string">
            <text:p>http://dblp.org/rec/journals/midm/HsiehH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BWCCA</text:p>
          </table:table-cell>
          <table:table-cell office:value-type="string" calcext:value-type="string">
            <text:p>An Objective Assessment of Mental Condition Based on EEG and ECG.</text:p>
          </table:table-cell>
          <table:table-cell table:number-columns-repeated="5"/>
          <table:table-cell office:value-type="string" calcext:value-type="string">
            <text:p>http://dblp.org/rec/conf/bwcca/OtabeKYT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CCBR</text:p>
          </table:table-cell>
          <table:table-cell office:value-type="string" calcext:value-type="string">
            <text:p>A Method of ECG Identification Based on Weighted Correlation Coefficient.</text:p>
          </table:table-cell>
          <table:table-cell table:number-columns-repeated="5"/>
          <table:table-cell office:value-type="string" calcext:value-type="string">
            <text:p>http://dblp.org/rec/conf/ccbr/DaiZZW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FIP/NOTERE</text:p>
          </table:table-cell>
          <table:table-cell office:value-type="string" calcext:value-type="string">
            <text:p>A comparative study of supervised learning techniques for ECG T-wave anomalies detection in a WBS context.</text:p>
          </table:table-cell>
          <table:table-cell table:number-columns-repeated="5"/>
          <table:table-cell office:value-type="string" calcext:value-type="string">
            <text:p>http://dblp.org/rec/conf/notere/HadjemN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CIBIM</text:p>
          </table:table-cell>
          <table:table-cell office:value-type="string" calcext:value-type="string">
            <text:p>Adaptive ECG biometric recognition: a study on re-enrollment methods for QRS signals.</text:p>
          </table:table-cell>
          <table:table-cell table:number-columns-repeated="5"/>
          <table:table-cell office:value-type="string" calcext:value-type="string">
            <text:p>http://dblp.org/rec/conf/cibim/LabatiPSSS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CICC</text:p>
          </table:table-cell>
          <table:table-cell office:value-type="string" calcext:value-type="string">
            <text:p>A 14.5 fJ/cycle/k-gate, 0.33 V ECG processor in 45nm CMOS using statistical error compensation.</text:p>
          </table:table-cell>
          <table:table-cell table:number-columns-repeated="5"/>
          <table:table-cell office:value-type="string" calcext:value-type="string">
            <text:p>http://dblp.org/rec/conf/cicc/AbdallahS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ICSyN</text:p>
          </table:table-cell>
          <table:table-cell office:value-type="string" calcext:value-type="string">
            <text:p>Continuous ECG Transmission via Mobile Telephone Network and Waiting Time of Packets for Smooth Display.</text:p>
          </table:table-cell>
          <table:table-cell table:number-columns-repeated="5"/>
          <table:table-cell office:value-type="string" calcext:value-type="string">
            <text:p>http://dblp.org/rec/conf/cicsyn/SilapapornC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IG</text:p>
          </table:table-cell>
          <table:table-cell office:value-type="string" calcext:value-type="string">
            <text:p>Mobile EEG &amp; ECG integration system for monitoring physiological states in peforming simulated war game training.</text:p>
          </table:table-cell>
          <table:table-cell table:number-columns-repeated="5"/>
          <table:table-cell office:value-type="string" calcext:value-type="string">
            <text:p>http://dblp.org/rec/conf/cig/KoLYL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CISIS</text:p>
          </table:table-cell>
          <table:table-cell office:value-type="string" calcext:value-type="string">
            <text:p>Power-Saving Encoding Schemes for Wireless ECG Signal Transmissions.</text:p>
          </table:table-cell>
          <table:table-cell table:number-columns-repeated="5"/>
          <table:table-cell office:value-type="string" calcext:value-type="string">
            <text:p>http://dblp.org/rec/conf/cisis/Chu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ECG identification of arrhythmias by using an associative Petri net.</text:p>
          </table:table-cell>
          <table:table-cell table:number-columns-repeated="5"/>
          <table:table-cell office:value-type="string" calcext:value-type="string">
            <text:p>http://dblp.org/rec/conf/cluster/ShihCS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Comp. Int. and Neurosc.</text:p>
          </table:table-cell>
          <table:table-cell office:value-type="string" calcext:value-type="string">
            <text:p>Unveiling the Biometric Potential of Finger-Based ECG Signals.</text:p>
          </table:table-cell>
          <table:table-cell table:number-columns-repeated="5"/>
          <table:table-cell office:value-type="string" calcext:value-type="string">
            <text:p>http://dblp.org/rec/journals/cin/LourencoSF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Computational Issues in Fluid Construction Grammar</text:p>
          </table:table-cell>
          <table:table-cell office:value-type="string" calcext:value-type="string">
            <text:p>Computational Construction Grammar: Comparing ECG and FCG.</text:p>
          </table:table-cell>
          <table:table-cell table:number-columns-repeated="5"/>
          <table:table-cell office:value-type="string" calcext:value-type="string">
            <text:p>http://dblp.org/rec/series/lncs/ChangBM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utational Statistics &amp; Data Analysis</text:p>
          </table:table-cell>
          <table:table-cell office:value-type="string" calcext:value-type="string">
            <text:p>Discriminant analysis of multivariate time series: Application to diagnosis based on ECG signals.</text:p>
          </table:table-cell>
          <table:table-cell table:number-columns-repeated="5"/>
          <table:table-cell office:value-type="string" calcext:value-type="string">
            <text:p>http://dblp.org/rec/journals/csda/MaharajA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Communications</text:p>
          </table:table-cell>
          <table:table-cell office:value-type="string" calcext:value-type="string">
            <text:p>ECGK: An efficient clustering scheme for group key management in MANETs.</text:p>
          </table:table-cell>
          <table:table-cell table:number-columns-repeated="5"/>
          <table:table-cell office:value-type="string" calcext:value-type="string">
            <text:p>http://dblp.org/rec/journals/comcom/DriraSK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s &amp; Mathematics with Applications</text:p>
          </table:table-cell>
          <table:table-cell office:value-type="string" calcext:value-type="string">
            <text:p>The combination of self-organizing feature maps and support vector regression for solving the inverse ECG problem.</text:p>
          </table:table-cell>
          <table:table-cell table:number-columns-repeated="5"/>
          <table:table-cell office:value-type="string" calcext:value-type="string">
            <text:p>http://dblp.org/rec/journals/cma/JiangWXLJH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On the Use of Programmed Automata for a Verification of ECG Diagnoses.</text:p>
          </table:table-cell>
          <table:table-cell table:number-columns-repeated="5"/>
          <table:table-cell office:value-type="string" calcext:value-type="string">
            <text:p>http://dblp.org/rec/conf/cores/FlasinskiFK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Vector Quantization for ECG Beats Classification.</text:p>
          </table:table-cell>
          <table:table-cell table:number-columns-repeated="5"/>
          <table:table-cell office:value-type="string" calcext:value-type="string">
            <text:p>http://dblp.org/rec/conf/cse/LiuSWZSL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DASC</text:p>
          </table:table-cell>
          <table:table-cell office:value-type="string" calcext:value-type="string">
            <text:p>An FPGA-Assisted Cloud Framework for Massive ECG Signal Processing.</text:p>
          </table:table-cell>
          <table:table-cell table:number-columns-repeated="5"/>
          <table:table-cell office:value-type="string" calcext:value-type="string">
            <text:p>http://dblp.org/rec/conf/dasc/ZhouZWGYJR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DASFAA</text:p>
          </table:table-cell>
          <table:table-cell office:value-type="string" calcext:value-type="string">
            <text:p>Real-Time Analysis of ECG Data Using Mobile Data Stream Management System.</text:p>
          </table:table-cell>
          <table:table-cell table:number-columns-repeated="5"/>
          <table:table-cell office:value-type="string" calcext:value-type="string">
            <text:p>http://dblp.org/rec/conf/dasfaa/HongSSMWP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DASIP</text:p>
          </table:table-cell>
          <table:table-cell office:value-type="string" calcext:value-type="string">
            <text:p>FPGA-based detection of QRS complexes in ECG signal.</text:p>
          </table:table-cell>
          <table:table-cell table:number-columns-repeated="5"/>
          <table:table-cell office:value-type="string" calcext:value-type="string">
            <text:p>http://dblp.org/rec/conf/dasip/HassenHTR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DDECS</text:p>
          </table:table-cell>
          <table:table-cell office:value-type="string" calcext:value-type="string">
            <text:p>A wireless ECG sensor node based on Huffman data encoder.</text:p>
          </table:table-cell>
          <table:table-cell table:number-columns-repeated="5"/>
          <table:table-cell office:value-type="string" calcext:value-type="string">
            <text:p>http://dblp.org/rec/conf/ddecs/PesovicRS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ICTAP</text:p>
          </table:table-cell>
          <table:table-cell office:value-type="string" calcext:value-type="string">
            <text:p>A journal of real peak recognition of electrocardiogram (ECG) signals using neural network.</text:p>
          </table:table-cell>
          <table:table-cell table:number-columns-repeated="5"/>
          <table:table-cell office:value-type="string" calcext:value-type="string">
            <text:p>http://dblp.org/rec/conf/dictap/TarmiziHI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E-HEALTH</text:p>
          </table:table-cell>
          <table:table-cell office:value-type="string" calcext:value-type="string">
            <text:p>User Adaptivity of Biotelemetric System for ECG Measurement and Visualization.</text:p>
          </table:table-cell>
          <table:table-cell table:number-columns-repeated="5"/>
          <table:table-cell office:value-type="string" calcext:value-type="string">
            <text:p>http://dblp.org/rec/conf/ifip/JanckulikMK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ANN</text:p>
          </table:table-cell>
          <table:table-cell office:value-type="string" calcext:value-type="string">
            <text:p>Detection and Classification of ECG Chaotic Components Using ANN Trained by Specially Simulated Data.</text:p>
          </table:table-cell>
          <table:table-cell table:number-columns-repeated="5"/>
          <table:table-cell office:value-type="string" calcext:value-type="string">
            <text:p>http://dblp.org/rec/conf/eann/KurtserLG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ducational Technology &amp; Society</text:p>
          </table:table-cell>
          <table:table-cell office:value-type="string" calcext:value-type="string">
            <text:p>Interactive Videoconference Supported Teaching in Undergraduate Nursing: A Case Study for ECG.</text:p>
          </table:table-cell>
          <table:table-cell table:number-columns-repeated="5"/>
          <table:table-cell office:value-type="string" calcext:value-type="string">
            <text:p>http://dblp.org/rec/journals/ets/CelikkanSSS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EGC</text:p>
          </table:table-cell>
          <table:table-cell office:value-type="string" calcext:value-type="string">
            <text:p>Analyses synchroniques et diachroniques des thématiques EGC- Défi ECG 2016.</text:p>
          </table:table-cell>
          <table:table-cell table:number-columns-repeated="5"/>
          <table:table-cell office:value-type="string" calcext:value-type="string">
            <text:p>http://dblp.org/rec/conf/f-egc/BouzidT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Experimental Evaluation of IEEE 802.15.4/ZigBee for Multi-patient ECG Monitoring.</text:p>
          </table:table-cell>
          <table:table-cell table:number-columns-repeated="5"/>
          <table:table-cell office:value-type="string" calcext:value-type="string">
            <text:p>http://dblp.org/rec/conf/ehealth/Fernandez-LopezCSA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A Multi-class ECG Beat Classifier Based on the Truncated KLT Representation.</text:p>
          </table:table-cell>
          <table:table-cell table:number-columns-repeated="5"/>
          <table:table-cell office:value-type="string" calcext:value-type="string">
            <text:p>http://dblp.org/rec/conf/ems/BiagettiCCOT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Optimal Base Wavelet Selection for ECG Noise Reduction Using a Comprehensive Entropy Criterion.</text:p>
          </table:table-cell>
          <table:table-cell table:number-columns-repeated="5"/>
          <table:table-cell office:value-type="string" calcext:value-type="string">
            <text:p>http://dblp.org/rec/journals/entropy/HeTW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ESANN</text:p>
          </table:table-cell>
          <table:table-cell office:value-type="string" calcext:value-type="string">
            <text:p>Application of Dynamic Time Warping on Kalman Filtering Framework for Abnormal ECG Filtering.</text:p>
          </table:table-cell>
          <table:table-cell table:number-columns-repeated="5"/>
          <table:table-cell office:value-type="string" calcext:value-type="string">
            <text:p>http://dblp.org/rec/conf/esann/NiknazarRJ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SCIRC</text:p>
          </table:table-cell>
          <table:table-cell office:value-type="string" calcext:value-type="string">
            <text:p>A low power configurable bio-impedance spectroscopy (BIS) ASIC with simultaneous ECG and respiration recording functionality.</text:p>
          </table:table-cell>
          <table:table-cell table:number-columns-repeated="5"/>
          <table:table-cell office:value-type="string" calcext:value-type="string">
            <text:p>http://dblp.org/rec/conf/esscirc/XuHPHY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ROCAST</text:p>
          </table:table-cell>
          <table:table-cell office:value-type="string" calcext:value-type="string">
            <text:p>Rational Function Systems in ECG Processing.</text:p>
          </table:table-cell>
          <table:table-cell table:number-columns-repeated="5"/>
          <table:table-cell office:value-type="string" calcext:value-type="string">
            <text:p>http://dblp.org/rec/conf/eurocast/FridliLS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FedCSIS</text:p>
          </table:table-cell>
          <table:table-cell office:value-type="string" calcext:value-type="string">
            <text:p>Predicting the presence of serious coronary artery disease based on 24 hour Holter ECG monitoring.</text:p>
          </table:table-cell>
          <table:table-cell table:number-columns-repeated="5"/>
          <table:table-cell office:value-type="string" calcext:value-type="string">
            <text:p>http://dblp.org/rec/conf/fedcsis/BazanBBPS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FGIT-SecTech/DRBC</text:p>
          </table:table-cell>
          <table:table-cell office:value-type="string" calcext:value-type="string">
            <text:p>Human Authentication Based on ECG Waves Using Radon Transform.</text:p>
          </table:table-cell>
          <table:table-cell table:number-columns-repeated="5"/>
          <table:table-cell office:value-type="string" calcext:value-type="string">
            <text:p>http://dblp.org/rec/conf/fgit/HegdePSSVP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ICTA</text:p>
          </table:table-cell>
          <table:table-cell office:value-type="string" calcext:value-type="string">
            <text:p>ANN Based Adaptive Detection of ECG Features from Respiratory, Pleythsmographic and ABP Signals.</text:p>
          </table:table-cell>
          <table:table-cell table:number-columns-repeated="5"/>
          <table:table-cell office:value-type="string" calcext:value-type="string">
            <text:p>http://dblp.org/rec/conf/ficta/KumarLSMS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rontiers of Computer Science</text:p>
          </table:table-cell>
          <table:table-cell office:value-type="string" calcext:value-type="string">
            <text:p>ECG beat classification using particle swarm optimization and support vector machine.</text:p>
          </table:table-cell>
          <table:table-cell table:number-columns-repeated="5"/>
          <table:table-cell office:value-type="string" calcext:value-type="string">
            <text:p>http://dblp.org/rec/journals/fcsc/KhazaeeZ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Handbook of Ambient Assisted Living</text:p>
          </table:table-cell>
          <table:table-cell office:value-type="string" calcext:value-type="string">
            <text:p>Medical Information Management with ECG Biometrics: A Secure and Effective Framework.</text:p>
          </table:table-cell>
          <table:table-cell table:number-columns-repeated="5"/>
          <table:table-cell office:value-type="string" calcext:value-type="string">
            <text:p>http://dblp.org/rec/reference/assisted/AgrafiotiBH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Handbook of Information and Communication Security</text:p>
          </table:table-cell>
          <table:table-cell office:value-type="string" calcext:value-type="string">
            <text:p>ECG-Based Authentication.</text:p>
          </table:table-cell>
          <table:table-cell table:number-columns-repeated="5"/>
          <table:table-cell office:value-type="string" calcext:value-type="string">
            <text:p>http://dblp.org/rec/reference/icsec/SufiKH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Driving Distraction Analysis by ECG Signals: An Entropy Analysis.</text:p>
          </table:table-cell>
          <table:table-cell table:number-columns-repeated="5"/>
          <table:table-cell office:value-type="string" calcext:value-type="string">
            <text:p>http://dblp.org/rec/conf/hci/YuSZ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. J. Information Acquisition</text:p>
          </table:table-cell>
          <table:table-cell office:value-type="string" calcext:value-type="string">
            <text:p>Intelligent Diagnosis of Cardiovascular Diseases Utilizing ECG Signals.</text:p>
          </table:table-cell>
          <table:table-cell table:number-columns-repeated="5"/>
          <table:table-cell office:value-type="string" calcext:value-type="string">
            <text:p>http://dblp.org/rec/journals/ijia/YanLXLW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. J. Medical Informatics</text:p>
          </table:table-cell>
          <table:table-cell office:value-type="string" calcext:value-type="string">
            <text:p>A review of ECG storage formats.</text:p>
          </table:table-cell>
          <table:table-cell table:number-columns-repeated="5"/>
          <table:table-cell office:value-type="string" calcext:value-type="string">
            <text:p>http://dblp.org/rec/journals/ijmi/BondFNM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bPRIA</text:p>
          </table:table-cell>
          <table:table-cell office:value-type="string" calcext:value-type="string">
            <text:p>Kernel-Based Feature Relevance Analysis for ECG Beat Classification.</text:p>
          </table:table-cell>
          <table:table-cell table:number-columns-repeated="5"/>
          <table:table-cell office:value-type="string" calcext:value-type="string">
            <text:p>http://dblp.org/rec/conf/ibpria/Collazos-Huertas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AART</text:p>
          </table:table-cell>
          <table:table-cell office:value-type="string" calcext:value-type="string">
            <text:p>Genetic Algorithm for Clustering Temporal Data - Application to the Detection of Stress from ECG Signals.</text:p>
          </table:table-cell>
          <table:table-cell table:number-columns-repeated="5"/>
          <table:table-cell office:value-type="string" calcext:value-type="string">
            <text:p>http://dblp.org/rec/conf/icaart/MedinaF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AL</text:p>
          </table:table-cell>
          <table:table-cell office:value-type="string" calcext:value-type="string">
            <text:p>ECG and pulse variability analysis for exercise evaluation.</text:p>
          </table:table-cell>
          <table:table-cell table:number-columns-repeated="5"/>
          <table:table-cell office:value-type="string" calcext:value-type="string">
            <text:p>http://dblp.org/rec/conf/ical/XuZYZSHHZ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AT</text:p>
          </table:table-cell>
          <table:table-cell office:value-type="string" calcext:value-type="string">
            <text:p>The effect of denoising on classification of ECG signals.</text:p>
          </table:table-cell>
          <table:table-cell table:number-columns-repeated="5"/>
          <table:table-cell office:value-type="string" calcext:value-type="string">
            <text:p>http://dblp.org/rec/conf/icatech/AlickovicB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C Workshops</text:p>
          </table:table-cell>
          <table:table-cell office:value-type="string" calcext:value-type="string">
            <text:p>An ECG T-wave anomalies detection using a lightweight classification model for wireless body sensors.</text:p>
          </table:table-cell>
          <table:table-cell table:number-columns-repeated="5"/>
          <table:table-cell office:value-type="string" calcext:value-type="string">
            <text:p>http://dblp.org/rec/conf/icc/HadjemN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CSCE</text:p>
          </table:table-cell>
          <table:table-cell office:value-type="string" calcext:value-type="string">
            <text:p>ECG signals based mental stress assessment using wavelet transform.</text:p>
          </table:table-cell>
          <table:table-cell table:number-columns-repeated="5"/>
          <table:table-cell office:value-type="string" calcext:value-type="string">
            <text:p>http://dblp.org/rec/conf/iccsce/KarthikeyanMY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EGOV</text:p>
          </table:table-cell>
          <table:table-cell office:value-type="string" calcext:value-type="string">
            <text:p>Tele-ECG pilot project in Poland: partnership-driven tele-health initiative calling for public policy alignment.</text:p>
          </table:table-cell>
          <table:table-cell table:number-columns-repeated="5"/>
          <table:table-cell office:value-type="string" calcext:value-type="string">
            <text:p>http://dblp.org/rec/conf/icegov/Dec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IAP Workshops</text:p>
          </table:table-cell>
          <table:table-cell office:value-type="string" calcext:value-type="string">
            <text:p>EEG/ECG Signal Fusion Aimed at Biometric Recognition.</text:p>
          </table:table-cell>
          <table:table-cell table:number-columns-repeated="5"/>
          <table:table-cell office:value-type="string" calcext:value-type="string">
            <text:p>http://dblp.org/rec/conf/iciap/BarraCFN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ICA</text:p>
          </table:table-cell>
          <table:table-cell office:value-type="string" calcext:value-type="string">
            <text:p>SVM Classification Algorithm in ECG Classification.</text:p>
          </table:table-cell>
          <table:table-cell table:number-columns-repeated="5"/>
          <table:table-cell office:value-type="string" calcext:value-type="string">
            <text:p>http://dblp.org/rec/conf/icica/Zhu12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INCO</text:p>
          </table:table-cell>
          <table:table-cell office:value-type="string" calcext:value-type="string">
            <text:p>ECG Signals for Biometric Applications - Are we there yet?.</text:p>
          </table:table-cell>
          <table:table-cell table:number-columns-repeated="5"/>
          <table:table-cell office:value-type="string" calcext:value-type="string">
            <text:p>http://dblp.org/rec/conf/icinco/CarreirasLFF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ISO</text:p>
          </table:table-cell>
          <table:table-cell office:value-type="string" calcext:value-type="string">
            <text:p>A Fast Method for Abrupt Change Detection from Large-Scale Electrocardiogram (ECG) Time Series.</text:p>
          </table:table-cell>
          <table:table-cell table:number-columns-repeated="5"/>
          <table:table-cell office:value-type="string" calcext:value-type="string">
            <text:p>http://dblp.org/rec/conf/iciso/QiZQZ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ISTM</text:p>
          </table:table-cell>
          <table:table-cell office:value-type="string" calcext:value-type="string">
            <text:p>Statistical Analysis for Human Authentication Using ECG Waves.</text:p>
          </table:table-cell>
          <table:table-cell table:number-columns-repeated="5"/>
          <table:table-cell office:value-type="string" calcext:value-type="string">
            <text:p>http://dblp.org/rec/conf/icistm/HegdePSSVP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CITCS</text:p>
          </table:table-cell>
          <table:table-cell office:value-type="string" calcext:value-type="string">
            <text:p>ECG Based Biometric Identification for Population with Normal and Cardiac Anomalies Using Hybrid HRV and DWT Features.</text:p>
          </table:table-cell>
          <table:table-cell table:number-columns-repeated="5"/>
          <table:table-cell office:value-type="string" calcext:value-type="string">
            <text:p>http://dblp.org/rec/conf/icitcs/DarASK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ITST</text:p>
          </table:table-cell>
          <table:table-cell office:value-type="string" calcext:value-type="string">
            <text:p>Electrocardiogram (ECG) signals as biometrics in securing Wireless Body Area Network.</text:p>
          </table:table-cell>
          <table:table-cell table:number-columns-repeated="5"/>
          <table:table-cell office:value-type="string" calcext:value-type="string">
            <text:p>http://dblp.org/rec/conf/icitst/RamliAA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ME Workshops</text:p>
          </table:table-cell>
          <table:table-cell office:value-type="string" calcext:value-type="string">
            <text:p>An efficient QRS detection method for ECG signal captured from fingers.</text:p>
          </table:table-cell>
          <table:table-cell table:number-columns-repeated="5"/>
          <table:table-cell office:value-type="string" calcext:value-type="string">
            <text:p>http://dblp.org/rec/conf/icmcs/IslamA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MLC</text:p>
          </table:table-cell>
          <table:table-cell office:value-type="string" calcext:value-type="string">
            <text:p>Ensemble empirical mode decomposition based ECG noise filtering method.</text:p>
          </table:table-cell>
          <table:table-cell table:number-columns-repeated="5"/>
          <table:table-cell office:value-type="string" calcext:value-type="string">
            <text:p>http://dblp.org/rec/conf/icmlc/Chang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CMMI</text:p>
          </table:table-cell>
          <table:table-cell office:value-type="string" calcext:value-type="string">
            <text:p>Principal Component Analysis and Dynamic Time-Warping in Subbands for ECG Reconstruction.</text:p>
          </table:table-cell>
          <table:table-cell table:number-columns-repeated="5"/>
          <table:table-cell office:value-type="string" calcext:value-type="string">
            <text:p>http://dblp.org/rec/conf/icmmi/MoronKL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NSC</text:p>
          </table:table-cell>
          <table:table-cell office:value-type="string" calcext:value-type="string">
            <text:p>Feature extraction of ECG signals in meridian systems using wavelet packet transform and clustering algorithms.</text:p>
          </table:table-cell>
          <table:table-cell table:number-columns-repeated="5"/>
          <table:table-cell office:value-type="string" calcext:value-type="string">
            <text:p>http://dblp.org/rec/conf/icnsc/HeTL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CPP Workshops</text:p>
          </table:table-cell>
          <table:table-cell office:value-type="string" calcext:value-type="string">
            <text:p>An Efficient Algorithm and Embedded Multicore Implementation of ECG Analysis in Multi-lead Electrocardiogram Records.</text:p>
          </table:table-cell>
          <table:table-cell table:number-columns-repeated="5"/>
          <table:table-cell office:value-type="string" calcext:value-type="string">
            <text:p>http://dblp.org/rec/conf/icppw/AbdallahHK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CRA</text:p>
          </table:table-cell>
          <table:table-cell office:value-type="string" calcext:value-type="string">
            <text:p>3D SPIHT for multi-lead ECG compression.</text:p>
          </table:table-cell>
          <table:table-cell table:number-columns-repeated="5"/>
          <table:table-cell office:value-type="string" calcext:value-type="string">
            <text:p>http://dblp.org/rec/conf/icra/IsaJA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SI</text:p>
          </table:table-cell>
          <table:table-cell office:value-type="string" calcext:value-type="string">
            <text:p>FIR Cutoff Frequency Calculating for ECG Signal Noise Removing Using Artificial Neural Network.</text:p>
          </table:table-cell>
          <table:table-cell table:number-columns-repeated="5"/>
          <table:table-cell office:value-type="string" calcext:value-type="string">
            <text:p>http://dblp.org/rec/conf/swarm/Moein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SIPA</text:p>
          </table:table-cell>
          <table:table-cell office:value-type="string" calcext:value-type="string">
            <text:p>Pulse Active Ratio (PAR): A new feature extraction technique for ECG biometric authentication.</text:p>
          </table:table-cell>
          <table:table-cell table:number-columns-repeated="5"/>
          <table:table-cell office:value-type="string" calcext:value-type="string">
            <text:p>http://dblp.org/rec/conf/icsipa/SafieSP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Multi-class SVM classification combined with kernel PCA feature extraction of ECG signals.</text:p>
          </table:table-cell>
          <table:table-cell table:number-columns-repeated="5"/>
          <table:table-cell office:value-type="string" calcext:value-type="string">
            <text:p>http://dblp.org/rec/conf/ict/KallasFKMHA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CTAI</text:p>
          </table:table-cell>
          <table:table-cell office:value-type="string" calcext:value-type="string">
            <text:p>ECG Beat Classification Using Optimal Projections in Overcomplete Dictionaries.</text:p>
          </table:table-cell>
          <table:table-cell table:number-columns-repeated="5"/>
          <table:table-cell office:value-type="string" calcext:value-type="string">
            <text:p>http://dblp.org/rec/conf/ictai/PantelopoulosB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DAACS</text:p>
          </table:table-cell>
          <table:table-cell office:value-type="string" calcext:value-type="string">
            <text:p>Ventricular activity cancellation in ECG using an adaptive echo state network.</text:p>
          </table:table-cell>
          <table:table-cell table:number-columns-repeated="5"/>
          <table:table-cell office:value-type="string" calcext:value-type="string">
            <text:p>http://dblp.org/rec/conf/idaacs/PetrenasML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An automatic ECG generator for testing and evaluating ECG sensor algorithms.</text:p>
          </table:table-cell>
          <table:table-cell table:number-columns-repeated="5"/>
          <table:table-cell office:value-type="string" calcext:value-type="string">
            <text:p>http://dblp.org/rec/conf/idt/Al-HamadiGA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n Open Source ECG Clock Generator for Visualization of Long-Term Cardiac Monitoring Data.</text:p>
          </table:table-cell>
          <table:table-cell table:number-columns-repeated="5"/>
          <table:table-cell office:value-type="string" calcext:value-type="string">
            <text:p>http://dblp.org/rec/journals/access/PageSCA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EE Communications Magazine</text:p>
          </table:table-cell>
          <table:table-cell office:value-type="string" calcext:value-type="string">
            <text:p>A wireless wearable ECG sensor for long-term applications.</text:p>
          </table:table-cell>
          <table:table-cell table:number-columns-repeated="5"/>
          <table:table-cell office:value-type="string" calcext:value-type="string">
            <text:p>http://dblp.org/rec/journals/cm/NematiDM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Comp. Int. Mag.</text:p>
          </table:table-cell>
          <table:table-cell office:value-type="string" calcext:value-type="string">
            <text:p>A Chaotic Theorectical Approach to ECG-Based Identity Recognition [Application Notes].</text:p>
          </table:table-cell>
          <table:table-cell table:number-columns-repeated="5"/>
          <table:table-cell office:value-type="string" calcext:value-type="string">
            <text:p>http://dblp.org/rec/journals/cim/ChenLLCC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EE Conf. of Intelligent Systems</text:p>
          </table:table-cell>
          <table:table-cell office:value-type="string" calcext:value-type="string">
            <text:p>Non-contact ECG signal processing.</text:p>
          </table:table-cell>
          <table:table-cell table:number-columns-repeated="5"/>
          <table:table-cell office:value-type="string" calcext:value-type="string">
            <text:p>http://dblp.org/rec/conf/is/SmolarikLMS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Congress on Evolutionary Computation</text:p>
          </table:table-cell>
          <table:table-cell office:value-type="string" calcext:value-type="string">
            <text:p>Scaling eCGA model building via data-intensive computing.</text:p>
          </table:table-cell>
          <table:table-cell table:number-columns-repeated="5"/>
          <table:table-cell office:value-type="string" calcext:value-type="string">
            <text:p>http://dblp.org/rec/conf/cec/VermaLVGC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EE Intelligent Systems</text:p>
          </table:table-cell>
          <table:table-cell office:value-type="string" calcext:value-type="string">
            <text:p>A Remote Diagnosis Service Platform for Wearable ECG Monitors.</text:p>
          </table:table-cell>
          <table:table-cell table:number-columns-repeated="5"/>
          <table:table-cell office:value-type="string" calcext:value-type="string">
            <text:p>http://dblp.org/rec/journals/expert/DongZZWLL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ECG Monitoring in an Airplane Seat: Appraising the Signal Quality.</text:p>
          </table:table-cell>
          <table:table-cell table:number-columns-repeated="5"/>
          <table:table-cell office:value-type="string" calcext:value-type="string">
            <text:p>http://dblp.org/rec/journals/pervasive/SchummAT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Systems Journal</text:p>
          </table:table-cell>
          <table:table-cell office:value-type="string" calcext:value-type="string">
            <text:p>Secure Stochastic ECG Signals Based on Gaussian Mixture Model for e -Healthcare Systems.</text:p>
          </table:table-cell>
          <table:table-cell table:number-columns-repeated="5"/>
          <table:table-cell office:value-type="string" calcext:value-type="string">
            <text:p>http://dblp.org/rec/journals/sj/WangWHPSC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float" office:value="2011" calcext:value-type="float">
            <text:p>2011</text:p>
          </table:table-cell>
          <table:table-cell office:value-type="string" calcext:value-type="string">
            <text:p>IEEE T. Systems, Man, and Cybernetics: Systems</text:p>
          </table:table-cell>
          <table:table-cell office:value-type="string" calcext:value-type="string">
            <text:p>ECG Biometric with Abnormal Cardiac Conditions in Remote Monitoring System.</text:p>
          </table:table-cell>
          <table:table-cell table:number-columns-repeated="5"/>
          <table:table-cell office:value-type="string" calcext:value-type="string">
            <text:p>http://dblp.org/rec/journals/tsmc/SidekKJ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Med. Imaging</text:p>
          </table:table-cell>
          <table:table-cell office:value-type="string" calcext:value-type="string">
            <text:p>Automatic Coronary Calcium Scoring in Non-Contrast-Enhanced ECG-Triggered Cardiac CT With Ambiguity Detection.</text:p>
          </table:table-cell>
          <table:table-cell table:number-columns-repeated="5"/>
          <table:table-cell office:value-type="string" calcext:value-type="string">
            <text:p>http://dblp.org/rec/journals/tmi/WolterinkLTVI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on Circuits and Systems</text:p>
          </table:table-cell>
          <table:table-cell office:value-type="string" calcext:value-type="string">
            <text:p>An Energy-Efficient Design for ECG Recording and R-Peak Detection Based on Wavelet Transform.</text:p>
          </table:table-cell>
          <table:table-cell table:number-columns-repeated="5"/>
          <table:table-cell office:value-type="string" calcext:value-type="string">
            <text:p>http://dblp.org/rec/journals/tcas/ZouHXHWFZ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VLSI Syst.</text:p>
          </table:table-cell>
          <table:table-cell office:value-type="string" calcext:value-type="string">
            <text:p>A Fully Digital Front-End Architecture for ECG Acquisition System With 0.5 V Supply.</text:p>
          </table:table-cell>
          <table:table-cell table:number-columns-repeated="5"/>
          <table:table-cell office:value-type="string" calcext:value-type="string">
            <text:p>http://dblp.org/rec/journals/tvlsi/ZareM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Wireless Commun.</text:p>
          </table:table-cell>
          <table:table-cell office:value-type="string" calcext:value-type="string">
            <text:p>Resource-aware secure ECG healthcare monitoring through body sensor networks.</text:p>
          </table:table-cell>
          <table:table-cell table:number-columns-repeated="5"/>
          <table:table-cell office:value-type="string" calcext:value-type="string">
            <text:p>http://dblp.org/rec/journals/wc/WangPWSCK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ICE Electronic Express</text:p>
          </table:table-cell>
          <table:table-cell office:value-type="string" calcext:value-type="string">
            <text:p>Wearable advanced single chip ECG telemonitoring system using SoPC.</text:p>
          </table:table-cell>
          <table:table-cell table:number-columns-repeated="5"/>
          <table:table-cell office:value-type="string" calcext:value-type="string">
            <text:p>http://dblp.org/rec/journals/ieiceee/KavyaB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HTC</text:p>
          </table:table-cell>
          <table:table-cell office:value-type="string" calcext:value-type="string">
            <text:p>Accurate ECG R-peak detection for telemedicine.</text:p>
          </table:table-cell>
          <table:table-cell table:number-columns-repeated="5"/>
          <table:table-cell office:value-type="string" calcext:value-type="string">
            <text:p>http://dblp.org/rec/conf/ihtc/LiaoNR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IH-MSP</text:p>
          </table:table-cell>
          <table:table-cell office:value-type="string" calcext:value-type="string">
            <text:p>A New Statistical-based Algorithm for ECG Identification.</text:p>
          </table:table-cell>
          <table:table-cell table:number-columns-repeated="5"/>
          <table:table-cell office:value-type="string" calcext:value-type="string">
            <text:p>http://dblp.org/rec/conf/iih-msp/ZengTHTP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ITSI</text:p>
          </table:table-cell>
          <table:table-cell office:value-type="string" calcext:value-type="string">
            <text:p>A Preferable Method on Digital Filter in ECG Signal's Processing Based on FPGA.</text:p>
          </table:table-cell>
          <table:table-cell table:number-columns-repeated="5"/>
          <table:table-cell office:value-type="string" calcext:value-type="string">
            <text:p>http://dblp.org/rec/conf/iitsi/LiWZ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JALR</text:p>
          </table:table-cell>
          <table:table-cell office:value-type="string" calcext:value-type="string">
            <text:p>An Integrated Statistical Process Control and Wavelet Transformation Model for Detecting QRS Complexes in ECG Signals.</text:p>
          </table:table-cell>
          <table:table-cell table:number-columns-repeated="5"/>
          <table:table-cell office:value-type="string" calcext:value-type="string">
            <text:p>http://dblp.org/rec/journals/ijalr/YangJ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JBM</text:p>
          </table:table-cell>
          <table:table-cell office:value-type="string" calcext:value-type="string">
            <text:p>ECG modelling using wavelet networks: application to biometrics.</text:p>
          </table:table-cell>
          <table:table-cell table:number-columns-repeated="5"/>
          <table:table-cell office:value-type="string" calcext:value-type="string">
            <text:p>http://dblp.org/rec/journals/ijbm/ChantafNKK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JCB</text:p>
          </table:table-cell>
          <table:table-cell office:value-type="string" calcext:value-type="string">
            <text:p>Non-negative sparse coding based scalable access control using fingertip ECG.</text:p>
          </table:table-cell>
          <table:table-cell table:number-columns-repeated="5"/>
          <table:table-cell office:value-type="string" calcext:value-type="string">
            <text:p>http://dblp.org/rec/conf/icb/RajSH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JCCI</text:p>
          </table:table-cell>
          <table:table-cell office:value-type="string" calcext:value-type="string">
            <text:p>Morphological ECG Analysis for Attention Detection.</text:p>
          </table:table-cell>
          <table:table-cell table:number-columns-repeated="5"/>
          <table:table-cell office:value-type="string" calcext:value-type="string">
            <text:p>http://dblp.org/rec/conf/ijcci/CarreirasLASF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JERTCS</text:p>
          </table:table-cell>
          <table:table-cell office:value-type="string" calcext:value-type="string">
            <text:p>A Reconfigurable Wireless Environment for ECG Monitoring and Encryption.</text:p>
          </table:table-cell>
          <table:table-cell table:number-columns-repeated="5"/>
          <table:table-cell office:value-type="string" calcext:value-type="string">
            <text:p>http://dblp.org/rec/journals/ijertcs/AmiraSRGS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JIMAI</text:p>
          </table:table-cell>
          <table:table-cell office:value-type="string" calcext:value-type="string">
            <text:p>Clasification Of Arrhythmic ECG Data Using Machine Learning Techniques.</text:p>
          </table:table-cell>
          <table:table-cell table:number-columns-repeated="5"/>
          <table:table-cell office:value-type="string" calcext:value-type="string">
            <text:p>http://dblp.org/rec/journals/ijimai/Abhinav-VishwaLDV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JKESDP</text:p>
          </table:table-cell>
          <table:table-cell office:value-type="string" calcext:value-type="string">
            <text:p>An integrated intelligent computing method for the detection and interpretation of ECG based cardiac diseases.</text:p>
          </table:table-cell>
          <table:table-cell table:number-columns-repeated="5"/>
          <table:table-cell office:value-type="string" calcext:value-type="string">
            <text:p>http://dblp.org/rec/journals/ijkesdp/PandeyM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JMSTR</text:p>
          </table:table-cell>
          <table:table-cell office:value-type="string" calcext:value-type="string">
            <text:p>WBAN Based Long Term ECG Monitoring.</text:p>
          </table:table-cell>
          <table:table-cell table:number-columns-repeated="5"/>
          <table:table-cell office:value-type="string" calcext:value-type="string">
            <text:p>http://dblp.org/rec/journals/ijmstr/RosuP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JMTIE</text:p>
          </table:table-cell>
          <table:table-cell office:value-type="string" calcext:value-type="string">
            <text:p>A Non-Linear Approach to ECG Signal Processing using Morphological Filters.</text:p>
          </table:table-cell>
          <table:table-cell table:number-columns-repeated="5"/>
          <table:table-cell office:value-type="string" calcext:value-type="string">
            <text:p>http://dblp.org/rec/journals/ijmtie/BhatejaVMU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JOE</text:p>
          </table:table-cell>
          <table:table-cell office:value-type="string" calcext:value-type="string">
            <text:p>Virtual Lab: Real-time Acquisition and Analysis of ECG Signal.</text:p>
          </table:table-cell>
          <table:table-cell table:number-columns-repeated="5"/>
          <table:table-cell office:value-type="string" calcext:value-type="string">
            <text:p>http://dblp.org/rec/journals/ijoe/KumarMK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JRIS</text:p>
          </table:table-cell>
          <table:table-cell office:value-type="string" calcext:value-type="string">
            <text:p>Complex filters for the subtraction procedure for power-line interference removal from ECG.</text:p>
          </table:table-cell>
          <table:table-cell table:number-columns-repeated="5"/>
          <table:table-cell office:value-type="string" calcext:value-type="string">
            <text:p>http://dblp.org/rec/journals/ijris/Mihov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Ecg Signal Coding Using Biorthogonal Wavelet-Based Burrows-Wheeler Coder.</text:p>
          </table:table-cell>
          <table:table-cell table:number-columns-repeated="5"/>
          <table:table-cell office:value-type="string" calcext:value-type="string">
            <text:p>http://dblp.org/rec/journals/ijwmip/KumariPS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MIS</text:p>
          </table:table-cell>
          <table:table-cell office:value-type="string" calcext:value-type="string">
            <text:p>Denoise of ECG Based on Weighted Sum of Intrinsic Mode Functions.</text:p>
          </table:table-cell>
          <table:table-cell table:number-columns-repeated="5"/>
          <table:table-cell office:value-type="string" calcext:value-type="string">
            <text:p>http://dblp.org/rec/conf/imis/ChangL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NDIN</text:p>
          </table:table-cell>
          <table:table-cell office:value-type="string" calcext:value-type="string">
            <text:p>Health care platform based on acquisition of ECG for HRV analysis.</text:p>
          </table:table-cell>
          <table:table-cell table:number-columns-repeated="5"/>
          <table:table-cell office:value-type="string" calcext:value-type="string">
            <text:p>http://dblp.org/rec/conf/indin/HsuLCCY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nf. Sci.</text:p>
          </table:table-cell>
          <table:table-cell office:value-type="string" calcext:value-type="string">
            <text:p>Personalized information encryption using ECG signals with chaotic functions.</text:p>
          </table:table-cell>
          <table:table-cell table:number-columns-repeated="5"/>
          <table:table-cell office:value-type="string" calcext:value-type="string">
            <text:p>http://dblp.org/rec/journals/isci/ChenLCL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nt. J. Computational Intelligence Systems</text:p>
          </table:table-cell>
          <table:table-cell office:value-type="string" calcext:value-type="string">
            <text:p>Ischemia classification via ECG using MLP neural networks.</text:p>
          </table:table-cell>
          <table:table-cell table:number-columns-repeated="5"/>
          <table:table-cell office:value-type="string" calcext:value-type="string">
            <text:p>http://dblp.org/rec/journals/ijcisys/PelaezDFS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nt. J. Hybrid Intell. Syst.</text:p>
          </table:table-cell>
          <table:table-cell office:value-type="string" calcext:value-type="string">
            <text:p>Hybrid Bijective soft set - Neural network for ECG arrhythmia classification.</text:p>
          </table:table-cell>
          <table:table-cell table:number-columns-repeated="5"/>
          <table:table-cell office:value-type="string" calcext:value-type="string">
            <text:p>http://dblp.org/rec/journals/ijhis/KumarIA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telligent Vehicles Symposium</text:p>
          </table:table-cell>
          <table:table-cell office:value-type="string" calcext:value-type="string">
            <text:p>An approach to automotive ECG measurement validation using a car-integrated test framework.</text:p>
          </table:table-cell>
          <table:table-cell table:number-columns-repeated="5"/>
          <table:table-cell office:value-type="string" calcext:value-type="string">
            <text:p>http://dblp.org/rec/conf/ivs/SchneiderKH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teractive Learning Environments</text:p>
          </table:table-cell>
          <table:table-cell office:value-type="string" calcext:value-type="string">
            <text:p>Acquisition of visual perceptual skills from worked examples: learning to interpret electrocardiograms (ECGs).</text:p>
          </table:table-cell>
          <table:table-cell table:number-columns-repeated="5"/>
          <table:table-cell office:value-type="string" calcext:value-type="string">
            <text:p>http://dblp.org/rec/journals/ile/BergeGMSSR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International Journal on Artificial Intelligence Tools</text:p>
          </table:table-cell>
          <table:table-cell office:value-type="string" calcext:value-type="string">
            <text:p>Ccdd: an Enhanced Standard ECG Database with its Management and Annotation Tools.</text:p>
          </table:table-cell>
          <table:table-cell table:number-columns-repeated="5"/>
          <table:table-cell office:value-type="string" calcext:value-type="string">
            <text:p>http://dblp.org/rec/journals/ijait/ZhangLD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PSN</text:p>
          </table:table-cell>
          <table:table-cell office:value-type="string" calcext:value-type="string">
            <text:p>Detecting malicious morphological alterations of ECG signals in body sensor networks.</text:p>
          </table:table-cell>
          <table:table-cell table:number-columns-repeated="5"/>
          <table:table-cell office:value-type="string" calcext:value-type="string">
            <text:p>http://dblp.org/rec/conf/ipsn/CaiV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SAmI</text:p>
          </table:table-cell>
          <table:table-cell office:value-type="string" calcext:value-type="string">
            <text:p>ECG Signal Prediction for Destructive Motion Artefacts.</text:p>
          </table:table-cell>
          <table:table-cell table:number-columns-repeated="5"/>
          <table:table-cell office:value-type="string" calcext:value-type="string">
            <text:p>http://dblp.org/rec/conf/isami/MeirelesFLA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SBA</text:p>
          </table:table-cell>
          <table:table-cell office:value-type="string" calcext:value-type="string">
            <text:p>Improvement of human identification accuracy by wavelet of peak-aligned ECG.</text:p>
          </table:table-cell>
          <table:table-cell table:number-columns-repeated="5"/>
          <table:table-cell office:value-type="string" calcext:value-type="string">
            <text:p>http://dblp.org/rec/conf/isba/FernandoM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SLPED</text:p>
          </table:table-cell>
          <table:table-cell office:value-type="string" calcext:value-type="string">
            <text:p>A low power ECG acquisition system implemented with a fully integrated analog front-end.</text:p>
          </table:table-cell>
          <table:table-cell table:number-columns-repeated="5"/>
          <table:table-cell office:value-type="string" calcext:value-type="string">
            <text:p>http://dblp.org/rec/conf/islped/ChengWWL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SPACS</text:p>
          </table:table-cell>
          <table:table-cell office:value-type="string" calcext:value-type="string">
            <text:p>CMOS analog front end for ECG measurement system.</text:p>
          </table:table-cell>
          <table:table-cell table:number-columns-repeated="5"/>
          <table:table-cell office:value-type="string" calcext:value-type="string">
            <text:p>http://dblp.org/rec/conf/ispacs/LyuWHCLW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SSPIT</text:p>
          </table:table-cell>
          <table:table-cell office:value-type="string" calcext:value-type="string">
            <text:p>Development of full-featured ECG system for visual stress induced heart rate variability (HRV) assessment.</text:p>
          </table:table-cell>
          <table:table-cell table:number-columns-repeated="5"/>
          <table:table-cell office:value-type="string" calcext:value-type="string">
            <text:p>http://dblp.org/rec/conf/isspit/WuL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TIB</text:p>
          </table:table-cell>
          <table:table-cell office:value-type="string" calcext:value-type="string">
            <text:p>Detection of Abnormalities in ECG.</text:p>
          </table:table-cell>
          <table:table-cell table:number-columns-repeated="5"/>
          <table:table-cell office:value-type="string" calcext:value-type="string">
            <text:p>http://dblp.org/rec/conf/itib/BabusiakG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TNG</text:p>
          </table:table-cell>
          <table:table-cell office:value-type="string" calcext:value-type="string">
            <text:p>Delineation of ECG Wave Components Using K-Nearest Neighbor (KNN) Algorithm: ECG Wave Delineation Using KNN.</text:p>
          </table:table-cell>
          <table:table-cell table:number-columns-repeated="5"/>
          <table:table-cell office:value-type="string" calcext:value-type="string">
            <text:p>http://dblp.org/rec/conf/itng/SainiSK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Real-Time Monitoring of ECG and GSR Signals during Computer-Based Training.</text:p>
          </table:table-cell>
          <table:table-cell table:number-columns-repeated="5"/>
          <table:table-cell office:value-type="string" calcext:value-type="string">
            <text:p>http://dblp.org/rec/conf/its/BrawnerG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TST</text:p>
          </table:table-cell>
          <table:table-cell office:value-type="string" calcext:value-type="string">
            <text:p>Distributed source coding for mobile ECG signal monitoring.</text:p>
          </table:table-cell>
          <table:table-cell table:number-columns-repeated="5"/>
          <table:table-cell office:value-type="string" calcext:value-type="string">
            <text:p>http://dblp.org/rec/conf/itst/WuTC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UI</text:p>
          </table:table-cell>
          <table:table-cell office:value-type="string" calcext:value-type="string">
            <text:p>In-vehicle driver recognition based on hand ECG signals.</text:p>
          </table:table-cell>
          <table:table-cell table:number-columns-repeated="5"/>
          <table:table-cell office:value-type="string" calcext:value-type="string">
            <text:p>http://dblp.org/rec/conf/iui/SilvaLF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WAAL</text:p>
          </table:table-cell>
          <table:table-cell office:value-type="string" calcext:value-type="string">
            <text:p>A Wearable Electrocardiogram Recorder (ECG) Using ISO / IEEE 11073 Interoperability Standard.</text:p>
          </table:table-cell>
          <table:table-cell table:number-columns-repeated="5"/>
          <table:table-cell office:value-type="string" calcext:value-type="string">
            <text:p>http://dblp.org/rec/conf/iwaal/LedMRBNSC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office:value-type="float" office:value="2011" calcext:value-type="float">
            <text:p>2011</text:p>
          </table:table-cell>
          <table:table-cell office:value-type="string" calcext:value-type="string">
            <text:p>J. Ambient Intelligence and Humanized Computing</text:p>
          </table:table-cell>
          <table:table-cell office:value-type="string" calcext:value-type="string">
            <text:p>Textile-based, contactless ECG monitoring for non-ICU clinical settings.</text:p>
          </table:table-cell>
          <table:table-cell table:number-columns-repeated="5"/>
          <table:table-cell office:value-type="string" calcext:value-type="string">
            <text:p>http://dblp.org/rec/journals/jaihc/ChamadiyaMWH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Noise Suppression in ECG Signals through Efficient One-Step Wavelet Processing Techniques.</text:p>
          </table:table-cell>
          <table:table-cell table:number-columns-repeated="5"/>
          <table:table-cell office:value-type="string" calcext:value-type="string">
            <text:p>http://dblp.org/rec/journals/jam/CastilloMGMPP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J. Digital Imaging</text:p>
          </table:table-cell>
          <table:table-cell office:value-type="string" calcext:value-type="string">
            <text:p>The Clinical Application of a PACS-Dependent 12-Lead ECG and Image Information System in E-Medicine and Telemedicine.</text:p>
          </table:table-cell>
          <table:table-cell table:number-columns-repeated="5"/>
          <table:table-cell office:value-type="string" calcext:value-type="string">
            <text:p>http://dblp.org/rec/journals/jdi/HsiehL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Performance Analysis of Multiscale Entropy for the Assessment of ECG Signal Quality.</text:p>
          </table:table-cell>
          <table:table-cell table:number-columns-repeated="5"/>
          <table:table-cell office:value-type="string" calcext:value-type="string">
            <text:p>http://dblp.org/rec/journals/jece/ZhangWLL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J. Intell. Inf. Syst.</text:p>
          </table:table-cell>
          <table:table-cell office:value-type="string" calcext:value-type="string">
            <text:p>Fiducial feature reduction analysis for electrocardiogram (ECG) based biometric recognition.</text:p>
          </table:table-cell>
          <table:table-cell table:number-columns-repeated="5"/>
          <table:table-cell office:value-type="string" calcext:value-type="string">
            <text:p>http://dblp.org/rec/journals/jiis/TantawiRST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JETC</text:p>
          </table:table-cell>
          <table:table-cell office:value-type="string" calcext:value-type="string">
            <text:p>Nonvolatile Memories as the Data Storage System for Implantable ECG Recorder.</text:p>
          </table:table-cell>
          <table:table-cell table:number-columns-repeated="5"/>
          <table:table-cell office:value-type="string" calcext:value-type="string">
            <text:p>http://dblp.org/rec/journals/jetc/SunCZLC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JIPS</text:p>
          </table:table-cell>
          <table:table-cell office:value-type="string" calcext:value-type="string">
            <text:p>ECG Denoising by Modeling Wavelet Sub-Band Coefficients using Kernel Density Estimation.</text:p>
          </table:table-cell>
          <table:table-cell table:number-columns-repeated="5"/>
          <table:table-cell office:value-type="string" calcext:value-type="string">
            <text:p>http://dblp.org/rec/journals/jips/ArdhapurkarMG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JNIT</text:p>
          </table:table-cell>
          <table:table-cell office:value-type="string" calcext:value-type="string">
            <text:p>A Modified Run-Length Coding for the Realization of Wavelet-based ECG Data Compression System.</text:p>
          </table:table-cell>
          <table:table-cell table:number-columns-repeated="5"/>
          <table:table-cell office:value-type="string" calcext:value-type="string">
            <text:p>http://dblp.org/rec/journals/jnit/LeeHWK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Journal of Decision Systems</text:p>
          </table:table-cell>
          <table:table-cell office:value-type="string" calcext:value-type="string">
            <text:p>Enhanced approach for ECG classification based on wavelet transform and decision tree models.</text:p>
          </table:table-cell>
          <table:table-cell table:number-columns-repeated="5"/>
          <table:table-cell office:value-type="string" calcext:value-type="string">
            <text:p>http://dblp.org/rec/journals/jds/CharfiK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JSEA</text:p>
          </table:table-cell>
          <table:table-cell office:value-type="string" calcext:value-type="string">
            <text:p>Fetal ECG Extraction from Maternal Abdominal ECG Using Neural Network.</text:p>
          </table:table-cell>
          <table:table-cell table:number-columns-repeated="5"/>
          <table:table-cell office:value-type="string" calcext:value-type="string">
            <text:p>http://dblp.org/rec/journals/jsea/HasanIR0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JSW</text:p>
          </table:table-cell>
          <table:table-cell office:value-type="string" calcext:value-type="string">
            <text:p>Study of Hybrid Strategy for Ambulatory ECG Waveform Clustering.</text:p>
          </table:table-cell>
          <table:table-cell table:number-columns-repeated="5"/>
          <table:table-cell office:value-type="string" calcext:value-type="string">
            <text:p>http://dblp.org/rec/journals/jsw/ZhengY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KES-AMSTA</text:p>
          </table:table-cell>
          <table:table-cell office:value-type="string" calcext:value-type="string">
            <text:p>Multi-agent Power Management System for ZigBee Based Portable Embedded ECG Wireless Monitoring Device with LabView Application.</text:p>
          </table:table-cell>
          <table:table-cell table:number-columns-repeated="5"/>
          <table:table-cell office:value-type="string" calcext:value-type="string">
            <text:p>http://dblp.org/rec/conf/kesamsta/SostaricHH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Knowl.-Based Syst.</text:p>
          </table:table-cell>
          <table:table-cell office:value-type="string" calcext:value-type="string">
            <text:p>Characterization of ECG beats from cardiac arrhythmia using discrete cosine transform in PCA framework.</text:p>
          </table:table-cell>
          <table:table-cell table:number-columns-repeated="5"/>
          <table:table-cell office:value-type="string" calcext:value-type="string">
            <text:p>http://dblp.org/rec/journals/kbs/MartisALS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Adaptive Abnormality Detection on ECG Signal by Utilizing FLAC Features.</text:p>
          </table:table-cell>
          <table:table-cell table:number-columns-repeated="5"/>
          <table:table-cell office:value-type="string" calcext:value-type="string">
            <text:p>http://dblp.org/rec/conf/lion/YeKHO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LSMS/ICSEE</text:p>
          </table:table-cell>
          <table:table-cell office:value-type="string" calcext:value-type="string">
            <text:p>The Time-Frequency Analysis of Abnormal ECG Signals.</text:p>
          </table:table-cell>
          <table:table-cell table:number-columns-repeated="5"/>
          <table:table-cell office:value-type="string" calcext:value-type="string">
            <text:p>http://dblp.org/rec/conf/lsms/SongY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Mathematical and Computer Modelling</text:p>
          </table:table-cell>
          <table:table-cell office:value-type="string" calcext:value-type="string">
            <text:p>A computational framework based on behavioural modelling: Application to the matching of electrocardiogram (ECG) recordings.</text:p>
          </table:table-cell>
          <table:table-cell table:number-columns-repeated="5"/>
          <table:table-cell office:value-type="string" calcext:value-type="string">
            <text:p>http://dblp.org/rec/journals/mcm/PontMC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Medical Image Analysis</text:p>
          </table:table-cell>
          <table:table-cell office:value-type="string" calcext:value-type="string">
            <text:p>Data-driven estimation of cardiac electrical diffusivity from 12-lead ECG signals.</text:p>
          </table:table-cell>
          <table:table-cell table:number-columns-repeated="5"/>
          <table:table-cell office:value-type="string" calcext:value-type="string">
            <text:p>http://dblp.org/rec/journals/mia/ZettinigMNGRSKSAHSKMNKC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M&amp;Sec</text:p>
          </table:table-cell>
          <table:table-cell office:value-type="string" calcext:value-type="string">
            <text:p>Privacy preserving ECG quality evaluation.</text:p>
          </table:table-cell>
          <table:table-cell table:number-columns-repeated="5"/>
          <table:table-cell office:value-type="string" calcext:value-type="string">
            <text:p>http://dblp.org/rec/conf/mmsec/LazzerettiGB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MMSP</text:p>
          </table:table-cell>
          <table:table-cell office:value-type="string" calcext:value-type="string">
            <text:p>ECG data compression based on wave atom transform.</text:p>
          </table:table-cell>
          <table:table-cell table:number-columns-repeated="5"/>
          <table:table-cell office:value-type="string" calcext:value-type="string">
            <text:p>http://dblp.org/rec/conf/mmsp/XuZ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Mobile Data Management</text:p>
          </table:table-cell>
          <table:table-cell office:value-type="string" calcext:value-type="string">
            <text:p>RA-SAX: Resource-Aware Symbolic Aggregate Approximation for Mobile ECG Analysis.</text:p>
          </table:table-cell>
          <table:table-cell table:number-columns-repeated="5"/>
          <table:table-cell office:value-type="string" calcext:value-type="string">
            <text:p>http://dblp.org/rec/conf/mdm/TayebiKWSG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MOBILIGHT</text:p>
          </table:table-cell>
          <table:table-cell office:value-type="string" calcext:value-type="string">
            <text:p>Measurement and Visualization of ECG on Mobile Monitoring Stations of Biotelemetric User Adaptive System.</text:p>
          </table:table-cell>
          <table:table-cell table:number-columns-repeated="5"/>
          <table:table-cell office:value-type="string" calcext:value-type="string">
            <text:p>http://dblp.org/rec/conf/mobilight/JanckulikMK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Fault Diagnosing ECG in Body Sensor Networks Based on Hidden Markov Model.</text:p>
          </table:table-cell>
          <table:table-cell table:number-columns-repeated="5"/>
          <table:table-cell office:value-type="string" calcext:value-type="string">
            <text:p>http://dblp.org/rec/conf/msn/ZhangL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Multimedia Information Retrieval</text:p>
          </table:table-cell>
          <table:table-cell office:value-type="string" calcext:value-type="string">
            <text:p>Combinatorial ECG analysis for mobile devices.</text:p>
          </table:table-cell>
          <table:table-cell table:number-columns-repeated="5"/>
          <table:table-cell office:value-type="string" calcext:value-type="string">
            <text:p>http://dblp.org/rec/conf/mir/IliopoulosM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NetMAHIB</text:p>
          </table:table-cell>
          <table:table-cell office:value-type="string" calcext:value-type="string">
            <text:p>Denoising of weak ECG signals by using wavelet analysis and fuzzy thresholding.</text:p>
          </table:table-cell>
          <table:table-cell table:number-columns-repeated="5"/>
          <table:table-cell office:value-type="string" calcext:value-type="string">
            <text:p>http://dblp.org/rec/journals/netmahib/UstundagGSA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A parallel genetic algorithm for adaptive hardware and its application to ECG signal classification.</text:p>
          </table:table-cell>
          <table:table-cell table:number-columns-repeated="5"/>
          <table:table-cell office:value-type="string" calcext:value-type="string">
            <text:p>http://dblp.org/rec/journals/nca/JewajindaC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etecting Malicious Temporal Alterations of ECG Signals in Body Sensor Networks.</text:p>
          </table:table-cell>
          <table:table-cell table:number-columns-repeated="5"/>
          <table:table-cell office:value-type="string" calcext:value-type="string">
            <text:p>http://dblp.org/rec/conf/nss/CaiV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KDD Workshops</text:p>
          </table:table-cell>
          <table:table-cell office:value-type="string" calcext:value-type="string">
            <text:p>Myocardial Infarction Classification by Morphological Feature Extraction from Big 12-Lead ECG Data.</text:p>
          </table:table-cell>
          <table:table-cell table:number-columns-repeated="5"/>
          <table:table-cell office:value-type="string" calcext:value-type="string">
            <text:p>http://dblp.org/rec/conf/pakdd/WengLCC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nhellenic Conference on Informatics</text:p>
          </table:table-cell>
          <table:table-cell office:value-type="string" calcext:value-type="string">
            <text:p>Patriot: delivering instant heart observation with a miniature wearable ECG and cloud platform.</text:p>
          </table:table-cell>
          <table:table-cell table:number-columns-repeated="5"/>
          <table:table-cell office:value-type="string" calcext:value-type="string">
            <text:p>http://dblp.org/rec/conf/pci/AntoniouVCKAK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Multimodal biometric system combining ECG and sound signals.</text:p>
          </table:table-cell>
          <table:table-cell table:number-columns-repeated="5"/>
          <table:table-cell office:value-type="string" calcext:value-type="string">
            <text:p>http://dblp.org/rec/journals/prl/BugdolM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PhyCS (Selected</text:p>
          </table:table-cell>
          <table:table-cell office:value-type="string" calcext:value-type="string">
            <text:p>Paper-Based Inkjet Electrodes - Experimental Study for ECG Applications.</text:p>
          </table:table-cell>
          <table:table-cell table:number-columns-repeated="5"/>
          <table:table-cell office:value-type="string" calcext:value-type="string">
            <text:p>http://dblp.org/rec/conf/phycs/AlvesMSLFF14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LoS Computational Biology</text:p>
          </table:table-cell>
          <table:table-cell office:value-type="string" calcext:value-type="string">
            <text:p>A New Algorithm to Diagnose Atrial Ectopic Origin from Multi Lead ECG Systems - Insights from 3D Virtual Human Atria and Torso.</text:p>
          </table:table-cell>
          <table:table-cell table:number-columns-repeated="5"/>
          <table:table-cell office:value-type="string" calcext:value-type="string">
            <text:p>http://dblp.org/rec/journals/ploscb/AldayCLBHWHZ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PReMI</text:p>
          </table:table-cell>
          <table:table-cell office:value-type="string" calcext:value-type="string">
            <text:p>A Composite Wavelets and Morphology Approach for ECG Noise Filtering.</text:p>
          </table:table-cell>
          <table:table-cell table:number-columns-repeated="5"/>
          <table:table-cell office:value-type="string" calcext:value-type="string">
            <text:p>http://dblp.org/rec/conf/premi/BhatejaUMVLV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ersonal Identification and Authentication based on One-lead ECG using Ziv-Merhav Cross Parsing.</text:p>
          </table:table-cell>
          <table:table-cell table:number-columns-repeated="5"/>
          <table:table-cell office:value-type="string" calcext:value-type="string">
            <text:p>http://dblp.org/rec/conf/pris/CoutinhoFF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Proceedings of the IEEE</text:p>
          </table:table-cell>
          <table:table-cell office:value-type="string" calcext:value-type="string">
            <text:p>Techniques for Ventricular Repolarization Instability Assessment From the ECG.</text:p>
          </table:table-cell>
          <table:table-cell table:number-columns-repeated="5"/>
          <table:table-cell office:value-type="string" calcext:value-type="string">
            <text:p>http://dblp.org/rec/journals/pieee/LagunaCP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RO-MAN</text:p>
          </table:table-cell>
          <table:table-cell office:value-type="string" calcext:value-type="string">
            <text:p>A real-time EMG/ECG monitoring system over the internet.</text:p>
          </table:table-cell>
          <table:table-cell table:number-columns-repeated="5"/>
          <table:table-cell office:value-type="string" calcext:value-type="string">
            <text:p>http://dblp.org/rec/conf/ro-man/KobayashiT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Resource-aware ECG analysis on mobile devices.</text:p>
          </table:table-cell>
          <table:table-cell table:number-columns-repeated="5"/>
          <table:table-cell office:value-type="string" calcext:value-type="string">
            <text:p>http://dblp.org/rec/conf/sac/SinhaTKWG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SCIENCE CHINA Information Sciences</text:p>
          </table:table-cell>
          <table:table-cell office:value-type="string" calcext:value-type="string">
            <text:p>A low-complexity ECG processing algorithm based on the Haar wavelet transform for portable health-care devices.</text:p>
          </table:table-cell>
          <table:table-cell table:number-columns-repeated="5"/>
          <table:table-cell office:value-type="string" calcext:value-type="string">
            <text:p>http://dblp.org/rec/journals/chinaf/LiLZ0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CSE</text:p>
          </table:table-cell>
          <table:table-cell office:value-type="string" calcext:value-type="string">
            <text:p>Impulsive Noise Cancellation of ECG signal based on SSRLS.</text:p>
          </table:table-cell>
          <table:table-cell table:number-columns-repeated="5"/>
          <table:table-cell office:value-type="string" calcext:value-type="string">
            <text:p>http://dblp.org/rec/conf/scse/MirzaKAS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enSys</text:p>
          </table:table-cell>
          <table:table-cell office:value-type="string" calcext:value-type="string">
            <text:p>HeartSense: estimating blood pressure and ECG from photoplethysmograph using smart phones.</text:p>
          </table:table-cell>
          <table:table-cell table:number-columns-repeated="5"/>
          <table:table-cell office:value-type="string" calcext:value-type="string">
            <text:p>http://dblp.org/rec/conf/sensys/ChoudhuryVBSPBK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ETN</text:p>
          </table:table-cell>
          <table:table-cell office:value-type="string" calcext:value-type="string">
            <text:p>Online Seizure Detection from EEG and ECG Signals for Monitoring of Epileptic Patients.</text:p>
          </table:table-cell>
          <table:table-cell table:number-columns-repeated="5"/>
          <table:table-cell office:value-type="string" calcext:value-type="string">
            <text:p>http://dblp.org/rec/conf/setn/MporasTZKM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SIGARCH Computer Architecture News</text:p>
          </table:table-cell>
          <table:table-cell office:value-type="string" calcext:value-type="string">
            <text:p>A new non-exact Aho-Corasick framework for ECG classification.</text:p>
          </table:table-cell>
          <table:table-cell table:number-columns-repeated="5"/>
          <table:table-cell office:value-type="string" calcext:value-type="string">
            <text:p>http://dblp.org/rec/journals/sigarch/TsengZHLPIW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IGMAP</text:p>
          </table:table-cell>
          <table:table-cell office:value-type="string" calcext:value-type="string">
            <text:p>Compressed Domain ECG Biometric Identification using JPEG2000.</text:p>
          </table:table-cell>
          <table:table-cell table:number-columns-repeated="5"/>
          <table:table-cell office:value-type="string" calcext:value-type="string">
            <text:p>http://dblp.org/rec/conf/sigmap/WuWC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IMBAD</text:p>
          </table:table-cell>
          <table:table-cell office:value-type="string" calcext:value-type="string">
            <text:p>Introducing Negative Evidence in Ensemble Clustering Application in Automatic ECG Analysis.</text:p>
          </table:table-cell>
          <table:table-cell table:number-columns-repeated="5"/>
          <table:table-cell office:value-type="string" calcext:value-type="string">
            <text:p>http://dblp.org/rec/conf/simbad/MarquezFOGF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Simula Research Laboratory</text:p>
          </table:table-cell>
          <table:table-cell office:value-type="string" calcext:value-type="string">
            <text:p>Can ECG Recordings and Mathematics tell the Condition of Your Heart?</text:p>
          </table:table-cell>
          <table:table-cell table:number-columns-repeated="5"/>
          <table:table-cell office:value-type="string" calcext:value-type="string">
            <text:p>http://dblp.org/rec/books/daglib/p/NielsenLGMTTHAF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Orientation invariant ECG-based stethoscope tracking for heart auscultation training on augmented standardized patients.</text:p>
          </table:table-cell>
          <table:table-cell table:number-columns-repeated="5"/>
          <table:table-cell office:value-type="string" calcext:value-type="string">
            <text:p>http://dblp.org/rec/journals/simulation/KidaneCLMH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NPD</text:p>
          </table:table-cell>
          <table:table-cell office:value-type="string" calcext:value-type="string">
            <text:p>Heartbeat Recognition from ECG Signals Using Hidden Markov Model with Adaptive Features.</text:p>
          </table:table-cell>
          <table:table-cell table:number-columns-repeated="5"/>
          <table:table-cell office:value-type="string" calcext:value-type="string">
            <text:p>http://dblp.org/rec/conf/snpd/PanWKC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SocialCom</text:p>
          </table:table-cell>
          <table:table-cell office:value-type="string" calcext:value-type="string">
            <text:p>Intelligent Systems to Autonomously Classify Several Arrhythmia Using Information from ECG.</text:p>
          </table:table-cell>
          <table:table-cell table:number-columns-repeated="5"/>
          <table:table-cell office:value-type="string" calcext:value-type="string">
            <text:p>http://dblp.org/rec/conf/socialcom/ValenzuelaRHGBRTPR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TACOM</text:p>
          </table:table-cell>
          <table:table-cell office:value-type="string" calcext:value-type="string">
            <text:p>Estimation of Regional Electrical Properties of the Heart from 12-Lead ECG and Images.</text:p>
          </table:table-cell>
          <table:table-cell table:number-columns-repeated="5"/>
          <table:table-cell office:value-type="string" calcext:value-type="string">
            <text:p>http://dblp.org/rec/conf/miccai/SeegererMJNGKKASHKMC1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T. Affective Computing</text:p>
          </table:table-cell>
          <table:table-cell office:value-type="string" calcext:value-type="string">
            <text:p>ECG Pattern Analysis for Emotion Detection.</text:p>
          </table:table-cell>
          <table:table-cell table:number-columns-repeated="5"/>
          <table:table-cell office:value-type="string" calcext:value-type="string">
            <text:p>http://dblp.org/rec/journals/taffco/AgrafiotiHA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T. Mass-Data Analysis of Images and Signals</text:p>
          </table:table-cell>
          <table:table-cell office:value-type="string" calcext:value-type="string">
            <text:p>Microcanonical Processing Methodology for ECG and Intracardial Potential: Application to Atrial Fibrillation.</text:p>
          </table:table-cell>
          <table:table-cell table:number-columns-repeated="5"/>
          <table:table-cell office:value-type="string" calcext:value-type="string">
            <text:p>http://dblp.org/rec/journals/mda/PontHYDH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T. Rough Sets</text:p>
          </table:table-cell>
          <table:table-cell office:value-type="string" calcext:value-type="string">
            <text:p>Predicting the Presence of Serious Coronary Artery Disease Based on 24 Hour Holter ECG Monitoring.</text:p>
          </table:table-cell>
          <table:table-cell table:number-columns-repeated="5"/>
          <table:table-cell office:value-type="string" calcext:value-type="string">
            <text:p>http://dblp.org/rec/journals/trs/BazanBPBSD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Telecommunication Systems</text:p>
          </table:table-cell>
          <table:table-cell office:value-type="string" calcext:value-type="string">
            <text:p>Genetic algorithm and wavelet hybrid scheme for ECG signal denoising.</text:p>
          </table:table-cell>
          <table:table-cell table:number-columns-repeated="5"/>
          <table:table-cell office:value-type="string" calcext:value-type="string">
            <text:p>http://dblp.org/rec/journals/telsys/El-Dahshan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Transactions of the SDPS</text:p>
          </table:table-cell>
          <table:table-cell office:value-type="string" calcext:value-type="string">
            <text:p>Visual Analysis of a cardiovascular System Based on ECG and ABP signals using Evolvable Hardware Design.</text:p>
          </table:table-cell>
          <table:table-cell table:number-columns-repeated="5"/>
          <table:table-cell office:value-type="string" calcext:value-type="string">
            <text:p>http://dblp.org/rec/journals/jid/XiongSTTV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USAB</text:p>
          </table:table-cell>
          <table:table-cell office:value-type="string" calcext:value-type="string">
            <text:p>Clinical Data Privacy and Customization via Biometrics Based on ECG Signals.</text:p>
          </table:table-cell>
          <table:table-cell table:number-columns-repeated="5"/>
          <table:table-cell office:value-type="string" calcext:value-type="string">
            <text:p>http://dblp.org/rec/conf/usab/SilvaLFF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VDAT</text:p>
          </table:table-cell>
          <table:table-cell office:value-type="string" calcext:value-type="string">
            <text:p>MAC based FIR filter: A novel approach for low-power real-time de-noising of ECG signals.</text:p>
          </table:table-cell>
          <table:table-cell table:number-columns-repeated="5"/>
          <table:table-cell office:value-type="string" calcext:value-type="string">
            <text:p>http://dblp.org/rec/conf/vdat/KaurMD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VLSI-SoC</text:p>
          </table:table-cell>
          <table:table-cell office:value-type="string" calcext:value-type="string">
            <text:p>Integrating wearable low power CMOS ECG acquisition SoC with decision making system for WSBN applications.</text:p>
          </table:table-cell>
          <table:table-cell table:number-columns-repeated="5"/>
          <table:table-cell office:value-type="string" calcext:value-type="string">
            <text:p>http://dblp.org/rec/conf/vlsi/PandiyanMJS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VTC Fall</text:p>
          </table:table-cell>
          <table:table-cell office:value-type="string" calcext:value-type="string">
            <text:p>Measurements Campaign for Interference Estimation and Performance Assessment of a Wireless ECG Remote Monitoring Prototype in a City Hospital.</text:p>
          </table:table-cell>
          <table:table-cell table:number-columns-repeated="5"/>
          <table:table-cell office:value-type="string" calcext:value-type="string">
            <text:p>http://dblp.org/rec/conf/vtc/Mucchi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WISES</text:p>
          </table:table-cell>
          <table:table-cell office:value-type="string" calcext:value-type="string">
            <text:p>Clinical application of the Segmented-Beat Modulation Method for fetal ECG extraction.</text:p>
          </table:table-cell>
          <table:table-cell table:number-columns-repeated="5"/>
          <table:table-cell office:value-type="string" calcext:value-type="string">
            <text:p>http://dblp.org/rec/conf/wises/AgostinelliFNB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blp_ecg.A1:dblp_ecg.K100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00/00/00</text:date>, <text:time style:data-style-name="N2" text:time-value="19:58:56.214283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21:37:01.228189007</dc:date>
    <meta:editing-duration>PT30M15S</meta:editing-duration>
    <meta:editing-cycles>13</meta:editing-cycles>
    <meta:generator>LibreOffice/5.1.0.3$Linux_X86_64 LibreOffice_project/10m0$Build-3</meta:generator>
    <meta:document-statistic meta:table-count="1" meta:cell-count="5287" meta:object-count="0"/>
  </office:meta>
</office:document-meta>
</file>